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83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8717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5181in"/>
    </style:style>
    <style:style style:name="co7" style:family="table-column">
      <style:table-column-properties fo:break-before="auto" style:column-width="0.1717in"/>
    </style:style>
    <style:style style:name="co8" style:family="table-column">
      <style:table-column-properties fo:break-before="auto" style:column-width="1.5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2"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mmary_CustomParamet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TargetColumn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SampleSplit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1" calcext:value-type="float">
            <text:p>1</text:p>
          </table:table-cell>
          <table:table-cell office:value-type="float" office:value="73.3044272899983" calcext:value-type="float">
            <text:p>73.3044272899983</text:p>
          </table:table-cell>
          <table:table-cell office:value-type="float" office:value="73.2042222029992" calcext:value-type="float">
            <text:p>73.2042222029992</text:p>
          </table:table-cell>
          <table:table-cell office:value-type="float" office:value="73.6888151408027" calcext:value-type="float">
            <text:p>73.6888151408027</text:p>
          </table:table-cell>
          <table:table-cell office:value-type="float" office:value="73.388811279031" calcext:value-type="float">
            <text:p>73.388811279031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2" calcext:value-type="float">
            <text:p>2</text:p>
          </table:table-cell>
          <table:table-cell office:value-type="float" office:value="70.6635403891013" calcext:value-type="float">
            <text:p>70.6635403891013</text:p>
          </table:table-cell>
          <table:table-cell office:value-type="float" office:value="78.2461283462128" calcext:value-type="float">
            <text:p>78.2461283462128</text:p>
          </table:table-cell>
          <table:table-cell office:value-type="float" office:value="57.3431450352308" calcext:value-type="float">
            <text:p>57.3431450352308</text:p>
          </table:table-cell>
          <table:table-cell office:value-type="float" office:value="66.0949376213563" calcext:value-type="float">
            <text:p>66.0949376213563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3" calcext:value-type="float">
            <text:p>3</text:p>
          </table:table-cell>
          <table:table-cell office:value-type="float" office:value="71.7249056104658" calcext:value-type="float">
            <text:p>71.7249056104658</text:p>
          </table:table-cell>
          <table:table-cell office:value-type="float" office:value="70.7521263953932" calcext:value-type="float">
            <text:p>70.7521263953932</text:p>
          </table:table-cell>
          <table:table-cell office:value-type="float" office:value="74.2242983911695" calcext:value-type="float">
            <text:p>74.2242983911695</text:p>
          </table:table-cell>
          <table:table-cell office:value-type="float" office:value="72.3955111670537" calcext:value-type="float">
            <text:p>72.3955111670537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4" calcext:value-type="float">
            <text:p>4</text:p>
          </table:table-cell>
          <table:table-cell office:value-type="float" office:value="70.7776615443811" calcext:value-type="float">
            <text:p>70.7776615443811</text:p>
          </table:table-cell>
          <table:table-cell office:value-type="float" office:value="74.7842374888878" calcext:value-type="float">
            <text:p>74.7842374888878</text:p>
          </table:table-cell>
          <table:table-cell office:value-type="float" office:value="62.8171849072939" calcext:value-type="float">
            <text:p>62.8171849072939</text:p>
          </table:table-cell>
          <table:table-cell office:value-type="float" office:value="68.2048108955825" calcext:value-type="float">
            <text:p>68.2048108955825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5" calcext:value-type="float">
            <text:p>5</text:p>
          </table:table-cell>
          <table:table-cell office:value-type="float" office:value="70.5689885289662" calcext:value-type="float">
            <text:p>70.5689885289662</text:p>
          </table:table-cell>
          <table:table-cell office:value-type="float" office:value="69.711853925582" calcext:value-type="float">
            <text:p>69.711853925582</text:p>
          </table:table-cell>
          <table:table-cell office:value-type="float" office:value="72.9056465382488" calcext:value-type="float">
            <text:p>72.9056465382488</text:p>
          </table:table-cell>
          <table:table-cell office:value-type="float" office:value="71.2276037156684" calcext:value-type="float">
            <text:p>71.2276037156684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6" calcext:value-type="float">
            <text:p>6</text:p>
          </table:table-cell>
          <table:table-cell office:value-type="float" office:value="69.9627191400332" calcext:value-type="float">
            <text:p>69.9627191400332</text:p>
          </table:table-cell>
          <table:table-cell office:value-type="float" office:value="72.8280745800925" calcext:value-type="float">
            <text:p>72.8280745800925</text:p>
          </table:table-cell>
          <table:table-cell office:value-type="float" office:value="63.798258903879" calcext:value-type="float">
            <text:p>63.798258903879</text:p>
          </table:table-cell>
          <table:table-cell office:value-type="float" office:value="67.9453486564994" calcext:value-type="float">
            <text:p>67.9453486564994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7" calcext:value-type="float">
            <text:p>7</text:p>
          </table:table-cell>
          <table:table-cell office:value-type="float" office:value="70.0312447394368" calcext:value-type="float">
            <text:p>70.0312447394368</text:p>
          </table:table-cell>
          <table:table-cell office:value-type="float" office:value="69.3011751701699" calcext:value-type="float">
            <text:p>69.3011751701699</text:p>
          </table:table-cell>
          <table:table-cell office:value-type="float" office:value="72.0407257773609" calcext:value-type="float">
            <text:p>72.0407257773609</text:p>
          </table:table-cell>
          <table:table-cell office:value-type="float" office:value="70.5951767121687" calcext:value-type="float">
            <text:p>70.5951767121687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8" calcext:value-type="float">
            <text:p>8</text:p>
          </table:table-cell>
          <table:table-cell office:value-type="float" office:value="70.3203051727869" calcext:value-type="float">
            <text:p>70.3203051727869</text:p>
          </table:table-cell>
          <table:table-cell office:value-type="float" office:value="72.4362158131505" calcext:value-type="float">
            <text:p>72.4362158131505</text:p>
          </table:table-cell>
          <table:table-cell office:value-type="float" office:value="65.7195849265325" calcext:value-type="float">
            <text:p>65.7195849265325</text:p>
          </table:table-cell>
          <table:table-cell office:value-type="float" office:value="68.8449021432472" calcext:value-type="float">
            <text:p>68.8449021432472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9" calcext:value-type="float">
            <text:p>9</text:p>
          </table:table-cell>
          <table:table-cell office:value-type="float" office:value="70.4094341437607" calcext:value-type="float">
            <text:p>70.4094341437607</text:p>
          </table:table-cell>
          <table:table-cell office:value-type="float" office:value="69.5486109973808" calcext:value-type="float">
            <text:p>69.5486109973808</text:p>
          </table:table-cell>
          <table:table-cell office:value-type="float" office:value="72.753216458649" calcext:value-type="float">
            <text:p>72.753216458649</text:p>
          </table:table-cell>
          <table:table-cell office:value-type="float" office:value="71.0597788009627" calcext:value-type="float">
            <text:p>71.0597788009627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10" calcext:value-type="float">
            <text:p>10</text:p>
          </table:table-cell>
          <table:table-cell office:value-type="float" office:value="70.4748635259601" calcext:value-type="float">
            <text:p>70.4748635259601</text:p>
          </table:table-cell>
          <table:table-cell office:value-type="float" office:value="71.9061384706777" calcext:value-type="float">
            <text:p>71.9061384706777</text:p>
          </table:table-cell>
          <table:table-cell office:value-type="float" office:value="67.3391770675517" calcext:value-type="float">
            <text:p>67.3391770675517</text:p>
          </table:table-cell>
          <table:table-cell office:value-type="float" office:value="69.4764674049946" calcext:value-type="float">
            <text:p>69.4764674049946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11" calcext:value-type="float">
            <text:p>11</text:p>
          </table:table-cell>
          <table:table-cell office:value-type="float" office:value="70.6043214775269" calcext:value-type="float">
            <text:p>70.6043214775269</text:p>
          </table:table-cell>
          <table:table-cell office:value-type="float" office:value="69.6022609885515" calcext:value-type="float">
            <text:p>69.6022609885515</text:p>
          </table:table-cell>
          <table:table-cell office:value-type="float" office:value="73.3273813818147" calcext:value-type="float">
            <text:p>73.3273813818147</text:p>
          </table:table-cell>
          <table:table-cell office:value-type="float" office:value="71.3605665967857" calcext:value-type="float">
            <text:p>71.3605665967857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12" calcext:value-type="float">
            <text:p>12</text:p>
          </table:table-cell>
          <table:table-cell office:value-type="float" office:value="70.8840451626867" calcext:value-type="float">
            <text:p>70.8840451626867</text:p>
          </table:table-cell>
          <table:table-cell office:value-type="float" office:value="71.8470893025256" calcext:value-type="float">
            <text:p>71.8470893025256</text:p>
          </table:table-cell>
          <table:table-cell office:value-type="float" office:value="68.8240025972152" calcext:value-type="float">
            <text:p>68.8240025972152</text:p>
          </table:table-cell>
          <table:table-cell office:value-type="float" office:value="70.2376794465062" calcext:value-type="float">
            <text:p>70.2376794465062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13" calcext:value-type="float">
            <text:p>13</text:p>
          </table:table-cell>
          <table:table-cell office:value-type="float" office:value="71.0023086357406" calcext:value-type="float">
            <text:p>71.0023086357406</text:p>
          </table:table-cell>
          <table:table-cell office:value-type="float" office:value="69.8037739544401" calcext:value-type="float">
            <text:p>69.8037739544401</text:p>
          </table:table-cell>
          <table:table-cell office:value-type="float" office:value="74.1840175071544" calcext:value-type="float">
            <text:p>74.1840175071544</text:p>
          </table:table-cell>
          <table:table-cell office:value-type="float" office:value="71.8754982623594" calcext:value-type="float">
            <text:p>71.8754982623594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14" calcext:value-type="float">
            <text:p>14</text:p>
          </table:table-cell>
          <table:table-cell office:value-type="float" office:value="70.7284346968713" calcext:value-type="float">
            <text:p>70.7284346968713</text:p>
          </table:table-cell>
          <table:table-cell office:value-type="float" office:value="71.3705763886885" calcext:value-type="float">
            <text:p>71.3705763886885</text:p>
          </table:table-cell>
          <table:table-cell office:value-type="float" office:value="69.3716061852199" calcext:value-type="float">
            <text:p>69.3716061852199</text:p>
          </table:table-cell>
          <table:table-cell office:value-type="float" office:value="70.2946128741545" calcext:value-type="float">
            <text:p>70.2946128741545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15" calcext:value-type="float">
            <text:p>15</text:p>
          </table:table-cell>
          <table:table-cell office:value-type="float" office:value="70.7715051824063" calcext:value-type="float">
            <text:p>70.7715051824063</text:p>
          </table:table-cell>
          <table:table-cell office:value-type="float" office:value="69.5701189689617" calcext:value-type="float">
            <text:p>69.5701189689617</text:p>
          </table:table-cell>
          <table:table-cell office:value-type="float" office:value="74.0032104465767" calcext:value-type="float">
            <text:p>74.0032104465767</text:p>
          </table:table-cell>
          <table:table-cell office:value-type="float" office:value="71.6638279928479" calcext:value-type="float">
            <text:p>71.6638279928479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16" calcext:value-type="float">
            <text:p>16</text:p>
          </table:table-cell>
          <table:table-cell office:value-type="float" office:value="70.3329305244932" calcext:value-type="float">
            <text:p>70.3329305244932</text:p>
          </table:table-cell>
          <table:table-cell office:value-type="float" office:value="70.9845437286878" calcext:value-type="float">
            <text:p>70.9845437286878</text:p>
          </table:table-cell>
          <table:table-cell office:value-type="float" office:value="68.9298511410913" calcext:value-type="float">
            <text:p>68.9298511410913</text:p>
          </table:table-cell>
          <table:table-cell office:value-type="float" office:value="69.878773929179" calcext:value-type="float">
            <text:p>69.878773929179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17" calcext:value-type="float">
            <text:p>17</text:p>
          </table:table-cell>
          <table:table-cell office:value-type="float" office:value="70.5907582425511" calcext:value-type="float">
            <text:p>70.5907582425511</text:p>
          </table:table-cell>
          <table:table-cell office:value-type="float" office:value="69.5495928872299" calcext:value-type="float">
            <text:p>69.5495928872299</text:p>
          </table:table-cell>
          <table:table-cell office:value-type="float" office:value="73.4232017891927" calcext:value-type="float">
            <text:p>73.4232017891927</text:p>
          </table:table-cell>
          <table:table-cell office:value-type="float" office:value="71.3769771853235" calcext:value-type="float">
            <text:p>71.3769771853235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18" calcext:value-type="float">
            <text:p>18</text:p>
          </table:table-cell>
          <table:table-cell office:value-type="float" office:value="70.4675167736816" calcext:value-type="float">
            <text:p>70.4675167736816</text:p>
          </table:table-cell>
          <table:table-cell office:value-type="float" office:value="71.110262226429" calcext:value-type="float">
            <text:p>71.110262226429</text:p>
          </table:table-cell>
          <table:table-cell office:value-type="float" office:value="69.1168265877883" calcext:value-type="float">
            <text:p>69.1168265877883</text:p>
          </table:table-cell>
          <table:table-cell office:value-type="float" office:value="70.0332815489219" calcext:value-type="float">
            <text:p>70.0332815489219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19" calcext:value-type="float">
            <text:p>19</text:p>
          </table:table-cell>
          <table:table-cell office:value-type="float" office:value="70.6340511747589" calcext:value-type="float">
            <text:p>70.6340511747589</text:p>
          </table:table-cell>
          <table:table-cell office:value-type="float" office:value="69.6718045522151" calcext:value-type="float">
            <text:p>69.6718045522151</text:p>
          </table:table-cell>
          <table:table-cell office:value-type="float" office:value="73.2689079671981" calcext:value-type="float">
            <text:p>73.2689079671981</text:p>
          </table:table-cell>
          <table:table-cell office:value-type="float" office:value="71.3694792480577" calcext:value-type="float">
            <text:p>71.3694792480577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20" calcext:value-type="float">
            <text:p>20</text:p>
          </table:table-cell>
          <table:table-cell office:value-type="float" office:value="70.7534809898276" calcext:value-type="float">
            <text:p>70.7534809898276</text:p>
          </table:table-cell>
          <table:table-cell office:value-type="float" office:value="71.3601727772422" calcext:value-type="float">
            <text:p>71.3601727772422</text:p>
          </table:table-cell>
          <table:table-cell office:value-type="float" office:value="69.4978837505712" calcext:value-type="float">
            <text:p>69.4978837505712</text:p>
          </table:table-cell>
          <table:table-cell office:value-type="float" office:value="70.350736084175" calcext:value-type="float">
            <text:p>70.350736084175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21" calcext:value-type="float">
            <text:p>21</text:p>
          </table:table-cell>
          <table:table-cell office:value-type="float" office:value="70.6712598898588" calcext:value-type="float">
            <text:p>70.6712598898588</text:p>
          </table:table-cell>
          <table:table-cell office:value-type="float" office:value="69.8165344867184" calcext:value-type="float">
            <text:p>69.8165344867184</text:p>
          </table:table-cell>
          <table:table-cell office:value-type="float" office:value="73.000024048289" calcext:value-type="float">
            <text:p>73.000024048289</text:p>
          </table:table-cell>
          <table:table-cell office:value-type="float" office:value="71.3144006308603" calcext:value-type="float">
            <text:p>71.3144006308603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22" calcext:value-type="float">
            <text:p>22</text:p>
          </table:table-cell>
          <table:table-cell office:value-type="float" office:value="70.5979847533848" calcext:value-type="float">
            <text:p>70.5979847533848</text:p>
          </table:table-cell>
          <table:table-cell office:value-type="float" office:value="71.1708732910913" calcext:value-type="float">
            <text:p>71.1708732910913</text:p>
          </table:table-cell>
          <table:table-cell office:value-type="float" office:value="69.4057186831157" calcext:value-type="float">
            <text:p>69.4057186831157</text:p>
          </table:table-cell>
          <table:table-cell office:value-type="float" office:value="70.2103467262655" calcext:value-type="float">
            <text:p>70.2103467262655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23" calcext:value-type="float">
            <text:p>23</text:p>
          </table:table-cell>
          <table:table-cell office:value-type="float" office:value="70.6121251472958" calcext:value-type="float">
            <text:p>70.6121251472958</text:p>
          </table:table-cell>
          <table:table-cell office:value-type="float" office:value="69.8402318690349" calcext:value-type="float">
            <text:p>69.8402318690349</text:p>
          </table:table-cell>
          <table:table-cell office:value-type="float" office:value="72.7331722097973" calcext:value-type="float">
            <text:p>72.7331722097973</text:p>
          </table:table-cell>
          <table:table-cell office:value-type="float" office:value="71.1958566504897" calcext:value-type="float">
            <text:p>71.1958566504897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24" calcext:value-type="float">
            <text:p>24</text:p>
          </table:table-cell>
          <table:table-cell office:value-type="float" office:value="70.7656734723325" calcext:value-type="float">
            <text:p>70.7656734723325</text:p>
          </table:table-cell>
          <table:table-cell office:value-type="float" office:value="71.3053743503383" calcext:value-type="float">
            <text:p>71.3053743503383</text:p>
          </table:table-cell>
          <table:table-cell office:value-type="float" office:value="69.6547387153404" calcext:value-type="float">
            <text:p>69.6547387153404</text:p>
          </table:table-cell>
          <table:table-cell office:value-type="float" office:value="70.3996466636209" calcext:value-type="float">
            <text:p>70.3996466636209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25" calcext:value-type="float">
            <text:p>25</text:p>
          </table:table-cell>
          <table:table-cell office:value-type="float" office:value="70.7334848375538" calcext:value-type="float">
            <text:p>70.7334848375538</text:p>
          </table:table-cell>
          <table:table-cell office:value-type="float" office:value="70.0183244221836" calcext:value-type="float">
            <text:p>70.0183244221836</text:p>
          </table:table-cell>
          <table:table-cell office:value-type="float" office:value="72.688947406392" calcext:value-type="float">
            <text:p>72.688947406392</text:p>
          </table:table-cell>
          <table:table-cell office:value-type="float" office:value="71.2692303512229" calcext:value-type="float">
            <text:p>71.2692303512229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26" calcext:value-type="float">
            <text:p>26</text:p>
          </table:table-cell>
          <table:table-cell office:value-type="float" office:value="70.8960512709521" calcext:value-type="float">
            <text:p>70.8960512709521</text:p>
          </table:table-cell>
          <table:table-cell office:value-type="float" office:value="71.3298100964841" calcext:value-type="float">
            <text:p>71.3298100964841</text:p>
          </table:table-cell>
          <table:table-cell office:value-type="float" office:value="70.0480484813506" calcext:value-type="float">
            <text:p>70.0480484813506</text:p>
          </table:table-cell>
          <table:table-cell office:value-type="float" office:value="70.6205514248439" calcext:value-type="float">
            <text:p>70.6205514248439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27" calcext:value-type="float">
            <text:p>27</text:p>
          </table:table-cell>
          <table:table-cell office:value-type="float" office:value="70.8909951181974" calcext:value-type="float">
            <text:p>70.8909951181974</text:p>
          </table:table-cell>
          <table:table-cell office:value-type="float" office:value="70.1742810497061" calcext:value-type="float">
            <text:p>70.1742810497061</text:p>
          </table:table-cell>
          <table:table-cell office:value-type="float" office:value="72.8514296707789" calcext:value-type="float">
            <text:p>72.8514296707789</text:p>
          </table:table-cell>
          <table:table-cell office:value-type="float" office:value="71.428970301656" calcext:value-type="float">
            <text:p>71.428970301656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28" calcext:value-type="float">
            <text:p>28</text:p>
          </table:table-cell>
          <table:table-cell office:value-type="float" office:value="71.1638409927134" calcext:value-type="float">
            <text:p>71.1638409927134</text:p>
          </table:table-cell>
          <table:table-cell office:value-type="float" office:value="71.4994915278068" calcext:value-type="float">
            <text:p>71.4994915278068</text:p>
          </table:table-cell>
          <table:table-cell office:value-type="float" office:value="70.5556357165188" calcext:value-type="float">
            <text:p>70.5556357165188</text:p>
          </table:table-cell>
          <table:table-cell office:value-type="float" office:value="70.9605028611695" calcext:value-type="float">
            <text:p>70.9605028611695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29" calcext:value-type="float">
            <text:p>29</text:p>
          </table:table-cell>
          <table:table-cell office:value-type="float" office:value="70.9724286367025" calcext:value-type="float">
            <text:p>70.9724286367025</text:p>
          </table:table-cell>
          <table:table-cell office:value-type="float" office:value="70.1983267091538" calcext:value-type="float">
            <text:p>70.1983267091538</text:p>
          </table:table-cell>
          <table:table-cell office:value-type="float" office:value="73.0465454632903" calcext:value-type="float">
            <text:p>73.0465454632903</text:p>
          </table:table-cell>
          <table:table-cell office:value-type="float" office:value="71.5378587256572" calcext:value-type="float">
            <text:p>71.5378587256572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30" calcext:value-type="float">
            <text:p>30</text:p>
          </table:table-cell>
          <table:table-cell office:value-type="float" office:value="71.0978284395065" calcext:value-type="float">
            <text:p>71.0978284395065</text:p>
          </table:table-cell>
          <table:table-cell office:value-type="float" office:value="71.3162878283643" calcext:value-type="float">
            <text:p>71.3162878283643</text:p>
          </table:table-cell>
          <table:table-cell office:value-type="float" office:value="70.7284587451603" calcext:value-type="float">
            <text:p>70.7284587451603</text:p>
          </table:table-cell>
          <table:table-cell office:value-type="float" office:value="70.9615148427374" calcext:value-type="float">
            <text:p>70.9615148427374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31" calcext:value-type="float">
            <text:p>31</text:p>
          </table:table-cell>
          <table:table-cell office:value-type="float" office:value="70.9502861746387" calcext:value-type="float">
            <text:p>70.9502861746387</text:p>
          </table:table-cell>
          <table:table-cell office:value-type="float" office:value="70.1673066333403" calcext:value-type="float">
            <text:p>70.1673066333403</text:p>
          </table:table-cell>
          <table:table-cell office:value-type="float" office:value="73.0360123127239" calcext:value-type="float">
            <text:p>73.0360123127239</text:p>
          </table:table-cell>
          <table:table-cell office:value-type="float" office:value="71.5192090734713" calcext:value-type="float">
            <text:p>71.5192090734713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32" calcext:value-type="float">
            <text:p>32</text:p>
          </table:table-cell>
          <table:table-cell office:value-type="float" office:value="70.8942115768463" calcext:value-type="float">
            <text:p>70.8942115768463</text:p>
          </table:table-cell>
          <table:table-cell office:value-type="float" office:value="71.1130088910981" calcext:value-type="float">
            <text:p>71.1130088910981</text:p>
          </table:table-cell>
          <table:table-cell office:value-type="float" office:value="70.5196113796504" calcext:value-type="float">
            <text:p>70.5196113796504</text:p>
          </table:table-cell>
          <table:table-cell office:value-type="float" office:value="70.7579249975548" calcext:value-type="float">
            <text:p>70.7579249975548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33" calcext:value-type="float">
            <text:p>33</text:p>
          </table:table-cell>
          <table:table-cell office:value-type="float" office:value="70.6954765168458" calcext:value-type="float">
            <text:p>70.6954765168458</text:p>
          </table:table-cell>
          <table:table-cell office:value-type="float" office:value="69.9677309029228" calcext:value-type="float">
            <text:p>69.9677309029228</text:p>
          </table:table-cell>
          <table:table-cell office:value-type="float" office:value="72.6751196402376" calcext:value-type="float">
            <text:p>72.6751196402376</text:p>
          </table:table-cell>
          <table:table-cell office:value-type="float" office:value="71.2401321002442" calcext:value-type="float">
            <text:p>71.2401321002442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34" calcext:value-type="float">
            <text:p>34</text:p>
          </table:table-cell>
          <table:table-cell office:value-type="float" office:value="70.6643460067816" calcext:value-type="float">
            <text:p>70.6643460067816</text:p>
          </table:table-cell>
          <table:table-cell office:value-type="float" office:value="70.8163413506482" calcext:value-type="float">
            <text:p>70.8163413506482</text:p>
          </table:table-cell>
          <table:table-cell office:value-type="float" office:value="70.4294302960344" calcext:value-type="float">
            <text:p>70.4294302960344</text:p>
          </table:table-cell>
          <table:table-cell office:value-type="float" office:value="70.5671205467155" calcext:value-type="float">
            <text:p>70.5671205467155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35" calcext:value-type="float">
            <text:p>35</text:p>
          </table:table-cell>
          <table:table-cell office:value-type="float" office:value="70.5208679027487" calcext:value-type="float">
            <text:p>70.5208679027487</text:p>
          </table:table-cell>
          <table:table-cell office:value-type="float" office:value="69.8504120237724" calcext:value-type="float">
            <text:p>69.8504120237724</text:p>
          </table:table-cell>
          <table:table-cell office:value-type="float" office:value="72.3861914724767" calcext:value-type="float">
            <text:p>72.3861914724767</text:p>
          </table:table-cell>
          <table:table-cell office:value-type="float" office:value="71.0409442794988" calcext:value-type="float">
            <text:p>71.0409442794988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36" calcext:value-type="float">
            <text:p>36</text:p>
          </table:table-cell>
          <table:table-cell office:value-type="float" office:value="70.5299822042662" calcext:value-type="float">
            <text:p>70.5299822042662</text:p>
          </table:table-cell>
          <table:table-cell office:value-type="float" office:value="70.6481030077051" calcext:value-type="float">
            <text:p>70.6481030077051</text:p>
          </table:table-cell>
          <table:table-cell office:value-type="float" office:value="70.4094461679052" calcext:value-type="float">
            <text:p>70.4094461679052</text:p>
          </table:table-cell>
          <table:table-cell office:value-type="float" office:value="70.4689278416096" calcext:value-type="float">
            <text:p>70.4689278416096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37" calcext:value-type="float">
            <text:p>37</text:p>
          </table:table-cell>
          <table:table-cell office:value-type="float" office:value="70.3974160113508" calcext:value-type="float">
            <text:p>70.3974160113508</text:p>
          </table:table-cell>
          <table:table-cell office:value-type="float" office:value="69.6299905602762" calcext:value-type="float">
            <text:p>69.6299905602762</text:p>
          </table:table-cell>
          <table:table-cell office:value-type="float" office:value="72.5246134237549" calcext:value-type="float">
            <text:p>72.5246134237549</text:p>
          </table:table-cell>
          <table:table-cell office:value-type="float" office:value="70.9901823815895" calcext:value-type="float">
            <text:p>70.9901823815895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38" calcext:value-type="float">
            <text:p>38</text:p>
          </table:table-cell>
          <table:table-cell office:value-type="float" office:value="70.5126794603564" calcext:value-type="float">
            <text:p>70.5126794603564</text:p>
          </table:table-cell>
          <table:table-cell office:value-type="float" office:value="70.4996661989771" calcext:value-type="float">
            <text:p>70.4996661989771</text:p>
          </table:table-cell>
          <table:table-cell office:value-type="float" office:value="70.7204506649352" calcext:value-type="float">
            <text:p>70.7204506649352</text:p>
          </table:table-cell>
          <table:table-cell office:value-type="float" office:value="70.5493757516338" calcext:value-type="float">
            <text:p>70.5493757516338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39" calcext:value-type="float">
            <text:p>39</text:p>
          </table:table-cell>
          <table:table-cell office:value-type="float" office:value="70.4215063848207" calcext:value-type="float">
            <text:p>70.4215063848207</text:p>
          </table:table-cell>
          <table:table-cell office:value-type="float" office:value="69.5997144790765" calcext:value-type="float">
            <text:p>69.5997144790765</text:p>
          </table:table-cell>
          <table:table-cell office:value-type="float" office:value="72.7112882668398" calcext:value-type="float">
            <text:p>72.7112882668398</text:p>
          </table:table-cell>
          <table:table-cell office:value-type="float" office:value="71.0643966999398" calcext:value-type="float">
            <text:p>71.0643966999398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40" calcext:value-type="float">
            <text:p>40</text:p>
          </table:table-cell>
          <table:table-cell office:value-type="float" office:value="70.589110934757" calcext:value-type="float">
            <text:p>70.589110934757</text:p>
          </table:table-cell>
          <table:table-cell office:value-type="float" office:value="70.3973566980384" calcext:value-type="float">
            <text:p>70.3973566980384</text:p>
          </table:table-cell>
          <table:table-cell office:value-type="float" office:value="71.2462063824159" calcext:value-type="float">
            <text:p>71.2462063824159</text:p>
          </table:table-cell>
          <table:table-cell office:value-type="float" office:value="70.7607242832218" calcext:value-type="float">
            <text:p>70.7607242832218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1" calcext:value-type="float">
            <text:p>1</text:p>
          </table:table-cell>
          <table:table-cell office:value-type="float" office:value="74.3390257048093" calcext:value-type="float">
            <text:p>74.3390257048093</text:p>
          </table:table-cell>
          <table:table-cell office:value-type="float" office:value="75.6637061405397" calcext:value-type="float">
            <text:p>75.6637061405397</text:p>
          </table:table-cell>
          <table:table-cell office:value-type="float" office:value="71.8666915422886" calcext:value-type="float">
            <text:p>71.8666915422886</text:p>
          </table:table-cell>
          <table:table-cell office:value-type="float" office:value="73.6656468716807" calcext:value-type="float">
            <text:p>73.6656468716807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2" calcext:value-type="float">
            <text:p>2</text:p>
          </table:table-cell>
          <table:table-cell office:value-type="float" office:value="70.4943490878939" calcext:value-type="float">
            <text:p>70.4943490878939</text:p>
          </table:table-cell>
          <table:table-cell office:value-type="float" office:value="79.1656627932022" calcext:value-type="float">
            <text:p>79.1656627932022</text:p>
          </table:table-cell>
          <table:table-cell office:value-type="float" office:value="55.6868076285241" calcext:value-type="float">
            <text:p>55.6868076285241</text:p>
          </table:table-cell>
          <table:table-cell office:value-type="float" office:value="65.3013060657167" calcext:value-type="float">
            <text:p>65.3013060657167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3" calcext:value-type="float">
            <text:p>3</text:p>
          </table:table-cell>
          <table:table-cell office:value-type="float" office:value="76.1299502487562" calcext:value-type="float">
            <text:p>76.1299502487562</text:p>
          </table:table-cell>
          <table:table-cell office:value-type="float" office:value="75.0289920170811" calcext:value-type="float">
            <text:p>75.0289920170811</text:p>
          </table:table-cell>
          <table:table-cell office:value-type="float" office:value="78.4389386401327" calcext:value-type="float">
            <text:p>78.4389386401327</text:p>
          </table:table-cell>
          <table:table-cell office:value-type="float" office:value="76.6565100399529" calcext:value-type="float">
            <text:p>76.6565100399529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4" calcext:value-type="float">
            <text:p>4</text:p>
          </table:table-cell>
          <table:table-cell office:value-type="float" office:value="75.0447968490879" calcext:value-type="float">
            <text:p>75.0447968490879</text:p>
          </table:table-cell>
          <table:table-cell office:value-type="float" office:value="78.2150625871982" calcext:value-type="float">
            <text:p>78.2150625871982</text:p>
          </table:table-cell>
          <table:table-cell office:value-type="float" office:value="69.5222222222222" calcext:value-type="float">
            <text:p>69.5222222222222</text:p>
          </table:table-cell>
          <table:table-cell office:value-type="float" office:value="73.5637314175928" calcext:value-type="float">
            <text:p>73.5637314175928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5" calcext:value-type="float">
            <text:p>5</text:p>
          </table:table-cell>
          <table:table-cell office:value-type="float" office:value="76.9959618573798" calcext:value-type="float">
            <text:p>76.9959618573798</text:p>
          </table:table-cell>
          <table:table-cell office:value-type="float" office:value="75.1180199437619" calcext:value-type="float">
            <text:p>75.1180199437619</text:p>
          </table:table-cell>
          <table:table-cell office:value-type="float" office:value="80.8486152570481" calcext:value-type="float">
            <text:p>80.8486152570481</text:p>
          </table:table-cell>
          <table:table-cell office:value-type="float" office:value="77.8445209523727" calcext:value-type="float">
            <text:p>77.8445209523727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6" calcext:value-type="float">
            <text:p>6</text:p>
          </table:table-cell>
          <table:table-cell office:value-type="float" office:value="76.0075704809287" calcext:value-type="float">
            <text:p>76.0075704809287</text:p>
          </table:table-cell>
          <table:table-cell office:value-type="float" office:value="77.2824535717569" calcext:value-type="float">
            <text:p>77.2824535717569</text:p>
          </table:table-cell>
          <table:table-cell office:value-type="float" office:value="73.77092039801" calcext:value-type="float">
            <text:p>73.77092039801</text:p>
          </table:table-cell>
          <table:table-cell office:value-type="float" office:value="75.4420458313269" calcext:value-type="float">
            <text:p>75.4420458313269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7" calcext:value-type="float">
            <text:p>7</text:p>
          </table:table-cell>
          <table:table-cell office:value-type="float" office:value="76.8371600331675" calcext:value-type="float">
            <text:p>76.8371600331675</text:p>
          </table:table-cell>
          <table:table-cell office:value-type="float" office:value="74.7587259795548" calcext:value-type="float">
            <text:p>74.7587259795548</text:p>
          </table:table-cell>
          <table:table-cell office:value-type="float" office:value="81.1679270315091" calcext:value-type="float">
            <text:p>81.1679270315091</text:p>
          </table:table-cell>
          <table:table-cell office:value-type="float" office:value="77.7958939539121" calcext:value-type="float">
            <text:p>77.7958939539121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8" calcext:value-type="float">
            <text:p>8</text:p>
          </table:table-cell>
          <table:table-cell office:value-type="float" office:value="76.5075787728027" calcext:value-type="float">
            <text:p>76.5075787728027</text:p>
          </table:table-cell>
          <table:table-cell office:value-type="float" office:value="77.0490724575105" calcext:value-type="float">
            <text:p>77.0490724575105</text:p>
          </table:table-cell>
          <table:table-cell office:value-type="float" office:value="75.6180182421227" calcext:value-type="float">
            <text:p>75.6180182421227</text:p>
          </table:table-cell>
          <table:table-cell office:value-type="float" office:value="76.2864326497196" calcext:value-type="float">
            <text:p>76.2864326497196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9" calcext:value-type="float">
            <text:p>9</text:p>
          </table:table-cell>
          <table:table-cell office:value-type="float" office:value="76.7845356550581" calcext:value-type="float">
            <text:p>76.7845356550581</text:p>
          </table:table-cell>
          <table:table-cell office:value-type="float" office:value="74.731802711418" calcext:value-type="float">
            <text:p>74.731802711418</text:p>
          </table:table-cell>
          <table:table-cell office:value-type="float" office:value="81.0627529021559" calcext:value-type="float">
            <text:p>81.0627529021559</text:p>
          </table:table-cell>
          <table:table-cell office:value-type="float" office:value="77.7317450201862" calcext:value-type="float">
            <text:p>77.7317450201862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10" calcext:value-type="float">
            <text:p>10</text:p>
          </table:table-cell>
          <table:table-cell office:value-type="float" office:value="76.8902155887231" calcext:value-type="float">
            <text:p>76.8902155887231</text:p>
          </table:table-cell>
          <table:table-cell office:value-type="float" office:value="76.9966314473939" calcext:value-type="float">
            <text:p>76.9966314473939</text:p>
          </table:table-cell>
          <table:table-cell office:value-type="float" office:value="76.7876865671642" calcext:value-type="float">
            <text:p>76.7876865671642</text:p>
          </table:table-cell>
          <table:table-cell office:value-type="float" office:value="76.8527680305897" calcext:value-type="float">
            <text:p>76.8527680305897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11" calcext:value-type="float">
            <text:p>11</text:p>
          </table:table-cell>
          <table:table-cell office:value-type="float" office:value="77.1330804311774" calcext:value-type="float">
            <text:p>77.1330804311774</text:p>
          </table:table-cell>
          <table:table-cell office:value-type="float" office:value="75.1602587318472" calcext:value-type="float">
            <text:p>75.1602587318472</text:p>
          </table:table-cell>
          <table:table-cell office:value-type="float" office:value="81.18092039801" calcext:value-type="float">
            <text:p>81.18092039801</text:p>
          </table:table-cell>
          <table:table-cell office:value-type="float" office:value="78.0153028826119" calcext:value-type="float">
            <text:p>78.0153028826119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12" calcext:value-type="float">
            <text:p>12</text:p>
          </table:table-cell>
          <table:table-cell office:value-type="float" office:value="77.1098424543947" calcext:value-type="float">
            <text:p>77.1098424543947</text:p>
          </table:table-cell>
          <table:table-cell office:value-type="float" office:value="76.9469615745289" calcext:value-type="float">
            <text:p>76.9469615745289</text:p>
          </table:table-cell>
          <table:table-cell office:value-type="float" office:value="77.5364344941957" calcext:value-type="float">
            <text:p>77.5364344941957</text:p>
          </table:table-cell>
          <table:table-cell office:value-type="float" office:value="77.197034448935" calcext:value-type="float">
            <text:p>77.197034448935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13" calcext:value-type="float">
            <text:p>13</text:p>
          </table:table-cell>
          <table:table-cell office:value-type="float" office:value="77.1531426202322" calcext:value-type="float">
            <text:p>77.1531426202322</text:p>
          </table:table-cell>
          <table:table-cell office:value-type="float" office:value="75.2515704796924" calcext:value-type="float">
            <text:p>75.2515704796924</text:p>
          </table:table-cell>
          <table:table-cell office:value-type="float" office:value="81.0546683250415" calcext:value-type="float">
            <text:p>81.0546683250415</text:p>
          </table:table-cell>
          <table:table-cell office:value-type="float" office:value="78.0043912324183" calcext:value-type="float">
            <text:p>78.0043912324183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14" calcext:value-type="float">
            <text:p>14</text:p>
          </table:table-cell>
          <table:table-cell office:value-type="float" office:value="77.0152155887231" calcext:value-type="float">
            <text:p>77.0152155887231</text:p>
          </table:table-cell>
          <table:table-cell office:value-type="float" office:value="76.6317360579779" calcext:value-type="float">
            <text:p>76.6317360579779</text:p>
          </table:table-cell>
          <table:table-cell office:value-type="float" office:value="77.858175787728" calcext:value-type="float">
            <text:p>77.858175787728</text:p>
          </table:table-cell>
          <table:table-cell office:value-type="float" office:value="77.1959229866723" calcext:value-type="float">
            <text:p>77.1959229866723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15" calcext:value-type="float">
            <text:p>15</text:p>
          </table:table-cell>
          <table:table-cell office:value-type="float" office:value="76.9977487562189" calcext:value-type="float">
            <text:p>76.9977487562189</text:p>
          </table:table-cell>
          <table:table-cell office:value-type="float" office:value="75.1525822789557" calcext:value-type="float">
            <text:p>75.1525822789557</text:p>
          </table:table-cell>
          <table:table-cell office:value-type="float" office:value="80.8036733001658" calcext:value-type="float">
            <text:p>80.8036733001658</text:p>
          </table:table-cell>
          <table:table-cell office:value-type="float" office:value="77.8359014870234" calcext:value-type="float">
            <text:p>77.8359014870234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16" calcext:value-type="float">
            <text:p>16</text:p>
          </table:table-cell>
          <table:table-cell office:value-type="float" office:value="76.7880348258707" calcext:value-type="float">
            <text:p>76.7880348258707</text:p>
          </table:table-cell>
          <table:table-cell office:value-type="float" office:value="76.392634894813" calcext:value-type="float">
            <text:p>76.392634894813</text:p>
          </table:table-cell>
          <table:table-cell office:value-type="float" office:value="77.6749834162521" calcext:value-type="float">
            <text:p>77.6749834162521</text:p>
          </table:table-cell>
          <table:table-cell office:value-type="float" office:value="76.9850834156919" calcext:value-type="float">
            <text:p>76.9850834156919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17" calcext:value-type="float">
            <text:p>17</text:p>
          </table:table-cell>
          <table:table-cell office:value-type="float" office:value="76.7961940298507" calcext:value-type="float">
            <text:p>76.7961940298507</text:p>
          </table:table-cell>
          <table:table-cell office:value-type="float" office:value="75.0957345987041" calcext:value-type="float">
            <text:p>75.0957345987041</text:p>
          </table:table-cell>
          <table:table-cell office:value-type="float" office:value="80.3292122719735" calcext:value-type="float">
            <text:p>80.3292122719735</text:p>
          </table:table-cell>
          <table:table-cell office:value-type="float" office:value="77.5836648991977" calcext:value-type="float">
            <text:p>77.5836648991977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18" calcext:value-type="float">
            <text:p>18</text:p>
          </table:table-cell>
          <table:table-cell office:value-type="float" office:value="76.6507338308458" calcext:value-type="float">
            <text:p>76.6507338308458</text:p>
          </table:table-cell>
          <table:table-cell office:value-type="float" office:value="76.231486341065" calcext:value-type="float">
            <text:p>76.231486341065</text:p>
          </table:table-cell>
          <table:table-cell office:value-type="float" office:value="77.5735074626866" calcext:value-type="float">
            <text:p>77.5735074626866</text:p>
          </table:table-cell>
          <table:table-cell office:value-type="float" office:value="76.85369841166" calcext:value-type="float">
            <text:p>76.85369841166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19" calcext:value-type="float">
            <text:p>19</text:p>
          </table:table-cell>
          <table:table-cell office:value-type="float" office:value="76.5740422885572" calcext:value-type="float">
            <text:p>76.5740422885572</text:p>
          </table:table-cell>
          <table:table-cell office:value-type="float" office:value="74.9454379864428" calcext:value-type="float">
            <text:p>74.9454379864428</text:p>
          </table:table-cell>
          <table:table-cell office:value-type="float" office:value="79.9747595356551" calcext:value-type="float">
            <text:p>79.9747595356551</text:p>
          </table:table-cell>
          <table:table-cell office:value-type="float" office:value="77.340629151809" calcext:value-type="float">
            <text:p>77.340629151809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20" calcext:value-type="float">
            <text:p>20</text:p>
          </table:table-cell>
          <table:table-cell office:value-type="float" office:value="76.685004145937" calcext:value-type="float">
            <text:p>76.685004145937</text:p>
          </table:table-cell>
          <table:table-cell office:value-type="float" office:value="76.1956450995503" calcext:value-type="float">
            <text:p>76.1956450995503</text:p>
          </table:table-cell>
          <table:table-cell office:value-type="float" office:value="77.7451824212272" calcext:value-type="float">
            <text:p>77.7451824212272</text:p>
          </table:table-cell>
          <table:table-cell office:value-type="float" office:value="76.9193540908888" calcext:value-type="float">
            <text:p>76.9193540908888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21" calcext:value-type="float">
            <text:p>21</text:p>
          </table:table-cell>
          <table:table-cell office:value-type="float" office:value="76.5376202321725" calcext:value-type="float">
            <text:p>76.5376202321725</text:p>
          </table:table-cell>
          <table:table-cell office:value-type="float" office:value="74.9155040379401" calcext:value-type="float">
            <text:p>74.9155040379401</text:p>
          </table:table-cell>
          <table:table-cell office:value-type="float" office:value="79.9169817578773" calcext:value-type="float">
            <text:p>79.9169817578773</text:p>
          </table:table-cell>
          <table:table-cell office:value-type="float" office:value="77.2999061909666" calcext:value-type="float">
            <text:p>77.2999061909666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22" calcext:value-type="float">
            <text:p>22</text:p>
          </table:table-cell>
          <table:table-cell office:value-type="float" office:value="76.6924585406302" calcext:value-type="float">
            <text:p>76.6924585406302</text:p>
          </table:table-cell>
          <table:table-cell office:value-type="float" office:value="76.0557846571976" calcext:value-type="float">
            <text:p>76.0557846571976</text:p>
          </table:table-cell>
          <table:table-cell office:value-type="float" office:value="78.0315091210614" calcext:value-type="float">
            <text:p>78.0315091210614</text:p>
          </table:table-cell>
          <table:table-cell office:value-type="float" office:value="76.9917361644919" calcext:value-type="float">
            <text:p>76.9917361644919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23" calcext:value-type="float">
            <text:p>23</text:p>
          </table:table-cell>
          <table:table-cell office:value-type="float" office:value="76.5594237147595" calcext:value-type="float">
            <text:p>76.5594237147595</text:p>
          </table:table-cell>
          <table:table-cell office:value-type="float" office:value="74.8365737508978" calcext:value-type="float">
            <text:p>74.8365737508978</text:p>
          </table:table-cell>
          <table:table-cell office:value-type="float" office:value="80.1583499170813" calcext:value-type="float">
            <text:p>80.1583499170813</text:p>
          </table:table-cell>
          <table:table-cell office:value-type="float" office:value="77.3686976518151" calcext:value-type="float">
            <text:p>77.3686976518151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24" calcext:value-type="float">
            <text:p>24</text:p>
          </table:table-cell>
          <table:table-cell office:value-type="float" office:value="76.585912106136" calcext:value-type="float">
            <text:p>76.585912106136</text:p>
          </table:table-cell>
          <table:table-cell office:value-type="float" office:value="75.7220387538252" calcext:value-type="float">
            <text:p>75.7220387538252</text:p>
          </table:table-cell>
          <table:table-cell office:value-type="float" office:value="78.3941956882255" calcext:value-type="float">
            <text:p>78.3941956882255</text:p>
          </table:table-cell>
          <table:table-cell office:value-type="float" office:value="76.9931009302599" calcext:value-type="float">
            <text:p>76.9931009302599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25" calcext:value-type="float">
            <text:p>25</text:p>
          </table:table-cell>
          <table:table-cell office:value-type="float" office:value="76.4603689883914" calcext:value-type="float">
            <text:p>76.4603689883914</text:p>
          </table:table-cell>
          <table:table-cell office:value-type="float" office:value="74.6631734703313" calcext:value-type="float">
            <text:p>74.6631734703313</text:p>
          </table:table-cell>
          <table:table-cell office:value-type="float" office:value="80.2532006633499" calcext:value-type="float">
            <text:p>80.2532006633499</text:p>
          </table:table-cell>
          <table:table-cell office:value-type="float" office:value="77.3181578912094" calcext:value-type="float">
            <text:p>77.3181578912094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26" calcext:value-type="float">
            <text:p>26</text:p>
          </table:table-cell>
          <table:table-cell office:value-type="float" office:value="76.4354104477612" calcext:value-type="float">
            <text:p>76.4354104477612</text:p>
          </table:table-cell>
          <table:table-cell office:value-type="float" office:value="75.4440657784716" calcext:value-type="float">
            <text:p>75.4440657784716</text:p>
          </table:table-cell>
          <table:table-cell office:value-type="float" office:value="78.5125538971808" calcext:value-type="float">
            <text:p>78.5125538971808</text:p>
          </table:table-cell>
          <table:table-cell office:value-type="float" office:value="76.9079190951271" calcext:value-type="float">
            <text:p>76.9079190951271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27" calcext:value-type="float">
            <text:p>27</text:p>
          </table:table-cell>
          <table:table-cell office:value-type="float" office:value="76.357259535655" calcext:value-type="float">
            <text:p>76.357259535655</text:p>
          </table:table-cell>
          <table:table-cell office:value-type="float" office:value="74.4259056341514" calcext:value-type="float">
            <text:p>74.4259056341514</text:p>
          </table:table-cell>
          <table:table-cell office:value-type="float" office:value="80.4395936981758" calcext:value-type="float">
            <text:p>80.4395936981758</text:p>
          </table:table-cell>
          <table:table-cell office:value-type="float" office:value="77.2798137110534" calcext:value-type="float">
            <text:p>77.2798137110534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28" calcext:value-type="float">
            <text:p>28</text:p>
          </table:table-cell>
          <table:table-cell office:value-type="float" office:value="76.291364013267" calcext:value-type="float">
            <text:p>76.291364013267</text:p>
          </table:table-cell>
          <table:table-cell office:value-type="float" office:value="75.192212176456" calcext:value-type="float">
            <text:p>75.192212176456</text:p>
          </table:table-cell>
          <table:table-cell office:value-type="float" office:value="78.605464344942" calcext:value-type="float">
            <text:p>78.605464344942</text:p>
          </table:table-cell>
          <table:table-cell office:value-type="float" office:value="76.820083062577" calcext:value-type="float">
            <text:p>76.820083062577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29" calcext:value-type="float">
            <text:p>29</text:p>
          </table:table-cell>
          <table:table-cell office:value-type="float" office:value="76.2682379767828" calcext:value-type="float">
            <text:p>76.2682379767828</text:p>
          </table:table-cell>
          <table:table-cell office:value-type="float" office:value="74.2862577556151" calcext:value-type="float">
            <text:p>74.2862577556151</text:p>
          </table:table-cell>
          <table:table-cell office:value-type="float" office:value="80.4778524046435" calcext:value-type="float">
            <text:p>80.4778524046435</text:p>
          </table:table-cell>
          <table:table-cell office:value-type="float" office:value="77.2220846820887" calcext:value-type="float">
            <text:p>77.2220846820887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30" calcext:value-type="float">
            <text:p>30</text:p>
          </table:table-cell>
          <table:table-cell office:value-type="float" office:value="76.2730348258707" calcext:value-type="float">
            <text:p>76.2730348258707</text:p>
          </table:table-cell>
          <table:table-cell office:value-type="float" office:value="75.1109531729639" calcext:value-type="float">
            <text:p>75.1109531729639</text:p>
          </table:table-cell>
          <table:table-cell office:value-type="float" office:value="78.6952570480929" calcext:value-type="float">
            <text:p>78.6952570480929</text:p>
          </table:table-cell>
          <table:table-cell office:value-type="float" office:value="76.8238521796949" calcext:value-type="float">
            <text:p>76.8238521796949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31" calcext:value-type="float">
            <text:p>31</text:p>
          </table:table-cell>
          <table:table-cell office:value-type="float" office:value="76.1733582089552" calcext:value-type="float">
            <text:p>76.1733582089552</text:p>
          </table:table-cell>
          <table:table-cell office:value-type="float" office:value="74.159275019657" calcext:value-type="float">
            <text:p>74.159275019657</text:p>
          </table:table-cell>
          <table:table-cell office:value-type="float" office:value="80.4730431177446" calcext:value-type="float">
            <text:p>80.4730431177446</text:p>
          </table:table-cell>
          <table:table-cell office:value-type="float" office:value="77.1483996356118" calcext:value-type="float">
            <text:p>77.1483996356118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32" calcext:value-type="float">
            <text:p>32</text:p>
          </table:table-cell>
          <table:table-cell office:value-type="float" office:value="76.1451119402985" calcext:value-type="float">
            <text:p>76.1451119402985</text:p>
          </table:table-cell>
          <table:table-cell office:value-type="float" office:value="74.9116050263642" calcext:value-type="float">
            <text:p>74.9116050263642</text:p>
          </table:table-cell>
          <table:table-cell office:value-type="float" office:value="78.7489635157546" calcext:value-type="float">
            <text:p>78.7489635157546</text:p>
          </table:table-cell>
          <table:table-cell office:value-type="float" office:value="76.7390236202471" calcext:value-type="float">
            <text:p>76.7390236202471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33" calcext:value-type="float">
            <text:p>33</text:p>
          </table:table-cell>
          <table:table-cell office:value-type="float" office:value="76.0994610281924" calcext:value-type="float">
            <text:p>76.0994610281924</text:p>
          </table:table-cell>
          <table:table-cell office:value-type="float" office:value="74.0344633939105" calcext:value-type="float">
            <text:p>74.0344633939105</text:p>
          </table:table-cell>
          <table:table-cell office:value-type="float" office:value="80.5314593698176" calcext:value-type="float">
            <text:p>80.5314593698176</text:p>
          </table:table-cell>
          <table:table-cell office:value-type="float" office:value="77.1056482759058" calcext:value-type="float">
            <text:p>77.1056482759058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34" calcext:value-type="float">
            <text:p>34</text:p>
          </table:table-cell>
          <table:table-cell office:value-type="float" office:value="76.0402653399668" calcext:value-type="float">
            <text:p>76.0402653399668</text:p>
          </table:table-cell>
          <table:table-cell office:value-type="float" office:value="74.832639512831" calcext:value-type="float">
            <text:p>74.832639512831</text:p>
          </table:table-cell>
          <table:table-cell office:value-type="float" office:value="78.5889718076285" calcext:value-type="float">
            <text:p>78.5889718076285</text:p>
          </table:table-cell>
          <table:table-cell office:value-type="float" office:value="76.6212412386286" calcext:value-type="float">
            <text:p>76.6212412386286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35" calcext:value-type="float">
            <text:p>35</text:p>
          </table:table-cell>
          <table:table-cell office:value-type="float" office:value="76.037728026534" calcext:value-type="float">
            <text:p>76.037728026534</text:p>
          </table:table-cell>
          <table:table-cell office:value-type="float" office:value="74.0344341020167" calcext:value-type="float">
            <text:p>74.0344341020167</text:p>
          </table:table-cell>
          <table:table-cell office:value-type="float" office:value="80.3280845771144" calcext:value-type="float">
            <text:p>80.3280845771144</text:p>
          </table:table-cell>
          <table:table-cell office:value-type="float" office:value="77.0146684259483" calcext:value-type="float">
            <text:p>77.0146684259483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36" calcext:value-type="float">
            <text:p>36</text:p>
          </table:table-cell>
          <table:table-cell office:value-type="float" office:value="76.0126907131012" calcext:value-type="float">
            <text:p>76.0126907131012</text:p>
          </table:table-cell>
          <table:table-cell office:value-type="float" office:value="74.7950922152316" calcext:value-type="float">
            <text:p>74.7950922152316</text:p>
          </table:table-cell>
          <table:table-cell office:value-type="float" office:value="78.5839386401327" calcext:value-type="float">
            <text:p>78.5839386401327</text:p>
          </table:table-cell>
          <table:table-cell office:value-type="float" office:value="76.5999362480559" calcext:value-type="float">
            <text:p>76.5999362480559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37" calcext:value-type="float">
            <text:p>37</text:p>
          </table:table-cell>
          <table:table-cell office:value-type="float" office:value="75.8630514096186" calcext:value-type="float">
            <text:p>75.8630514096186</text:p>
          </table:table-cell>
          <table:table-cell office:value-type="float" office:value="73.9066560671482" calcext:value-type="float">
            <text:p>73.9066560671482</text:p>
          </table:table-cell>
          <table:table-cell office:value-type="float" office:value="80.0920149253731" calcext:value-type="float">
            <text:p>80.0920149253731</text:p>
          </table:table-cell>
          <table:table-cell office:value-type="float" office:value="76.8341800020885" calcext:value-type="float">
            <text:p>76.8341800020885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38" calcext:value-type="float">
            <text:p>38</text:p>
          </table:table-cell>
          <table:table-cell office:value-type="float" office:value="75.9104353233831" calcext:value-type="float">
            <text:p>75.9104353233831</text:p>
          </table:table-cell>
          <table:table-cell office:value-type="float" office:value="74.6693950772861" calcext:value-type="float">
            <text:p>74.6693950772861</text:p>
          </table:table-cell>
          <table:table-cell office:value-type="float" office:value="78.5458623548922" calcext:value-type="float">
            <text:p>78.5458623548922</text:p>
          </table:table-cell>
          <table:table-cell office:value-type="float" office:value="76.5171712314817" calcext:value-type="float">
            <text:p>76.5171712314817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39" calcext:value-type="float">
            <text:p>39</text:p>
          </table:table-cell>
          <table:table-cell office:value-type="float" office:value="75.8597595356551" calcext:value-type="float">
            <text:p>75.8597595356551</text:p>
          </table:table-cell>
          <table:table-cell office:value-type="float" office:value="73.8933287267369" calcext:value-type="float">
            <text:p>73.8933287267369</text:p>
          </table:table-cell>
          <table:table-cell office:value-type="float" office:value="80.1087230514096" calcext:value-type="float">
            <text:p>80.1087230514096</text:p>
          </table:table-cell>
          <table:table-cell office:value-type="float" office:value="76.8378395302852" calcext:value-type="float">
            <text:p>76.8378395302852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40" calcext:value-type="float">
            <text:p>40</text:p>
          </table:table-cell>
          <table:table-cell office:value-type="float" office:value="75.926355721393" calcext:value-type="float">
            <text:p>75.926355721393</text:p>
          </table:table-cell>
          <table:table-cell office:value-type="float" office:value="74.6087074572426" calcext:value-type="float">
            <text:p>74.6087074572426</text:p>
          </table:table-cell>
          <table:table-cell office:value-type="float" office:value="78.7371641791045" calcext:value-type="float">
            <text:p>78.7371641791045</text:p>
          </table:table-cell>
          <table:table-cell office:value-type="float" office:value="76.5769596002581" calcext:value-type="float">
            <text:p>76.5769596002581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5" calcext:value-type="float">
            <text:p>5</text:p>
          </table:table-cell>
          <table:table-cell office:value-type="float" office:value="80.5067635812712" calcext:value-type="float">
            <text:p>80.5067635812712</text:p>
          </table:table-cell>
          <table:table-cell office:value-type="float" office:value="81.3041791911157" calcext:value-type="float">
            <text:p>81.3041791911157</text:p>
          </table:table-cell>
          <table:table-cell office:value-type="float" office:value="79.4101676165741" calcext:value-type="float">
            <text:p>79.4101676165741</text:p>
          </table:table-cell>
          <table:table-cell office:value-type="float" office:value="80.2887639354834" calcext:value-type="float">
            <text:p>80.2887639354834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15" calcext:value-type="float">
            <text:p>15</text:p>
          </table:table-cell>
          <table:table-cell office:value-type="float" office:value="80.7125447899382" calcext:value-type="float">
            <text:p>80.7125447899382</text:p>
          </table:table-cell>
          <table:table-cell office:value-type="float" office:value="81.1591009574172" calcext:value-type="float">
            <text:p>81.1591009574172</text:p>
          </table:table-cell>
          <table:table-cell office:value-type="float" office:value="80.1871317605752" calcext:value-type="float">
            <text:p>80.1871317605752</text:p>
          </table:table-cell>
          <table:table-cell office:value-type="float" office:value="80.5751398819614" calcext:value-type="float">
            <text:p>80.5751398819614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25" calcext:value-type="float">
            <text:p>25</text:p>
          </table:table-cell>
          <table:table-cell office:value-type="float" office:value="80.4667231801457" calcext:value-type="float">
            <text:p>80.4667231801457</text:p>
          </table:table-cell>
          <table:table-cell office:value-type="float" office:value="80.636345281558" calcext:value-type="float">
            <text:p>80.636345281558</text:p>
          </table:table-cell>
          <table:table-cell office:value-type="float" office:value="80.3293533415097" calcext:value-type="float">
            <text:p>80.3293533415097</text:p>
          </table:table-cell>
          <table:table-cell office:value-type="float" office:value="80.434549981418" calcext:value-type="float">
            <text:p>80.434549981418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35" calcext:value-type="float">
            <text:p>35</text:p>
          </table:table-cell>
          <table:table-cell office:value-type="float" office:value="80.1616886708511" calcext:value-type="float">
            <text:p>80.1616886708511</text:p>
          </table:table-cell>
          <table:table-cell office:value-type="float" office:value="80.1367848301794" calcext:value-type="float">
            <text:p>80.1367848301794</text:p>
          </table:table-cell>
          <table:table-cell office:value-type="float" office:value="80.3535579443523" calcext:value-type="float">
            <text:p>80.3535579443523</text:p>
          </table:table-cell>
          <table:table-cell office:value-type="float" office:value="80.1481539471249" calcext:value-type="float">
            <text:p>80.1481539471249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45" calcext:value-type="float">
            <text:p>45</text:p>
          </table:table-cell>
          <table:table-cell office:value-type="float" office:value="79.8807204867374" calcext:value-type="float">
            <text:p>79.8807204867374</text:p>
          </table:table-cell>
          <table:table-cell office:value-type="float" office:value="79.9031269719307" calcext:value-type="float">
            <text:p>79.9031269719307</text:p>
          </table:table-cell>
          <table:table-cell office:value-type="float" office:value="80.0687660822933" calcext:value-type="float">
            <text:p>80.0687660822933</text:p>
          </table:table-cell>
          <table:table-cell office:value-type="float" office:value="79.9354540319975" calcext:value-type="float">
            <text:p>79.9354540319975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55" calcext:value-type="float">
            <text:p>55</text:p>
          </table:table-cell>
          <table:table-cell office:value-type="float" office:value="79.6328788206719" calcext:value-type="float">
            <text:p>79.6328788206719</text:p>
          </table:table-cell>
          <table:table-cell office:value-type="float" office:value="79.5122748362666" calcext:value-type="float">
            <text:p>79.5122748362666</text:p>
          </table:table-cell>
          <table:table-cell office:value-type="float" office:value="80.028581391434" calcext:value-type="float">
            <text:p>80.028581391434</text:p>
          </table:table-cell>
          <table:table-cell office:value-type="float" office:value="79.6869007616204" calcext:value-type="float">
            <text:p>79.6869007616204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65" calcext:value-type="float">
            <text:p>65</text:p>
          </table:table-cell>
          <table:table-cell office:value-type="float" office:value="79.3909590457639" calcext:value-type="float">
            <text:p>79.3909590457639</text:p>
          </table:table-cell>
          <table:table-cell office:value-type="float" office:value="79.2420609447955" calcext:value-type="float">
            <text:p>79.2420609447955</text:p>
          </table:table-cell>
          <table:table-cell office:value-type="float" office:value="79.813697905394" calcext:value-type="float">
            <text:p>79.813697905394</text:p>
          </table:table-cell>
          <table:table-cell office:value-type="float" office:value="79.4734525569888" calcext:value-type="float">
            <text:p>79.4734525569888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75" calcext:value-type="float">
            <text:p>75</text:p>
          </table:table-cell>
          <table:table-cell office:value-type="float" office:value="79.1179869177308" calcext:value-type="float">
            <text:p>79.1179869177308</text:p>
          </table:table-cell>
          <table:table-cell office:value-type="float" office:value="78.9893120402046" calcext:value-type="float">
            <text:p>78.9893120402046</text:p>
          </table:table-cell>
          <table:table-cell office:value-type="float" office:value="79.5647981146141" calcext:value-type="float">
            <text:p>79.5647981146141</text:p>
          </table:table-cell>
          <table:table-cell office:value-type="float" office:value="79.2109557443556" calcext:value-type="float">
            <text:p>79.2109557443556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85" calcext:value-type="float">
            <text:p>85</text:p>
          </table:table-cell>
          <table:table-cell office:value-type="float" office:value="78.7797597575932" calcext:value-type="float">
            <text:p>78.7797597575932</text:p>
          </table:table-cell>
          <table:table-cell office:value-type="float" office:value="78.4902381367211" calcext:value-type="float">
            <text:p>78.4902381367211</text:p>
          </table:table-cell>
          <table:table-cell office:value-type="float" office:value="79.4504725488782" calcext:value-type="float">
            <text:p>79.4504725488782</text:p>
          </table:table-cell>
          <table:table-cell office:value-type="float" office:value="78.9192813686799" calcext:value-type="float">
            <text:p>78.9192813686799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95" calcext:value-type="float">
            <text:p>95</text:p>
          </table:table-cell>
          <table:table-cell office:value-type="float" office:value="78.546936247986" calcext:value-type="float">
            <text:p>78.546936247986</text:p>
          </table:table-cell>
          <table:table-cell office:value-type="float" office:value="78.4520675685458" calcext:value-type="float">
            <text:p>78.4520675685458</text:p>
          </table:table-cell>
          <table:table-cell office:value-type="float" office:value="78.9526248707404" calcext:value-type="float">
            <text:p>78.9526248707404</text:p>
          </table:table-cell>
          <table:table-cell office:value-type="float" office:value="78.6030607414769" calcext:value-type="float">
            <text:p>78.6030607414769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5" calcext:value-type="float">
            <text:p>5</text:p>
          </table:table-cell>
          <table:table-cell office:value-type="float" office:value="77.9327985074627" calcext:value-type="float">
            <text:p>77.9327985074627</text:p>
          </table:table-cell>
          <table:table-cell office:value-type="float" office:value="78.4970132517154" calcext:value-type="float">
            <text:p>78.4970132517154</text:p>
          </table:table-cell>
          <table:table-cell office:value-type="float" office:value="76.9795273631841" calcext:value-type="float">
            <text:p>76.9795273631841</text:p>
          </table:table-cell>
          <table:table-cell office:value-type="float" office:value="77.7075939997701" calcext:value-type="float">
            <text:p>77.7075939997701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15" calcext:value-type="float">
            <text:p>15</text:p>
          </table:table-cell>
          <table:table-cell office:value-type="float" office:value="78.1833167495854" calcext:value-type="float">
            <text:p>78.1833167495854</text:p>
          </table:table-cell>
          <table:table-cell office:value-type="float" office:value="78.2654885630832" calcext:value-type="float">
            <text:p>78.2654885630832</text:p>
          </table:table-cell>
          <table:table-cell office:value-type="float" office:value="78.2008126036484" calcext:value-type="float">
            <text:p>78.2008126036484</text:p>
          </table:table-cell>
          <table:table-cell office:value-type="float" office:value="78.1864359954873" calcext:value-type="float">
            <text:p>78.1864359954873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25" calcext:value-type="float">
            <text:p>25</text:p>
          </table:table-cell>
          <table:table-cell office:value-type="float" office:value="78.0726036484245" calcext:value-type="float">
            <text:p>78.0726036484245</text:p>
          </table:table-cell>
          <table:table-cell office:value-type="float" office:value="77.8633190912623" calcext:value-type="float">
            <text:p>77.8633190912623</text:p>
          </table:table-cell>
          <table:table-cell office:value-type="float" office:value="78.4953150912106" calcext:value-type="float">
            <text:p>78.4953150912106</text:p>
          </table:table-cell>
          <table:table-cell office:value-type="float" office:value="78.1433201423753" calcext:value-type="float">
            <text:p>78.1433201423753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35" calcext:value-type="float">
            <text:p>35</text:p>
          </table:table-cell>
          <table:table-cell office:value-type="float" office:value="78.044315920398" calcext:value-type="float">
            <text:p>78.044315920398</text:p>
          </table:table-cell>
          <table:table-cell office:value-type="float" office:value="77.6291653312547" calcext:value-type="float">
            <text:p>77.6291653312547</text:p>
          </table:table-cell>
          <table:table-cell office:value-type="float" office:value="78.946144278607" calcext:value-type="float">
            <text:p>78.946144278607</text:p>
          </table:table-cell>
          <table:table-cell office:value-type="float" office:value="78.2515693674748" calcext:value-type="float">
            <text:p>78.2515693674748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45" calcext:value-type="float">
            <text:p>45</text:p>
          </table:table-cell>
          <table:table-cell office:value-type="float" office:value="77.8497470978441" calcext:value-type="float">
            <text:p>77.8497470978441</text:p>
          </table:table-cell>
          <table:table-cell office:value-type="float" office:value="77.2833283500115" calcext:value-type="float">
            <text:p>77.2833283500115</text:p>
          </table:table-cell>
          <table:table-cell office:value-type="float" office:value="78.9996185737977" calcext:value-type="float">
            <text:p>78.9996185737977</text:p>
          </table:table-cell>
          <table:table-cell office:value-type="float" office:value="78.1159479934192" calcext:value-type="float">
            <text:p>78.1159479934192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55" calcext:value-type="float">
            <text:p>55</text:p>
          </table:table-cell>
          <table:table-cell office:value-type="float" office:value="77.5536525704809" calcext:value-type="float">
            <text:p>77.5536525704809</text:p>
          </table:table-cell>
          <table:table-cell office:value-type="float" office:value="77.0333460080988" calcext:value-type="float">
            <text:p>77.0333460080988</text:p>
          </table:table-cell>
          <table:table-cell office:value-type="float" office:value="78.7051741293532" calcext:value-type="float">
            <text:p>78.7051741293532</text:p>
          </table:table-cell>
          <table:table-cell office:value-type="float" office:value="77.8199431680023" calcext:value-type="float">
            <text:p>77.8199431680023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65" calcext:value-type="float">
            <text:p>65</text:p>
          </table:table-cell>
          <table:table-cell office:value-type="float" office:value="77.2874543946932" calcext:value-type="float">
            <text:p>77.2874543946932</text:p>
          </table:table-cell>
          <table:table-cell office:value-type="float" office:value="76.8652328566447" calcext:value-type="float">
            <text:p>76.8652328566447</text:p>
          </table:table-cell>
          <table:table-cell office:value-type="float" office:value="78.2556135986733" calcext:value-type="float">
            <text:p>78.2556135986733</text:p>
          </table:table-cell>
          <table:table-cell office:value-type="float" office:value="77.5018933256577" calcext:value-type="float">
            <text:p>77.5018933256577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75" calcext:value-type="float">
            <text:p>75</text:p>
          </table:table-cell>
          <table:table-cell office:value-type="float" office:value="76.9678772802653" calcext:value-type="float">
            <text:p>76.9678772802653</text:p>
          </table:table-cell>
          <table:table-cell office:value-type="float" office:value="76.5217041761117" calcext:value-type="float">
            <text:p>76.5217041761117</text:p>
          </table:table-cell>
          <table:table-cell office:value-type="float" office:value="78.0209950248756" calcext:value-type="float">
            <text:p>78.0209950248756</text:p>
          </table:table-cell>
          <table:table-cell office:value-type="float" office:value="77.2064165242584" calcext:value-type="float">
            <text:p>77.2064165242584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85" calcext:value-type="float">
            <text:p>85</text:p>
          </table:table-cell>
          <table:table-cell office:value-type="float" office:value="76.6476160862355" calcext:value-type="float">
            <text:p>76.6476160862355</text:p>
          </table:table-cell>
          <table:table-cell office:value-type="float" office:value="76.283929300292" calcext:value-type="float">
            <text:p>76.283929300292</text:p>
          </table:table-cell>
          <table:table-cell office:value-type="float" office:value="77.5470812603648" calcext:value-type="float">
            <text:p>77.5470812603648</text:p>
          </table:table-cell>
          <table:table-cell office:value-type="float" office:value="76.8596276237041" calcext:value-type="float">
            <text:p>76.8596276237041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95" calcext:value-type="float">
            <text:p>95</text:p>
          </table:table-cell>
          <table:table-cell office:value-type="float" office:value="76.5245232172471" calcext:value-type="float">
            <text:p>76.5245232172471</text:p>
          </table:table-cell>
          <table:table-cell office:value-type="float" office:value="76.1854556255824" calcext:value-type="float">
            <text:p>76.1854556255824</text:p>
          </table:table-cell>
          <table:table-cell office:value-type="float" office:value="77.3607131011609" calcext:value-type="float">
            <text:p>77.3607131011609</text:p>
          </table:table-cell>
          <table:table-cell office:value-type="float" office:value="76.7043068401042" calcext:value-type="float">
            <text:p>76.7043068401042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5" calcext:value-type="float">
            <text:p>5</text:p>
          </table:table-cell>
          <table:table-cell office:value-type="float" office:value="82.124401798812" calcext:value-type="float">
            <text:p>82.124401798812</text:p>
          </table:table-cell>
          <table:table-cell office:value-type="float" office:value="82.0663174740615" calcext:value-type="float">
            <text:p>82.0663174740615</text:p>
          </table:table-cell>
          <table:table-cell office:value-type="float" office:value="82.4008970011784" calcext:value-type="float">
            <text:p>82.4008970011784</text:p>
          </table:table-cell>
          <table:table-cell office:value-type="float" office:value="82.2173988831673" calcext:value-type="float">
            <text:p>82.2173988831673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float" office:value="81.8666101531876" calcext:value-type="float">
            <text:p>81.8666101531876</text:p>
          </table:table-cell>
          <table:table-cell office:value-type="float" office:value="82.4354375010851" calcext:value-type="float">
            <text:p>82.4354375010851</text:p>
          </table:table-cell>
          <table:table-cell office:value-type="float" office:value="81.4178510448981" calcext:value-type="float">
            <text:p>81.4178510448981</text:p>
          </table:table-cell>
          <table:table-cell office:value-type="float" office:value="81.8143958836887" calcext:value-type="float">
            <text:p>81.8143958836887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25" calcext:value-type="float">
            <text:p>25</text:p>
          </table:table-cell>
          <table:table-cell office:value-type="float" office:value="81.4448993579107" calcext:value-type="float">
            <text:p>81.4448993579107</text:p>
          </table:table-cell>
          <table:table-cell office:value-type="float" office:value="82.3022762858172" calcext:value-type="float">
            <text:p>82.3022762858172</text:p>
          </table:table-cell>
          <table:table-cell office:value-type="float" office:value="80.02693408364" calcext:value-type="float">
            <text:p>80.02693408364</text:p>
          </table:table-cell>
          <table:table-cell office:value-type="float" office:value="81.1225964171219" calcext:value-type="float">
            <text:p>81.1225964171219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35" calcext:value-type="float">
            <text:p>35</text:p>
          </table:table-cell>
          <table:table-cell office:value-type="float" office:value="80.983364596109" calcext:value-type="float">
            <text:p>80.983364596109</text:p>
          </table:table-cell>
          <table:table-cell office:value-type="float" office:value="82.2383192962323" calcext:value-type="float">
            <text:p>82.2383192962323</text:p>
          </table:table-cell>
          <table:table-cell office:value-type="float" office:value="78.7361782459178" calcext:value-type="float">
            <text:p>78.7361782459178</text:p>
          </table:table-cell>
          <table:table-cell office:value-type="float" office:value="80.3316299349351" calcext:value-type="float">
            <text:p>80.3316299349351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45" calcext:value-type="float">
            <text:p>45</text:p>
          </table:table-cell>
          <table:table-cell office:value-type="float" office:value="80.2328956544742" calcext:value-type="float">
            <text:p>80.2328956544742</text:p>
          </table:table-cell>
          <table:table-cell office:value-type="float" office:value="82.1312217679152" calcext:value-type="float">
            <text:p>82.1312217679152</text:p>
          </table:table-cell>
          <table:table-cell office:value-type="float" office:value="77.4680277998221" calcext:value-type="float">
            <text:p>77.4680277998221</text:p>
          </table:table-cell>
          <table:table-cell office:value-type="float" office:value="79.8169356702282" calcext:value-type="float">
            <text:p>79.8169356702282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55" calcext:value-type="float">
            <text:p>55</text:p>
          </table:table-cell>
          <table:table-cell office:value-type="float" office:value="79.8856083014694" calcext:value-type="float">
            <text:p>79.8856083014694</text:p>
          </table:table-cell>
          <table:table-cell office:value-type="float" office:value="82.1186011492413" calcext:value-type="float">
            <text:p>82.1186011492413</text:p>
          </table:table-cell>
          <table:table-cell office:value-type="float" office:value="76.4806170790948" calcext:value-type="float">
            <text:p>76.4806170790948</text:p>
          </table:table-cell>
          <table:table-cell office:value-type="float" office:value="79.3437847740256" calcext:value-type="float">
            <text:p>79.3437847740256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65" calcext:value-type="float">
            <text:p>65</text:p>
          </table:table-cell>
          <table:table-cell office:value-type="float" office:value="79.5424813024554" calcext:value-type="float">
            <text:p>79.5424813024554</text:p>
          </table:table-cell>
          <table:table-cell office:value-type="float" office:value="81.9395926775479" calcext:value-type="float">
            <text:p>81.9395926775479</text:p>
          </table:table-cell>
          <table:table-cell office:value-type="float" office:value="75.8686722939663" calcext:value-type="float">
            <text:p>75.8686722939663</text:p>
          </table:table-cell>
          <table:table-cell office:value-type="float" office:value="78.7401621475625" calcext:value-type="float">
            <text:p>78.7401621475625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75" calcext:value-type="float">
            <text:p>75</text:p>
          </table:table-cell>
          <table:table-cell office:value-type="float" office:value="79.2605932712887" calcext:value-type="float">
            <text:p>79.2605932712887</text:p>
          </table:table-cell>
          <table:table-cell office:value-type="float" office:value="81.6018922014319" calcext:value-type="float">
            <text:p>81.6018922014319</text:p>
          </table:table-cell>
          <table:table-cell office:value-type="float" office:value="75.0797321020609" calcext:value-type="float">
            <text:p>75.0797321020609</text:p>
          </table:table-cell>
          <table:table-cell office:value-type="float" office:value="78.3269229638174" calcext:value-type="float">
            <text:p>78.3269229638174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85" calcext:value-type="float">
            <text:p>85</text:p>
          </table:table-cell>
          <table:table-cell office:value-type="float" office:value="78.8823557703869" calcext:value-type="float">
            <text:p>78.8823557703869</text:p>
          </table:table-cell>
          <table:table-cell office:value-type="float" office:value="81.5677021346964" calcext:value-type="float">
            <text:p>81.5677021346964</text:p>
          </table:table-cell>
          <table:table-cell office:value-type="float" office:value="74.7028473174134" calcext:value-type="float">
            <text:p>74.7028473174134</text:p>
          </table:table-cell>
          <table:table-cell office:value-type="float" office:value="78.0490739121977" calcext:value-type="float">
            <text:p>78.0490739121977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95" calcext:value-type="float">
            <text:p>95</text:p>
          </table:table-cell>
          <table:table-cell office:value-type="float" office:value="78.4489815549624" calcext:value-type="float">
            <text:p>78.4489815549624</text:p>
          </table:table-cell>
          <table:table-cell office:value-type="float" office:value="81.2119315444426" calcext:value-type="float">
            <text:p>81.2119315444426</text:p>
          </table:table-cell>
          <table:table-cell office:value-type="float" office:value="74.5619483923719" calcext:value-type="float">
            <text:p>74.5619483923719</text:p>
          </table:table-cell>
          <table:table-cell office:value-type="float" office:value="77.6481832594182" calcext:value-type="float">
            <text:p>77.6481832594182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5" calcext:value-type="float">
            <text:p>5</text:p>
          </table:table-cell>
          <table:table-cell office:value-type="float" office:value="80.2636691542289" calcext:value-type="float">
            <text:p>80.2636691542289</text:p>
          </table:table-cell>
          <table:table-cell office:value-type="float" office:value="79.5424069237932" calcext:value-type="float">
            <text:p>79.5424069237932</text:p>
          </table:table-cell>
          <table:table-cell office:value-type="float" office:value="81.6327114427861" calcext:value-type="float">
            <text:p>81.6327114427861</text:p>
          </table:table-cell>
          <table:table-cell office:value-type="float" office:value="80.5295636683052" calcext:value-type="float">
            <text:p>80.5295636683052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float" office:value="80.4182711442786" calcext:value-type="float">
            <text:p>80.4182711442786</text:p>
          </table:table-cell>
          <table:table-cell office:value-type="float" office:value="79.8367822892124" calcext:value-type="float">
            <text:p>79.8367822892124</text:p>
          </table:table-cell>
          <table:table-cell office:value-type="float" office:value="81.7907960199005" calcext:value-type="float">
            <text:p>81.7907960199005</text:p>
          </table:table-cell>
          <table:table-cell office:value-type="float" office:value="80.745503717465" calcext:value-type="float">
            <text:p>80.745503717465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25" calcext:value-type="float">
            <text:p>25</text:p>
          </table:table-cell>
          <table:table-cell office:value-type="float" office:value="80.2811898839138" calcext:value-type="float">
            <text:p>80.2811898839138</text:p>
          </table:table-cell>
          <table:table-cell office:value-type="float" office:value="79.7720948820969" calcext:value-type="float">
            <text:p>79.7720948820969</text:p>
          </table:table-cell>
          <table:table-cell office:value-type="float" office:value="80.9548092868988" calcext:value-type="float">
            <text:p>80.9548092868988</text:p>
          </table:table-cell>
          <table:table-cell office:value-type="float" office:value="80.328128444117" calcext:value-type="float">
            <text:p>80.328128444117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35" calcext:value-type="float">
            <text:p>35</text:p>
          </table:table-cell>
          <table:table-cell office:value-type="float" office:value="79.8942537313433" calcext:value-type="float">
            <text:p>79.8942537313433</text:p>
          </table:table-cell>
          <table:table-cell office:value-type="float" office:value="79.7672167822397" calcext:value-type="float">
            <text:p>79.7672167822397</text:p>
          </table:table-cell>
          <table:table-cell office:value-type="float" office:value="80.3028441127695" calcext:value-type="float">
            <text:p>80.3028441127695</text:p>
          </table:table-cell>
          <table:table-cell office:value-type="float" office:value="80.0035687350789" calcext:value-type="float">
            <text:p>80.0035687350789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45" calcext:value-type="float">
            <text:p>45</text:p>
          </table:table-cell>
          <table:table-cell office:value-type="float" office:value="79.5979311774461" calcext:value-type="float">
            <text:p>79.5979311774461</text:p>
          </table:table-cell>
          <table:table-cell office:value-type="float" office:value="79.63980508771" calcext:value-type="float">
            <text:p>79.63980508771</text:p>
          </table:table-cell>
          <table:table-cell office:value-type="float" office:value="79.7852902155887" calcext:value-type="float">
            <text:p>79.7852902155887</text:p>
          </table:table-cell>
          <table:table-cell office:value-type="float" office:value="79.6572079430072" calcext:value-type="float">
            <text:p>79.6572079430072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55" calcext:value-type="float">
            <text:p>55</text:p>
          </table:table-cell>
          <table:table-cell office:value-type="float" office:value="79.3184328358209" calcext:value-type="float">
            <text:p>79.3184328358209</text:p>
          </table:table-cell>
          <table:table-cell office:value-type="float" office:value="79.5973830353738" calcext:value-type="float">
            <text:p>79.5973830353738</text:p>
          </table:table-cell>
          <table:table-cell office:value-type="float" office:value="79.1761940298508" calcext:value-type="float">
            <text:p>79.1761940298508</text:p>
          </table:table-cell>
          <table:table-cell office:value-type="float" office:value="79.3521439464471" calcext:value-type="float">
            <text:p>79.3521439464471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65" calcext:value-type="float">
            <text:p>65</text:p>
          </table:table-cell>
          <table:table-cell office:value-type="float" office:value="79.1802653399668" calcext:value-type="float">
            <text:p>79.1802653399668</text:p>
          </table:table-cell>
          <table:table-cell office:value-type="float" office:value="79.3817095153221" calcext:value-type="float">
            <text:p>79.3817095153221</text:p>
          </table:table-cell>
          <table:table-cell office:value-type="float" office:value="78.6505140961858" calcext:value-type="float">
            <text:p>78.6505140961858</text:p>
          </table:table-cell>
          <table:table-cell office:value-type="float" office:value="78.8668614651724" calcext:value-type="float">
            <text:p>78.8668614651724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75" calcext:value-type="float">
            <text:p>75</text:p>
          </table:table-cell>
          <table:table-cell office:value-type="float" office:value="78.8900165837479" calcext:value-type="float">
            <text:p>78.8900165837479</text:p>
          </table:table-cell>
          <table:table-cell office:value-type="float" office:value="79.2606073706566" calcext:value-type="float">
            <text:p>79.2606073706566</text:p>
          </table:table-cell>
          <table:table-cell office:value-type="float" office:value="78.2025787728027" calcext:value-type="float">
            <text:p>78.2025787728027</text:p>
          </table:table-cell>
          <table:table-cell office:value-type="float" office:value="78.7019840933206" calcext:value-type="float">
            <text:p>78.7019840933206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85" calcext:value-type="float">
            <text:p>85</text:p>
          </table:table-cell>
          <table:table-cell office:value-type="float" office:value="78.5669859038143" calcext:value-type="float">
            <text:p>78.5669859038143</text:p>
          </table:table-cell>
          <table:table-cell office:value-type="float" office:value="79.1141142150227" calcext:value-type="float">
            <text:p>79.1141142150227</text:p>
          </table:table-cell>
          <table:table-cell office:value-type="float" office:value="77.7282752902156" calcext:value-type="float">
            <text:p>77.7282752902156</text:p>
          </table:table-cell>
          <table:table-cell office:value-type="float" office:value="78.4379777921626" calcext:value-type="float">
            <text:p>78.4379777921626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95" calcext:value-type="float">
            <text:p>95</text:p>
          </table:table-cell>
          <table:table-cell office:value-type="float" office:value="78.3991915422885" calcext:value-type="float">
            <text:p>78.3991915422885</text:p>
          </table:table-cell>
          <table:table-cell office:value-type="float" office:value="78.9420841153599" calcext:value-type="float">
            <text:p>78.9420841153599</text:p>
          </table:table-cell>
          <table:table-cell office:value-type="float" office:value="77.5034742951907" calcext:value-type="float">
            <text:p>77.5034742951907</text:p>
          </table:table-cell>
          <table:table-cell office:value-type="float" office:value="78.0919286777515" calcext:value-type="float">
            <text:p>78.0919286777515</text:p>
          </table:table-cell>
        </table:table-row>
      </table:table>
      <table:table table:name="K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TargetColumn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SampleSplit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TargetColumn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SampleSplit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1" calcext:value-type="float">
            <text:p>1</text:p>
          </table:table-cell>
          <table:table-cell office:value-type="float" office:value="73.3044272899983" calcext:value-type="float">
            <text:p>73.3044272899983</text:p>
          </table:table-cell>
          <table:table-cell office:value-type="float" office:value="73.2042222029992" calcext:value-type="float">
            <text:p>73.2042222029992</text:p>
          </table:table-cell>
          <table:table-cell office:value-type="float" office:value="73.6888151408027" calcext:value-type="float">
            <text:p>73.6888151408027</text:p>
          </table:table-cell>
          <table:table-cell office:value-type="float" office:value="73.388811279031" calcext:value-type="float">
            <text:p>73.388811279031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1" calcext:value-type="float">
            <text:p>1</text:p>
          </table:table-cell>
          <table:table-cell office:value-type="float" office:value="74.3390257048093" calcext:value-type="float">
            <text:p>74.3390257048093</text:p>
          </table:table-cell>
          <table:table-cell office:value-type="float" office:value="75.6637061405397" calcext:value-type="float">
            <text:p>75.6637061405397</text:p>
          </table:table-cell>
          <table:table-cell office:value-type="float" office:value="71.8666915422886" calcext:value-type="float">
            <text:p>71.8666915422886</text:p>
          </table:table-cell>
          <table:table-cell office:value-type="float" office:value="73.6656468716807" calcext:value-type="float">
            <text:p>73.6656468716807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3" calcext:value-type="float">
            <text:p>3</text:p>
          </table:table-cell>
          <table:table-cell office:value-type="float" office:value="71.7249056104658" calcext:value-type="float">
            <text:p>71.7249056104658</text:p>
          </table:table-cell>
          <table:table-cell office:value-type="float" office:value="70.7521263953932" calcext:value-type="float">
            <text:p>70.7521263953932</text:p>
          </table:table-cell>
          <table:table-cell office:value-type="float" office:value="74.2242983911695" calcext:value-type="float">
            <text:p>74.2242983911695</text:p>
          </table:table-cell>
          <table:table-cell office:value-type="float" office:value="72.3955111670537" calcext:value-type="float">
            <text:p>72.3955111670537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2" calcext:value-type="float">
            <text:p>2</text:p>
          </table:table-cell>
          <table:table-cell office:value-type="float" office:value="70.4943490878939" calcext:value-type="float">
            <text:p>70.4943490878939</text:p>
          </table:table-cell>
          <table:table-cell office:value-type="float" office:value="79.1656627932022" calcext:value-type="float">
            <text:p>79.1656627932022</text:p>
          </table:table-cell>
          <table:table-cell office:value-type="float" office:value="55.6868076285241" calcext:value-type="float">
            <text:p>55.6868076285241</text:p>
          </table:table-cell>
          <table:table-cell office:value-type="float" office:value="65.3013060657167" calcext:value-type="float">
            <text:p>65.3013060657167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13" calcext:value-type="float">
            <text:p>13</text:p>
          </table:table-cell>
          <table:table-cell office:value-type="float" office:value="71.0023086357406" calcext:value-type="float">
            <text:p>71.0023086357406</text:p>
          </table:table-cell>
          <table:table-cell office:value-type="float" office:value="69.8037739544401" calcext:value-type="float">
            <text:p>69.8037739544401</text:p>
          </table:table-cell>
          <table:table-cell office:value-type="float" office:value="74.1840175071544" calcext:value-type="float">
            <text:p>74.1840175071544</text:p>
          </table:table-cell>
          <table:table-cell office:value-type="float" office:value="71.8754982623594" calcext:value-type="float">
            <text:p>71.8754982623594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3" calcext:value-type="float">
            <text:p>3</text:p>
          </table:table-cell>
          <table:table-cell office:value-type="float" office:value="76.1299502487562" calcext:value-type="float">
            <text:p>76.1299502487562</text:p>
          </table:table-cell>
          <table:table-cell office:value-type="float" office:value="75.0289920170811" calcext:value-type="float">
            <text:p>75.0289920170811</text:p>
          </table:table-cell>
          <table:table-cell office:value-type="float" office:value="78.4389386401327" calcext:value-type="float">
            <text:p>78.4389386401327</text:p>
          </table:table-cell>
          <table:table-cell office:value-type="float" office:value="76.6565100399529" calcext:value-type="float">
            <text:p>76.6565100399529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15" calcext:value-type="float">
            <text:p>15</text:p>
          </table:table-cell>
          <table:table-cell office:value-type="float" office:value="70.7715051824063" calcext:value-type="float">
            <text:p>70.7715051824063</text:p>
          </table:table-cell>
          <table:table-cell office:value-type="float" office:value="69.5701189689617" calcext:value-type="float">
            <text:p>69.5701189689617</text:p>
          </table:table-cell>
          <table:table-cell office:value-type="float" office:value="74.0032104465767" calcext:value-type="float">
            <text:p>74.0032104465767</text:p>
          </table:table-cell>
          <table:table-cell office:value-type="float" office:value="71.6638279928479" calcext:value-type="float">
            <text:p>71.6638279928479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4" calcext:value-type="float">
            <text:p>4</text:p>
          </table:table-cell>
          <table:table-cell office:value-type="float" office:value="75.0447968490879" calcext:value-type="float">
            <text:p>75.0447968490879</text:p>
          </table:table-cell>
          <table:table-cell office:value-type="float" office:value="78.2150625871982" calcext:value-type="float">
            <text:p>78.2150625871982</text:p>
          </table:table-cell>
          <table:table-cell office:value-type="float" office:value="69.5222222222222" calcext:value-type="float">
            <text:p>69.5222222222222</text:p>
          </table:table-cell>
          <table:table-cell office:value-type="float" office:value="73.5637314175928" calcext:value-type="float">
            <text:p>73.5637314175928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29" calcext:value-type="float">
            <text:p>29</text:p>
          </table:table-cell>
          <table:table-cell office:value-type="float" office:value="70.9724286367025" calcext:value-type="float">
            <text:p>70.9724286367025</text:p>
          </table:table-cell>
          <table:table-cell office:value-type="float" office:value="70.1983267091538" calcext:value-type="float">
            <text:p>70.1983267091538</text:p>
          </table:table-cell>
          <table:table-cell office:value-type="float" office:value="73.0465454632903" calcext:value-type="float">
            <text:p>73.0465454632903</text:p>
          </table:table-cell>
          <table:table-cell office:value-type="float" office:value="71.5378587256572" calcext:value-type="float">
            <text:p>71.5378587256572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5" calcext:value-type="float">
            <text:p>5</text:p>
          </table:table-cell>
          <table:table-cell office:value-type="float" office:value="76.9959618573798" calcext:value-type="float">
            <text:p>76.9959618573798</text:p>
          </table:table-cell>
          <table:table-cell office:value-type="float" office:value="75.1180199437619" calcext:value-type="float">
            <text:p>75.1180199437619</text:p>
          </table:table-cell>
          <table:table-cell office:value-type="float" office:value="80.8486152570481" calcext:value-type="float">
            <text:p>80.8486152570481</text:p>
          </table:table-cell>
          <table:table-cell office:value-type="float" office:value="77.8445209523727" calcext:value-type="float">
            <text:p>77.8445209523727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31" calcext:value-type="float">
            <text:p>31</text:p>
          </table:table-cell>
          <table:table-cell office:value-type="float" office:value="70.9502861746387" calcext:value-type="float">
            <text:p>70.9502861746387</text:p>
          </table:table-cell>
          <table:table-cell office:value-type="float" office:value="70.1673066333403" calcext:value-type="float">
            <text:p>70.1673066333403</text:p>
          </table:table-cell>
          <table:table-cell office:value-type="float" office:value="73.0360123127239" calcext:value-type="float">
            <text:p>73.0360123127239</text:p>
          </table:table-cell>
          <table:table-cell office:value-type="float" office:value="71.5192090734713" calcext:value-type="float">
            <text:p>71.5192090734713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6" calcext:value-type="float">
            <text:p>6</text:p>
          </table:table-cell>
          <table:table-cell office:value-type="float" office:value="76.0075704809287" calcext:value-type="float">
            <text:p>76.0075704809287</text:p>
          </table:table-cell>
          <table:table-cell office:value-type="float" office:value="77.2824535717569" calcext:value-type="float">
            <text:p>77.2824535717569</text:p>
          </table:table-cell>
          <table:table-cell office:value-type="float" office:value="73.77092039801" calcext:value-type="float">
            <text:p>73.77092039801</text:p>
          </table:table-cell>
          <table:table-cell office:value-type="float" office:value="75.4420458313269" calcext:value-type="float">
            <text:p>75.4420458313269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27" calcext:value-type="float">
            <text:p>27</text:p>
          </table:table-cell>
          <table:table-cell office:value-type="float" office:value="70.8909951181974" calcext:value-type="float">
            <text:p>70.8909951181974</text:p>
          </table:table-cell>
          <table:table-cell office:value-type="float" office:value="70.1742810497061" calcext:value-type="float">
            <text:p>70.1742810497061</text:p>
          </table:table-cell>
          <table:table-cell office:value-type="float" office:value="72.8514296707789" calcext:value-type="float">
            <text:p>72.8514296707789</text:p>
          </table:table-cell>
          <table:table-cell office:value-type="float" office:value="71.428970301656" calcext:value-type="float">
            <text:p>71.428970301656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7" calcext:value-type="float">
            <text:p>7</text:p>
          </table:table-cell>
          <table:table-cell office:value-type="float" office:value="76.8371600331675" calcext:value-type="float">
            <text:p>76.8371600331675</text:p>
          </table:table-cell>
          <table:table-cell office:value-type="float" office:value="74.7587259795548" calcext:value-type="float">
            <text:p>74.7587259795548</text:p>
          </table:table-cell>
          <table:table-cell office:value-type="float" office:value="81.1679270315091" calcext:value-type="float">
            <text:p>81.1679270315091</text:p>
          </table:table-cell>
          <table:table-cell office:value-type="float" office:value="77.7958939539121" calcext:value-type="float">
            <text:p>77.7958939539121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17" calcext:value-type="float">
            <text:p>17</text:p>
          </table:table-cell>
          <table:table-cell office:value-type="float" office:value="70.5907582425511" calcext:value-type="float">
            <text:p>70.5907582425511</text:p>
          </table:table-cell>
          <table:table-cell office:value-type="float" office:value="69.5495928872299" calcext:value-type="float">
            <text:p>69.5495928872299</text:p>
          </table:table-cell>
          <table:table-cell office:value-type="float" office:value="73.4232017891927" calcext:value-type="float">
            <text:p>73.4232017891927</text:p>
          </table:table-cell>
          <table:table-cell office:value-type="float" office:value="71.3769771853235" calcext:value-type="float">
            <text:p>71.3769771853235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8" calcext:value-type="float">
            <text:p>8</text:p>
          </table:table-cell>
          <table:table-cell office:value-type="float" office:value="76.5075787728027" calcext:value-type="float">
            <text:p>76.5075787728027</text:p>
          </table:table-cell>
          <table:table-cell office:value-type="float" office:value="77.0490724575105" calcext:value-type="float">
            <text:p>77.0490724575105</text:p>
          </table:table-cell>
          <table:table-cell office:value-type="float" office:value="75.6180182421227" calcext:value-type="float">
            <text:p>75.6180182421227</text:p>
          </table:table-cell>
          <table:table-cell office:value-type="float" office:value="76.2864326497196" calcext:value-type="float">
            <text:p>76.2864326497196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19" calcext:value-type="float">
            <text:p>19</text:p>
          </table:table-cell>
          <table:table-cell office:value-type="float" office:value="70.6340511747589" calcext:value-type="float">
            <text:p>70.6340511747589</text:p>
          </table:table-cell>
          <table:table-cell office:value-type="float" office:value="69.6718045522151" calcext:value-type="float">
            <text:p>69.6718045522151</text:p>
          </table:table-cell>
          <table:table-cell office:value-type="float" office:value="73.2689079671981" calcext:value-type="float">
            <text:p>73.2689079671981</text:p>
          </table:table-cell>
          <table:table-cell office:value-type="float" office:value="71.3694792480577" calcext:value-type="float">
            <text:p>71.3694792480577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9" calcext:value-type="float">
            <text:p>9</text:p>
          </table:table-cell>
          <table:table-cell office:value-type="float" office:value="76.7845356550581" calcext:value-type="float">
            <text:p>76.7845356550581</text:p>
          </table:table-cell>
          <table:table-cell office:value-type="float" office:value="74.731802711418" calcext:value-type="float">
            <text:p>74.731802711418</text:p>
          </table:table-cell>
          <table:table-cell office:value-type="float" office:value="81.0627529021559" calcext:value-type="float">
            <text:p>81.0627529021559</text:p>
          </table:table-cell>
          <table:table-cell office:value-type="float" office:value="77.7317450201862" calcext:value-type="float">
            <text:p>77.7317450201862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11" calcext:value-type="float">
            <text:p>11</text:p>
          </table:table-cell>
          <table:table-cell office:value-type="float" office:value="70.6043214775269" calcext:value-type="float">
            <text:p>70.6043214775269</text:p>
          </table:table-cell>
          <table:table-cell office:value-type="float" office:value="69.6022609885515" calcext:value-type="float">
            <text:p>69.6022609885515</text:p>
          </table:table-cell>
          <table:table-cell office:value-type="float" office:value="73.3273813818147" calcext:value-type="float">
            <text:p>73.3273813818147</text:p>
          </table:table-cell>
          <table:table-cell office:value-type="float" office:value="71.3605665967857" calcext:value-type="float">
            <text:p>71.3605665967857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10" calcext:value-type="float">
            <text:p>10</text:p>
          </table:table-cell>
          <table:table-cell office:value-type="float" office:value="76.8902155887231" calcext:value-type="float">
            <text:p>76.8902155887231</text:p>
          </table:table-cell>
          <table:table-cell office:value-type="float" office:value="76.9966314473939" calcext:value-type="float">
            <text:p>76.9966314473939</text:p>
          </table:table-cell>
          <table:table-cell office:value-type="float" office:value="76.7876865671642" calcext:value-type="float">
            <text:p>76.7876865671642</text:p>
          </table:table-cell>
          <table:table-cell office:value-type="float" office:value="76.8527680305897" calcext:value-type="float">
            <text:p>76.8527680305897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21" calcext:value-type="float">
            <text:p>21</text:p>
          </table:table-cell>
          <table:table-cell office:value-type="float" office:value="70.6712598898588" calcext:value-type="float">
            <text:p>70.6712598898588</text:p>
          </table:table-cell>
          <table:table-cell office:value-type="float" office:value="69.8165344867184" calcext:value-type="float">
            <text:p>69.8165344867184</text:p>
          </table:table-cell>
          <table:table-cell office:value-type="float" office:value="73.000024048289" calcext:value-type="float">
            <text:p>73.000024048289</text:p>
          </table:table-cell>
          <table:table-cell office:value-type="float" office:value="71.3144006308603" calcext:value-type="float">
            <text:p>71.3144006308603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11" calcext:value-type="float">
            <text:p>11</text:p>
          </table:table-cell>
          <table:table-cell office:value-type="float" office:value="77.1330804311774" calcext:value-type="float">
            <text:p>77.1330804311774</text:p>
          </table:table-cell>
          <table:table-cell office:value-type="float" office:value="75.1602587318472" calcext:value-type="float">
            <text:p>75.1602587318472</text:p>
          </table:table-cell>
          <table:table-cell office:value-type="float" office:value="81.18092039801" calcext:value-type="float">
            <text:p>81.18092039801</text:p>
          </table:table-cell>
          <table:table-cell office:value-type="float" office:value="78.0153028826119" calcext:value-type="float">
            <text:p>78.0153028826119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25" calcext:value-type="float">
            <text:p>25</text:p>
          </table:table-cell>
          <table:table-cell office:value-type="float" office:value="70.7334848375538" calcext:value-type="float">
            <text:p>70.7334848375538</text:p>
          </table:table-cell>
          <table:table-cell office:value-type="float" office:value="70.0183244221836" calcext:value-type="float">
            <text:p>70.0183244221836</text:p>
          </table:table-cell>
          <table:table-cell office:value-type="float" office:value="72.688947406392" calcext:value-type="float">
            <text:p>72.688947406392</text:p>
          </table:table-cell>
          <table:table-cell office:value-type="float" office:value="71.2692303512229" calcext:value-type="float">
            <text:p>71.2692303512229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12" calcext:value-type="float">
            <text:p>12</text:p>
          </table:table-cell>
          <table:table-cell office:value-type="float" office:value="77.1098424543947" calcext:value-type="float">
            <text:p>77.1098424543947</text:p>
          </table:table-cell>
          <table:table-cell office:value-type="float" office:value="76.9469615745289" calcext:value-type="float">
            <text:p>76.9469615745289</text:p>
          </table:table-cell>
          <table:table-cell office:value-type="float" office:value="77.5364344941957" calcext:value-type="float">
            <text:p>77.5364344941957</text:p>
          </table:table-cell>
          <table:table-cell office:value-type="float" office:value="77.197034448935" calcext:value-type="float">
            <text:p>77.197034448935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33" calcext:value-type="float">
            <text:p>33</text:p>
          </table:table-cell>
          <table:table-cell office:value-type="float" office:value="70.6954765168458" calcext:value-type="float">
            <text:p>70.6954765168458</text:p>
          </table:table-cell>
          <table:table-cell office:value-type="float" office:value="69.9677309029228" calcext:value-type="float">
            <text:p>69.9677309029228</text:p>
          </table:table-cell>
          <table:table-cell office:value-type="float" office:value="72.6751196402376" calcext:value-type="float">
            <text:p>72.6751196402376</text:p>
          </table:table-cell>
          <table:table-cell office:value-type="float" office:value="71.2401321002442" calcext:value-type="float">
            <text:p>71.2401321002442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13" calcext:value-type="float">
            <text:p>13</text:p>
          </table:table-cell>
          <table:table-cell office:value-type="float" office:value="77.1531426202322" calcext:value-type="float">
            <text:p>77.1531426202322</text:p>
          </table:table-cell>
          <table:table-cell office:value-type="float" office:value="75.2515704796924" calcext:value-type="float">
            <text:p>75.2515704796924</text:p>
          </table:table-cell>
          <table:table-cell office:value-type="float" office:value="81.0546683250415" calcext:value-type="float">
            <text:p>81.0546683250415</text:p>
          </table:table-cell>
          <table:table-cell office:value-type="float" office:value="78.0043912324183" calcext:value-type="float">
            <text:p>78.0043912324183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5" calcext:value-type="float">
            <text:p>5</text:p>
          </table:table-cell>
          <table:table-cell office:value-type="float" office:value="70.5689885289662" calcext:value-type="float">
            <text:p>70.5689885289662</text:p>
          </table:table-cell>
          <table:table-cell office:value-type="float" office:value="69.711853925582" calcext:value-type="float">
            <text:p>69.711853925582</text:p>
          </table:table-cell>
          <table:table-cell office:value-type="float" office:value="72.9056465382488" calcext:value-type="float">
            <text:p>72.9056465382488</text:p>
          </table:table-cell>
          <table:table-cell office:value-type="float" office:value="71.2276037156684" calcext:value-type="float">
            <text:p>71.2276037156684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14" calcext:value-type="float">
            <text:p>14</text:p>
          </table:table-cell>
          <table:table-cell office:value-type="float" office:value="77.0152155887231" calcext:value-type="float">
            <text:p>77.0152155887231</text:p>
          </table:table-cell>
          <table:table-cell office:value-type="float" office:value="76.6317360579779" calcext:value-type="float">
            <text:p>76.6317360579779</text:p>
          </table:table-cell>
          <table:table-cell office:value-type="float" office:value="77.858175787728" calcext:value-type="float">
            <text:p>77.858175787728</text:p>
          </table:table-cell>
          <table:table-cell office:value-type="float" office:value="77.1959229866723" calcext:value-type="float">
            <text:p>77.1959229866723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23" calcext:value-type="float">
            <text:p>23</text:p>
          </table:table-cell>
          <table:table-cell office:value-type="float" office:value="70.6121251472958" calcext:value-type="float">
            <text:p>70.6121251472958</text:p>
          </table:table-cell>
          <table:table-cell office:value-type="float" office:value="69.8402318690349" calcext:value-type="float">
            <text:p>69.8402318690349</text:p>
          </table:table-cell>
          <table:table-cell office:value-type="float" office:value="72.7331722097973" calcext:value-type="float">
            <text:p>72.7331722097973</text:p>
          </table:table-cell>
          <table:table-cell office:value-type="float" office:value="71.1958566504897" calcext:value-type="float">
            <text:p>71.1958566504897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15" calcext:value-type="float">
            <text:p>15</text:p>
          </table:table-cell>
          <table:table-cell office:value-type="float" office:value="76.9977487562189" calcext:value-type="float">
            <text:p>76.9977487562189</text:p>
          </table:table-cell>
          <table:table-cell office:value-type="float" office:value="75.1525822789557" calcext:value-type="float">
            <text:p>75.1525822789557</text:p>
          </table:table-cell>
          <table:table-cell office:value-type="float" office:value="80.8036733001658" calcext:value-type="float">
            <text:p>80.8036733001658</text:p>
          </table:table-cell>
          <table:table-cell office:value-type="float" office:value="77.8359014870234" calcext:value-type="float">
            <text:p>77.8359014870234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39" calcext:value-type="float">
            <text:p>39</text:p>
          </table:table-cell>
          <table:table-cell office:value-type="float" office:value="70.4215063848207" calcext:value-type="float">
            <text:p>70.4215063848207</text:p>
          </table:table-cell>
          <table:table-cell office:value-type="float" office:value="69.5997144790765" calcext:value-type="float">
            <text:p>69.5997144790765</text:p>
          </table:table-cell>
          <table:table-cell office:value-type="float" office:value="72.7112882668398" calcext:value-type="float">
            <text:p>72.7112882668398</text:p>
          </table:table-cell>
          <table:table-cell office:value-type="float" office:value="71.0643966999398" calcext:value-type="float">
            <text:p>71.0643966999398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16" calcext:value-type="float">
            <text:p>16</text:p>
          </table:table-cell>
          <table:table-cell office:value-type="float" office:value="76.7880348258707" calcext:value-type="float">
            <text:p>76.7880348258707</text:p>
          </table:table-cell>
          <table:table-cell office:value-type="float" office:value="76.392634894813" calcext:value-type="float">
            <text:p>76.392634894813</text:p>
          </table:table-cell>
          <table:table-cell office:value-type="float" office:value="77.6749834162521" calcext:value-type="float">
            <text:p>77.6749834162521</text:p>
          </table:table-cell>
          <table:table-cell office:value-type="float" office:value="76.9850834156919" calcext:value-type="float">
            <text:p>76.9850834156919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9" calcext:value-type="float">
            <text:p>9</text:p>
          </table:table-cell>
          <table:table-cell office:value-type="float" office:value="70.4094341437607" calcext:value-type="float">
            <text:p>70.4094341437607</text:p>
          </table:table-cell>
          <table:table-cell office:value-type="float" office:value="69.5486109973808" calcext:value-type="float">
            <text:p>69.5486109973808</text:p>
          </table:table-cell>
          <table:table-cell office:value-type="float" office:value="72.753216458649" calcext:value-type="float">
            <text:p>72.753216458649</text:p>
          </table:table-cell>
          <table:table-cell office:value-type="float" office:value="71.0597788009627" calcext:value-type="float">
            <text:p>71.0597788009627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17" calcext:value-type="float">
            <text:p>17</text:p>
          </table:table-cell>
          <table:table-cell office:value-type="float" office:value="76.7961940298507" calcext:value-type="float">
            <text:p>76.7961940298507</text:p>
          </table:table-cell>
          <table:table-cell office:value-type="float" office:value="75.0957345987041" calcext:value-type="float">
            <text:p>75.0957345987041</text:p>
          </table:table-cell>
          <table:table-cell office:value-type="float" office:value="80.3292122719735" calcext:value-type="float">
            <text:p>80.3292122719735</text:p>
          </table:table-cell>
          <table:table-cell office:value-type="float" office:value="77.5836648991977" calcext:value-type="float">
            <text:p>77.5836648991977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35" calcext:value-type="float">
            <text:p>35</text:p>
          </table:table-cell>
          <table:table-cell office:value-type="float" office:value="70.5208679027487" calcext:value-type="float">
            <text:p>70.5208679027487</text:p>
          </table:table-cell>
          <table:table-cell office:value-type="float" office:value="69.8504120237724" calcext:value-type="float">
            <text:p>69.8504120237724</text:p>
          </table:table-cell>
          <table:table-cell office:value-type="float" office:value="72.3861914724767" calcext:value-type="float">
            <text:p>72.3861914724767</text:p>
          </table:table-cell>
          <table:table-cell office:value-type="float" office:value="71.0409442794988" calcext:value-type="float">
            <text:p>71.0409442794988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18" calcext:value-type="float">
            <text:p>18</text:p>
          </table:table-cell>
          <table:table-cell office:value-type="float" office:value="76.6507338308458" calcext:value-type="float">
            <text:p>76.6507338308458</text:p>
          </table:table-cell>
          <table:table-cell office:value-type="float" office:value="76.231486341065" calcext:value-type="float">
            <text:p>76.231486341065</text:p>
          </table:table-cell>
          <table:table-cell office:value-type="float" office:value="77.5735074626866" calcext:value-type="float">
            <text:p>77.5735074626866</text:p>
          </table:table-cell>
          <table:table-cell office:value-type="float" office:value="76.85369841166" calcext:value-type="float">
            <text:p>76.85369841166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37" calcext:value-type="float">
            <text:p>37</text:p>
          </table:table-cell>
          <table:table-cell office:value-type="float" office:value="70.3974160113508" calcext:value-type="float">
            <text:p>70.3974160113508</text:p>
          </table:table-cell>
          <table:table-cell office:value-type="float" office:value="69.6299905602762" calcext:value-type="float">
            <text:p>69.6299905602762</text:p>
          </table:table-cell>
          <table:table-cell office:value-type="float" office:value="72.5246134237549" calcext:value-type="float">
            <text:p>72.5246134237549</text:p>
          </table:table-cell>
          <table:table-cell office:value-type="float" office:value="70.9901823815895" calcext:value-type="float">
            <text:p>70.9901823815895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19" calcext:value-type="float">
            <text:p>19</text:p>
          </table:table-cell>
          <table:table-cell office:value-type="float" office:value="76.5740422885572" calcext:value-type="float">
            <text:p>76.5740422885572</text:p>
          </table:table-cell>
          <table:table-cell office:value-type="float" office:value="74.9454379864428" calcext:value-type="float">
            <text:p>74.9454379864428</text:p>
          </table:table-cell>
          <table:table-cell office:value-type="float" office:value="79.9747595356551" calcext:value-type="float">
            <text:p>79.9747595356551</text:p>
          </table:table-cell>
          <table:table-cell office:value-type="float" office:value="77.340629151809" calcext:value-type="float">
            <text:p>77.340629151809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30" calcext:value-type="float">
            <text:p>30</text:p>
          </table:table-cell>
          <table:table-cell office:value-type="float" office:value="71.0978284395065" calcext:value-type="float">
            <text:p>71.0978284395065</text:p>
          </table:table-cell>
          <table:table-cell office:value-type="float" office:value="71.3162878283643" calcext:value-type="float">
            <text:p>71.3162878283643</text:p>
          </table:table-cell>
          <table:table-cell office:value-type="float" office:value="70.7284587451603" calcext:value-type="float">
            <text:p>70.7284587451603</text:p>
          </table:table-cell>
          <table:table-cell office:value-type="float" office:value="70.9615148427374" calcext:value-type="float">
            <text:p>70.9615148427374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20" calcext:value-type="float">
            <text:p>20</text:p>
          </table:table-cell>
          <table:table-cell office:value-type="float" office:value="76.685004145937" calcext:value-type="float">
            <text:p>76.685004145937</text:p>
          </table:table-cell>
          <table:table-cell office:value-type="float" office:value="76.1956450995503" calcext:value-type="float">
            <text:p>76.1956450995503</text:p>
          </table:table-cell>
          <table:table-cell office:value-type="float" office:value="77.7451824212272" calcext:value-type="float">
            <text:p>77.7451824212272</text:p>
          </table:table-cell>
          <table:table-cell office:value-type="float" office:value="76.9193540908888" calcext:value-type="float">
            <text:p>76.9193540908888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28" calcext:value-type="float">
            <text:p>28</text:p>
          </table:table-cell>
          <table:table-cell office:value-type="float" office:value="71.1638409927134" calcext:value-type="float">
            <text:p>71.1638409927134</text:p>
          </table:table-cell>
          <table:table-cell office:value-type="float" office:value="71.4994915278068" calcext:value-type="float">
            <text:p>71.4994915278068</text:p>
          </table:table-cell>
          <table:table-cell office:value-type="float" office:value="70.5556357165188" calcext:value-type="float">
            <text:p>70.5556357165188</text:p>
          </table:table-cell>
          <table:table-cell office:value-type="float" office:value="70.9605028611695" calcext:value-type="float">
            <text:p>70.9605028611695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21" calcext:value-type="float">
            <text:p>21</text:p>
          </table:table-cell>
          <table:table-cell office:value-type="float" office:value="76.5376202321725" calcext:value-type="float">
            <text:p>76.5376202321725</text:p>
          </table:table-cell>
          <table:table-cell office:value-type="float" office:value="74.9155040379401" calcext:value-type="float">
            <text:p>74.9155040379401</text:p>
          </table:table-cell>
          <table:table-cell office:value-type="float" office:value="79.9169817578773" calcext:value-type="float">
            <text:p>79.9169817578773</text:p>
          </table:table-cell>
          <table:table-cell office:value-type="float" office:value="77.2999061909666" calcext:value-type="float">
            <text:p>77.2999061909666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40" calcext:value-type="float">
            <text:p>40</text:p>
          </table:table-cell>
          <table:table-cell office:value-type="float" office:value="70.589110934757" calcext:value-type="float">
            <text:p>70.589110934757</text:p>
          </table:table-cell>
          <table:table-cell office:value-type="float" office:value="70.3973566980384" calcext:value-type="float">
            <text:p>70.3973566980384</text:p>
          </table:table-cell>
          <table:table-cell office:value-type="float" office:value="71.2462063824159" calcext:value-type="float">
            <text:p>71.2462063824159</text:p>
          </table:table-cell>
          <table:table-cell office:value-type="float" office:value="70.7607242832218" calcext:value-type="float">
            <text:p>70.7607242832218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22" calcext:value-type="float">
            <text:p>22</text:p>
          </table:table-cell>
          <table:table-cell office:value-type="float" office:value="76.6924585406302" calcext:value-type="float">
            <text:p>76.6924585406302</text:p>
          </table:table-cell>
          <table:table-cell office:value-type="float" office:value="76.0557846571976" calcext:value-type="float">
            <text:p>76.0557846571976</text:p>
          </table:table-cell>
          <table:table-cell office:value-type="float" office:value="78.0315091210614" calcext:value-type="float">
            <text:p>78.0315091210614</text:p>
          </table:table-cell>
          <table:table-cell office:value-type="float" office:value="76.9917361644919" calcext:value-type="float">
            <text:p>76.9917361644919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32" calcext:value-type="float">
            <text:p>32</text:p>
          </table:table-cell>
          <table:table-cell office:value-type="float" office:value="70.8942115768463" calcext:value-type="float">
            <text:p>70.8942115768463</text:p>
          </table:table-cell>
          <table:table-cell office:value-type="float" office:value="71.1130088910981" calcext:value-type="float">
            <text:p>71.1130088910981</text:p>
          </table:table-cell>
          <table:table-cell office:value-type="float" office:value="70.5196113796504" calcext:value-type="float">
            <text:p>70.5196113796504</text:p>
          </table:table-cell>
          <table:table-cell office:value-type="float" office:value="70.7579249975548" calcext:value-type="float">
            <text:p>70.7579249975548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23" calcext:value-type="float">
            <text:p>23</text:p>
          </table:table-cell>
          <table:table-cell office:value-type="float" office:value="76.5594237147595" calcext:value-type="float">
            <text:p>76.5594237147595</text:p>
          </table:table-cell>
          <table:table-cell office:value-type="float" office:value="74.8365737508978" calcext:value-type="float">
            <text:p>74.8365737508978</text:p>
          </table:table-cell>
          <table:table-cell office:value-type="float" office:value="80.1583499170813" calcext:value-type="float">
            <text:p>80.1583499170813</text:p>
          </table:table-cell>
          <table:table-cell office:value-type="float" office:value="77.3686976518151" calcext:value-type="float">
            <text:p>77.3686976518151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26" calcext:value-type="float">
            <text:p>26</text:p>
          </table:table-cell>
          <table:table-cell office:value-type="float" office:value="70.8960512709521" calcext:value-type="float">
            <text:p>70.8960512709521</text:p>
          </table:table-cell>
          <table:table-cell office:value-type="float" office:value="71.3298100964841" calcext:value-type="float">
            <text:p>71.3298100964841</text:p>
          </table:table-cell>
          <table:table-cell office:value-type="float" office:value="70.0480484813506" calcext:value-type="float">
            <text:p>70.0480484813506</text:p>
          </table:table-cell>
          <table:table-cell office:value-type="float" office:value="70.6205514248439" calcext:value-type="float">
            <text:p>70.6205514248439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24" calcext:value-type="float">
            <text:p>24</text:p>
          </table:table-cell>
          <table:table-cell office:value-type="float" office:value="76.585912106136" calcext:value-type="float">
            <text:p>76.585912106136</text:p>
          </table:table-cell>
          <table:table-cell office:value-type="float" office:value="75.7220387538252" calcext:value-type="float">
            <text:p>75.7220387538252</text:p>
          </table:table-cell>
          <table:table-cell office:value-type="float" office:value="78.3941956882255" calcext:value-type="float">
            <text:p>78.3941956882255</text:p>
          </table:table-cell>
          <table:table-cell office:value-type="float" office:value="76.9931009302599" calcext:value-type="float">
            <text:p>76.9931009302599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7" calcext:value-type="float">
            <text:p>7</text:p>
          </table:table-cell>
          <table:table-cell office:value-type="float" office:value="70.0312447394368" calcext:value-type="float">
            <text:p>70.0312447394368</text:p>
          </table:table-cell>
          <table:table-cell office:value-type="float" office:value="69.3011751701699" calcext:value-type="float">
            <text:p>69.3011751701699</text:p>
          </table:table-cell>
          <table:table-cell office:value-type="float" office:value="72.0407257773609" calcext:value-type="float">
            <text:p>72.0407257773609</text:p>
          </table:table-cell>
          <table:table-cell office:value-type="float" office:value="70.5951767121687" calcext:value-type="float">
            <text:p>70.5951767121687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25" calcext:value-type="float">
            <text:p>25</text:p>
          </table:table-cell>
          <table:table-cell office:value-type="float" office:value="76.4603689883914" calcext:value-type="float">
            <text:p>76.4603689883914</text:p>
          </table:table-cell>
          <table:table-cell office:value-type="float" office:value="74.6631734703313" calcext:value-type="float">
            <text:p>74.6631734703313</text:p>
          </table:table-cell>
          <table:table-cell office:value-type="float" office:value="80.2532006633499" calcext:value-type="float">
            <text:p>80.2532006633499</text:p>
          </table:table-cell>
          <table:table-cell office:value-type="float" office:value="77.3181578912094" calcext:value-type="float">
            <text:p>77.3181578912094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34" calcext:value-type="float">
            <text:p>34</text:p>
          </table:table-cell>
          <table:table-cell office:value-type="float" office:value="70.6643460067816" calcext:value-type="float">
            <text:p>70.6643460067816</text:p>
          </table:table-cell>
          <table:table-cell office:value-type="float" office:value="70.8163413506482" calcext:value-type="float">
            <text:p>70.8163413506482</text:p>
          </table:table-cell>
          <table:table-cell office:value-type="float" office:value="70.4294302960344" calcext:value-type="float">
            <text:p>70.4294302960344</text:p>
          </table:table-cell>
          <table:table-cell office:value-type="float" office:value="70.5671205467155" calcext:value-type="float">
            <text:p>70.5671205467155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26" calcext:value-type="float">
            <text:p>26</text:p>
          </table:table-cell>
          <table:table-cell office:value-type="float" office:value="76.4354104477612" calcext:value-type="float">
            <text:p>76.4354104477612</text:p>
          </table:table-cell>
          <table:table-cell office:value-type="float" office:value="75.4440657784716" calcext:value-type="float">
            <text:p>75.4440657784716</text:p>
          </table:table-cell>
          <table:table-cell office:value-type="float" office:value="78.5125538971808" calcext:value-type="float">
            <text:p>78.5125538971808</text:p>
          </table:table-cell>
          <table:table-cell office:value-type="float" office:value="76.9079190951271" calcext:value-type="float">
            <text:p>76.9079190951271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38" calcext:value-type="float">
            <text:p>38</text:p>
          </table:table-cell>
          <table:table-cell office:value-type="float" office:value="70.5126794603564" calcext:value-type="float">
            <text:p>70.5126794603564</text:p>
          </table:table-cell>
          <table:table-cell office:value-type="float" office:value="70.4996661989771" calcext:value-type="float">
            <text:p>70.4996661989771</text:p>
          </table:table-cell>
          <table:table-cell office:value-type="float" office:value="70.7204506649352" calcext:value-type="float">
            <text:p>70.7204506649352</text:p>
          </table:table-cell>
          <table:table-cell office:value-type="float" office:value="70.5493757516338" calcext:value-type="float">
            <text:p>70.5493757516338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27" calcext:value-type="float">
            <text:p>27</text:p>
          </table:table-cell>
          <table:table-cell office:value-type="float" office:value="76.357259535655" calcext:value-type="float">
            <text:p>76.357259535655</text:p>
          </table:table-cell>
          <table:table-cell office:value-type="float" office:value="74.4259056341514" calcext:value-type="float">
            <text:p>74.4259056341514</text:p>
          </table:table-cell>
          <table:table-cell office:value-type="float" office:value="80.4395936981758" calcext:value-type="float">
            <text:p>80.4395936981758</text:p>
          </table:table-cell>
          <table:table-cell office:value-type="float" office:value="77.2798137110534" calcext:value-type="float">
            <text:p>77.2798137110534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36" calcext:value-type="float">
            <text:p>36</text:p>
          </table:table-cell>
          <table:table-cell office:value-type="float" office:value="70.5299822042662" calcext:value-type="float">
            <text:p>70.5299822042662</text:p>
          </table:table-cell>
          <table:table-cell office:value-type="float" office:value="70.6481030077051" calcext:value-type="float">
            <text:p>70.6481030077051</text:p>
          </table:table-cell>
          <table:table-cell office:value-type="float" office:value="70.4094461679052" calcext:value-type="float">
            <text:p>70.4094461679052</text:p>
          </table:table-cell>
          <table:table-cell office:value-type="float" office:value="70.4689278416096" calcext:value-type="float">
            <text:p>70.4689278416096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28" calcext:value-type="float">
            <text:p>28</text:p>
          </table:table-cell>
          <table:table-cell office:value-type="float" office:value="76.291364013267" calcext:value-type="float">
            <text:p>76.291364013267</text:p>
          </table:table-cell>
          <table:table-cell office:value-type="float" office:value="75.192212176456" calcext:value-type="float">
            <text:p>75.192212176456</text:p>
          </table:table-cell>
          <table:table-cell office:value-type="float" office:value="78.605464344942" calcext:value-type="float">
            <text:p>78.605464344942</text:p>
          </table:table-cell>
          <table:table-cell office:value-type="float" office:value="76.820083062577" calcext:value-type="float">
            <text:p>76.820083062577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24" calcext:value-type="float">
            <text:p>24</text:p>
          </table:table-cell>
          <table:table-cell office:value-type="float" office:value="70.7656734723325" calcext:value-type="float">
            <text:p>70.7656734723325</text:p>
          </table:table-cell>
          <table:table-cell office:value-type="float" office:value="71.3053743503383" calcext:value-type="float">
            <text:p>71.3053743503383</text:p>
          </table:table-cell>
          <table:table-cell office:value-type="float" office:value="69.6547387153404" calcext:value-type="float">
            <text:p>69.6547387153404</text:p>
          </table:table-cell>
          <table:table-cell office:value-type="float" office:value="70.3996466636209" calcext:value-type="float">
            <text:p>70.3996466636209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29" calcext:value-type="float">
            <text:p>29</text:p>
          </table:table-cell>
          <table:table-cell office:value-type="float" office:value="76.2682379767828" calcext:value-type="float">
            <text:p>76.2682379767828</text:p>
          </table:table-cell>
          <table:table-cell office:value-type="float" office:value="74.2862577556151" calcext:value-type="float">
            <text:p>74.2862577556151</text:p>
          </table:table-cell>
          <table:table-cell office:value-type="float" office:value="80.4778524046435" calcext:value-type="float">
            <text:p>80.4778524046435</text:p>
          </table:table-cell>
          <table:table-cell office:value-type="float" office:value="77.2220846820887" calcext:value-type="float">
            <text:p>77.2220846820887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20" calcext:value-type="float">
            <text:p>20</text:p>
          </table:table-cell>
          <table:table-cell office:value-type="float" office:value="70.7534809898276" calcext:value-type="float">
            <text:p>70.7534809898276</text:p>
          </table:table-cell>
          <table:table-cell office:value-type="float" office:value="71.3601727772422" calcext:value-type="float">
            <text:p>71.3601727772422</text:p>
          </table:table-cell>
          <table:table-cell office:value-type="float" office:value="69.4978837505712" calcext:value-type="float">
            <text:p>69.4978837505712</text:p>
          </table:table-cell>
          <table:table-cell office:value-type="float" office:value="70.350736084175" calcext:value-type="float">
            <text:p>70.350736084175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30" calcext:value-type="float">
            <text:p>30</text:p>
          </table:table-cell>
          <table:table-cell office:value-type="float" office:value="76.2730348258707" calcext:value-type="float">
            <text:p>76.2730348258707</text:p>
          </table:table-cell>
          <table:table-cell office:value-type="float" office:value="75.1109531729639" calcext:value-type="float">
            <text:p>75.1109531729639</text:p>
          </table:table-cell>
          <table:table-cell office:value-type="float" office:value="78.6952570480929" calcext:value-type="float">
            <text:p>78.6952570480929</text:p>
          </table:table-cell>
          <table:table-cell office:value-type="float" office:value="76.8238521796949" calcext:value-type="float">
            <text:p>76.8238521796949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14" calcext:value-type="float">
            <text:p>14</text:p>
          </table:table-cell>
          <table:table-cell office:value-type="float" office:value="70.7284346968713" calcext:value-type="float">
            <text:p>70.7284346968713</text:p>
          </table:table-cell>
          <table:table-cell office:value-type="float" office:value="71.3705763886885" calcext:value-type="float">
            <text:p>71.3705763886885</text:p>
          </table:table-cell>
          <table:table-cell office:value-type="float" office:value="69.3716061852199" calcext:value-type="float">
            <text:p>69.3716061852199</text:p>
          </table:table-cell>
          <table:table-cell office:value-type="float" office:value="70.2946128741545" calcext:value-type="float">
            <text:p>70.2946128741545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31" calcext:value-type="float">
            <text:p>31</text:p>
          </table:table-cell>
          <table:table-cell office:value-type="float" office:value="76.1733582089552" calcext:value-type="float">
            <text:p>76.1733582089552</text:p>
          </table:table-cell>
          <table:table-cell office:value-type="float" office:value="74.159275019657" calcext:value-type="float">
            <text:p>74.159275019657</text:p>
          </table:table-cell>
          <table:table-cell office:value-type="float" office:value="80.4730431177446" calcext:value-type="float">
            <text:p>80.4730431177446</text:p>
          </table:table-cell>
          <table:table-cell office:value-type="float" office:value="77.1483996356118" calcext:value-type="float">
            <text:p>77.1483996356118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12" calcext:value-type="float">
            <text:p>12</text:p>
          </table:table-cell>
          <table:table-cell office:value-type="float" office:value="70.8840451626867" calcext:value-type="float">
            <text:p>70.8840451626867</text:p>
          </table:table-cell>
          <table:table-cell office:value-type="float" office:value="71.8470893025256" calcext:value-type="float">
            <text:p>71.8470893025256</text:p>
          </table:table-cell>
          <table:table-cell office:value-type="float" office:value="68.8240025972152" calcext:value-type="float">
            <text:p>68.8240025972152</text:p>
          </table:table-cell>
          <table:table-cell office:value-type="float" office:value="70.2376794465062" calcext:value-type="float">
            <text:p>70.2376794465062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32" calcext:value-type="float">
            <text:p>32</text:p>
          </table:table-cell>
          <table:table-cell office:value-type="float" office:value="76.1451119402985" calcext:value-type="float">
            <text:p>76.1451119402985</text:p>
          </table:table-cell>
          <table:table-cell office:value-type="float" office:value="74.9116050263642" calcext:value-type="float">
            <text:p>74.9116050263642</text:p>
          </table:table-cell>
          <table:table-cell office:value-type="float" office:value="78.7489635157546" calcext:value-type="float">
            <text:p>78.7489635157546</text:p>
          </table:table-cell>
          <table:table-cell office:value-type="float" office:value="76.7390236202471" calcext:value-type="float">
            <text:p>76.7390236202471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22" calcext:value-type="float">
            <text:p>22</text:p>
          </table:table-cell>
          <table:table-cell office:value-type="float" office:value="70.5979847533848" calcext:value-type="float">
            <text:p>70.5979847533848</text:p>
          </table:table-cell>
          <table:table-cell office:value-type="float" office:value="71.1708732910913" calcext:value-type="float">
            <text:p>71.1708732910913</text:p>
          </table:table-cell>
          <table:table-cell office:value-type="float" office:value="69.4057186831157" calcext:value-type="float">
            <text:p>69.4057186831157</text:p>
          </table:table-cell>
          <table:table-cell office:value-type="float" office:value="70.2103467262655" calcext:value-type="float">
            <text:p>70.2103467262655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33" calcext:value-type="float">
            <text:p>33</text:p>
          </table:table-cell>
          <table:table-cell office:value-type="float" office:value="76.0994610281924" calcext:value-type="float">
            <text:p>76.0994610281924</text:p>
          </table:table-cell>
          <table:table-cell office:value-type="float" office:value="74.0344633939105" calcext:value-type="float">
            <text:p>74.0344633939105</text:p>
          </table:table-cell>
          <table:table-cell office:value-type="float" office:value="80.5314593698176" calcext:value-type="float">
            <text:p>80.5314593698176</text:p>
          </table:table-cell>
          <table:table-cell office:value-type="float" office:value="77.1056482759058" calcext:value-type="float">
            <text:p>77.1056482759058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18" calcext:value-type="float">
            <text:p>18</text:p>
          </table:table-cell>
          <table:table-cell office:value-type="float" office:value="70.4675167736816" calcext:value-type="float">
            <text:p>70.4675167736816</text:p>
          </table:table-cell>
          <table:table-cell office:value-type="float" office:value="71.110262226429" calcext:value-type="float">
            <text:p>71.110262226429</text:p>
          </table:table-cell>
          <table:table-cell office:value-type="float" office:value="69.1168265877883" calcext:value-type="float">
            <text:p>69.1168265877883</text:p>
          </table:table-cell>
          <table:table-cell office:value-type="float" office:value="70.0332815489219" calcext:value-type="float">
            <text:p>70.0332815489219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34" calcext:value-type="float">
            <text:p>34</text:p>
          </table:table-cell>
          <table:table-cell office:value-type="float" office:value="76.0402653399668" calcext:value-type="float">
            <text:p>76.0402653399668</text:p>
          </table:table-cell>
          <table:table-cell office:value-type="float" office:value="74.832639512831" calcext:value-type="float">
            <text:p>74.832639512831</text:p>
          </table:table-cell>
          <table:table-cell office:value-type="float" office:value="78.5889718076285" calcext:value-type="float">
            <text:p>78.5889718076285</text:p>
          </table:table-cell>
          <table:table-cell office:value-type="float" office:value="76.6212412386286" calcext:value-type="float">
            <text:p>76.6212412386286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16" calcext:value-type="float">
            <text:p>16</text:p>
          </table:table-cell>
          <table:table-cell office:value-type="float" office:value="70.3329305244932" calcext:value-type="float">
            <text:p>70.3329305244932</text:p>
          </table:table-cell>
          <table:table-cell office:value-type="float" office:value="70.9845437286878" calcext:value-type="float">
            <text:p>70.9845437286878</text:p>
          </table:table-cell>
          <table:table-cell office:value-type="float" office:value="68.9298511410913" calcext:value-type="float">
            <text:p>68.9298511410913</text:p>
          </table:table-cell>
          <table:table-cell office:value-type="float" office:value="69.878773929179" calcext:value-type="float">
            <text:p>69.878773929179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35" calcext:value-type="float">
            <text:p>35</text:p>
          </table:table-cell>
          <table:table-cell office:value-type="float" office:value="76.037728026534" calcext:value-type="float">
            <text:p>76.037728026534</text:p>
          </table:table-cell>
          <table:table-cell office:value-type="float" office:value="74.0344341020167" calcext:value-type="float">
            <text:p>74.0344341020167</text:p>
          </table:table-cell>
          <table:table-cell office:value-type="float" office:value="80.3280845771144" calcext:value-type="float">
            <text:p>80.3280845771144</text:p>
          </table:table-cell>
          <table:table-cell office:value-type="float" office:value="77.0146684259483" calcext:value-type="float">
            <text:p>77.0146684259483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10" calcext:value-type="float">
            <text:p>10</text:p>
          </table:table-cell>
          <table:table-cell office:value-type="float" office:value="70.4748635259601" calcext:value-type="float">
            <text:p>70.4748635259601</text:p>
          </table:table-cell>
          <table:table-cell office:value-type="float" office:value="71.9061384706777" calcext:value-type="float">
            <text:p>71.9061384706777</text:p>
          </table:table-cell>
          <table:table-cell office:value-type="float" office:value="67.3391770675517" calcext:value-type="float">
            <text:p>67.3391770675517</text:p>
          </table:table-cell>
          <table:table-cell office:value-type="float" office:value="69.4764674049946" calcext:value-type="float">
            <text:p>69.4764674049946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36" calcext:value-type="float">
            <text:p>36</text:p>
          </table:table-cell>
          <table:table-cell office:value-type="float" office:value="76.0126907131012" calcext:value-type="float">
            <text:p>76.0126907131012</text:p>
          </table:table-cell>
          <table:table-cell office:value-type="float" office:value="74.7950922152316" calcext:value-type="float">
            <text:p>74.7950922152316</text:p>
          </table:table-cell>
          <table:table-cell office:value-type="float" office:value="78.5839386401327" calcext:value-type="float">
            <text:p>78.5839386401327</text:p>
          </table:table-cell>
          <table:table-cell office:value-type="float" office:value="76.5999362480559" calcext:value-type="float">
            <text:p>76.5999362480559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8" calcext:value-type="float">
            <text:p>8</text:p>
          </table:table-cell>
          <table:table-cell office:value-type="float" office:value="70.3203051727869" calcext:value-type="float">
            <text:p>70.3203051727869</text:p>
          </table:table-cell>
          <table:table-cell office:value-type="float" office:value="72.4362158131505" calcext:value-type="float">
            <text:p>72.4362158131505</text:p>
          </table:table-cell>
          <table:table-cell office:value-type="float" office:value="65.7195849265325" calcext:value-type="float">
            <text:p>65.7195849265325</text:p>
          </table:table-cell>
          <table:table-cell office:value-type="float" office:value="68.8449021432472" calcext:value-type="float">
            <text:p>68.8449021432472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37" calcext:value-type="float">
            <text:p>37</text:p>
          </table:table-cell>
          <table:table-cell office:value-type="float" office:value="75.8630514096186" calcext:value-type="float">
            <text:p>75.8630514096186</text:p>
          </table:table-cell>
          <table:table-cell office:value-type="float" office:value="73.9066560671482" calcext:value-type="float">
            <text:p>73.9066560671482</text:p>
          </table:table-cell>
          <table:table-cell office:value-type="float" office:value="80.0920149253731" calcext:value-type="float">
            <text:p>80.0920149253731</text:p>
          </table:table-cell>
          <table:table-cell office:value-type="float" office:value="76.8341800020885" calcext:value-type="float">
            <text:p>76.8341800020885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4" calcext:value-type="float">
            <text:p>4</text:p>
          </table:table-cell>
          <table:table-cell office:value-type="float" office:value="70.7776615443811" calcext:value-type="float">
            <text:p>70.7776615443811</text:p>
          </table:table-cell>
          <table:table-cell office:value-type="float" office:value="74.7842374888878" calcext:value-type="float">
            <text:p>74.7842374888878</text:p>
          </table:table-cell>
          <table:table-cell office:value-type="float" office:value="62.8171849072939" calcext:value-type="float">
            <text:p>62.8171849072939</text:p>
          </table:table-cell>
          <table:table-cell office:value-type="float" office:value="68.2048108955825" calcext:value-type="float">
            <text:p>68.2048108955825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38" calcext:value-type="float">
            <text:p>38</text:p>
          </table:table-cell>
          <table:table-cell office:value-type="float" office:value="75.9104353233831" calcext:value-type="float">
            <text:p>75.9104353233831</text:p>
          </table:table-cell>
          <table:table-cell office:value-type="float" office:value="74.6693950772861" calcext:value-type="float">
            <text:p>74.6693950772861</text:p>
          </table:table-cell>
          <table:table-cell office:value-type="float" office:value="78.5458623548922" calcext:value-type="float">
            <text:p>78.5458623548922</text:p>
          </table:table-cell>
          <table:table-cell office:value-type="float" office:value="76.5171712314817" calcext:value-type="float">
            <text:p>76.5171712314817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6" calcext:value-type="float">
            <text:p>6</text:p>
          </table:table-cell>
          <table:table-cell office:value-type="float" office:value="69.9627191400332" calcext:value-type="float">
            <text:p>69.9627191400332</text:p>
          </table:table-cell>
          <table:table-cell office:value-type="float" office:value="72.8280745800925" calcext:value-type="float">
            <text:p>72.8280745800925</text:p>
          </table:table-cell>
          <table:table-cell office:value-type="float" office:value="63.798258903879" calcext:value-type="float">
            <text:p>63.798258903879</text:p>
          </table:table-cell>
          <table:table-cell office:value-type="float" office:value="67.9453486564994" calcext:value-type="float">
            <text:p>67.9453486564994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39" calcext:value-type="float">
            <text:p>39</text:p>
          </table:table-cell>
          <table:table-cell office:value-type="float" office:value="75.8597595356551" calcext:value-type="float">
            <text:p>75.8597595356551</text:p>
          </table:table-cell>
          <table:table-cell office:value-type="float" office:value="73.8933287267369" calcext:value-type="float">
            <text:p>73.8933287267369</text:p>
          </table:table-cell>
          <table:table-cell office:value-type="float" office:value="80.1087230514096" calcext:value-type="float">
            <text:p>80.1087230514096</text:p>
          </table:table-cell>
          <table:table-cell office:value-type="float" office:value="76.8378395302852" calcext:value-type="float">
            <text:p>76.8378395302852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2" calcext:value-type="float">
            <text:p>2</text:p>
          </table:table-cell>
          <table:table-cell office:value-type="float" office:value="70.6635403891013" calcext:value-type="float">
            <text:p>70.6635403891013</text:p>
          </table:table-cell>
          <table:table-cell office:value-type="float" office:value="78.2461283462128" calcext:value-type="float">
            <text:p>78.2461283462128</text:p>
          </table:table-cell>
          <table:table-cell office:value-type="float" office:value="57.3431450352308" calcext:value-type="float">
            <text:p>57.3431450352308</text:p>
          </table:table-cell>
          <table:table-cell office:value-type="float" office:value="66.0949376213563" calcext:value-type="float">
            <text:p>66.0949376213563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40" calcext:value-type="float">
            <text:p>40</text:p>
          </table:table-cell>
          <table:table-cell office:value-type="float" office:value="75.926355721393" calcext:value-type="float">
            <text:p>75.926355721393</text:p>
          </table:table-cell>
          <table:table-cell office:value-type="float" office:value="74.6087074572426" calcext:value-type="float">
            <text:p>74.6087074572426</text:p>
          </table:table-cell>
          <table:table-cell office:value-type="float" office:value="78.7371641791045" calcext:value-type="float">
            <text:p>78.7371641791045</text:p>
          </table:table-cell>
          <table:table-cell office:value-type="float" office:value="76.5769596002581" calcext:value-type="float">
            <text:p>76.5769596002581</text:p>
          </table:table-cell>
        </table:table-row>
      </table:table>
      <table:table table:name="D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TargetColumn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SampleSplit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TargetColumn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SampleSplit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15" calcext:value-type="float">
            <text:p>15</text:p>
          </table:table-cell>
          <table:table-cell office:value-type="float" office:value="80.7125447899382" calcext:value-type="float">
            <text:p>80.7125447899382</text:p>
          </table:table-cell>
          <table:table-cell office:value-type="float" office:value="81.1591009574172" calcext:value-type="float">
            <text:p>81.1591009574172</text:p>
          </table:table-cell>
          <table:table-cell office:value-type="float" office:value="80.1871317605752" calcext:value-type="float">
            <text:p>80.1871317605752</text:p>
          </table:table-cell>
          <table:table-cell office:value-type="float" office:value="80.5751398819614" calcext:value-type="float">
            <text:p>80.5751398819614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5" calcext:value-type="float">
            <text:p>5</text:p>
          </table:table-cell>
          <table:table-cell office:value-type="float" office:value="77.9327985074627" calcext:value-type="float">
            <text:p>77.9327985074627</text:p>
          </table:table-cell>
          <table:table-cell office:value-type="float" office:value="78.4970132517154" calcext:value-type="float">
            <text:p>78.4970132517154</text:p>
          </table:table-cell>
          <table:table-cell office:value-type="float" office:value="76.9795273631841" calcext:value-type="float">
            <text:p>76.9795273631841</text:p>
          </table:table-cell>
          <table:table-cell office:value-type="float" office:value="77.7075939997701" calcext:value-type="float">
            <text:p>77.7075939997701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25" calcext:value-type="float">
            <text:p>25</text:p>
          </table:table-cell>
          <table:table-cell office:value-type="float" office:value="80.4667231801457" calcext:value-type="float">
            <text:p>80.4667231801457</text:p>
          </table:table-cell>
          <table:table-cell office:value-type="float" office:value="80.636345281558" calcext:value-type="float">
            <text:p>80.636345281558</text:p>
          </table:table-cell>
          <table:table-cell office:value-type="float" office:value="80.3293533415097" calcext:value-type="float">
            <text:p>80.3293533415097</text:p>
          </table:table-cell>
          <table:table-cell office:value-type="float" office:value="80.434549981418" calcext:value-type="float">
            <text:p>80.434549981418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15" calcext:value-type="float">
            <text:p>15</text:p>
          </table:table-cell>
          <table:table-cell office:value-type="float" office:value="78.1833167495854" calcext:value-type="float">
            <text:p>78.1833167495854</text:p>
          </table:table-cell>
          <table:table-cell office:value-type="float" office:value="78.2654885630832" calcext:value-type="float">
            <text:p>78.2654885630832</text:p>
          </table:table-cell>
          <table:table-cell office:value-type="float" office:value="78.2008126036484" calcext:value-type="float">
            <text:p>78.2008126036484</text:p>
          </table:table-cell>
          <table:table-cell office:value-type="float" office:value="78.1864359954873" calcext:value-type="float">
            <text:p>78.1864359954873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5" calcext:value-type="float">
            <text:p>5</text:p>
          </table:table-cell>
          <table:table-cell office:value-type="float" office:value="80.5067635812712" calcext:value-type="float">
            <text:p>80.5067635812712</text:p>
          </table:table-cell>
          <table:table-cell office:value-type="float" office:value="81.3041791911157" calcext:value-type="float">
            <text:p>81.3041791911157</text:p>
          </table:table-cell>
          <table:table-cell office:value-type="float" office:value="79.4101676165741" calcext:value-type="float">
            <text:p>79.4101676165741</text:p>
          </table:table-cell>
          <table:table-cell office:value-type="float" office:value="80.2887639354834" calcext:value-type="float">
            <text:p>80.2887639354834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25" calcext:value-type="float">
            <text:p>25</text:p>
          </table:table-cell>
          <table:table-cell office:value-type="float" office:value="78.0726036484245" calcext:value-type="float">
            <text:p>78.0726036484245</text:p>
          </table:table-cell>
          <table:table-cell office:value-type="float" office:value="77.8633190912623" calcext:value-type="float">
            <text:p>77.8633190912623</text:p>
          </table:table-cell>
          <table:table-cell office:value-type="float" office:value="78.4953150912106" calcext:value-type="float">
            <text:p>78.4953150912106</text:p>
          </table:table-cell>
          <table:table-cell office:value-type="float" office:value="78.1433201423753" calcext:value-type="float">
            <text:p>78.1433201423753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35" calcext:value-type="float">
            <text:p>35</text:p>
          </table:table-cell>
          <table:table-cell office:value-type="float" office:value="80.1616886708511" calcext:value-type="float">
            <text:p>80.1616886708511</text:p>
          </table:table-cell>
          <table:table-cell office:value-type="float" office:value="80.1367848301794" calcext:value-type="float">
            <text:p>80.1367848301794</text:p>
          </table:table-cell>
          <table:table-cell office:value-type="float" office:value="80.3535579443523" calcext:value-type="float">
            <text:p>80.3535579443523</text:p>
          </table:table-cell>
          <table:table-cell office:value-type="float" office:value="80.1481539471249" calcext:value-type="float">
            <text:p>80.1481539471249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35" calcext:value-type="float">
            <text:p>35</text:p>
          </table:table-cell>
          <table:table-cell office:value-type="float" office:value="78.044315920398" calcext:value-type="float">
            <text:p>78.044315920398</text:p>
          </table:table-cell>
          <table:table-cell office:value-type="float" office:value="77.6291653312547" calcext:value-type="float">
            <text:p>77.6291653312547</text:p>
          </table:table-cell>
          <table:table-cell office:value-type="float" office:value="78.946144278607" calcext:value-type="float">
            <text:p>78.946144278607</text:p>
          </table:table-cell>
          <table:table-cell office:value-type="float" office:value="78.2515693674748" calcext:value-type="float">
            <text:p>78.2515693674748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45" calcext:value-type="float">
            <text:p>45</text:p>
          </table:table-cell>
          <table:table-cell office:value-type="float" office:value="79.8807204867374" calcext:value-type="float">
            <text:p>79.8807204867374</text:p>
          </table:table-cell>
          <table:table-cell office:value-type="float" office:value="79.9031269719307" calcext:value-type="float">
            <text:p>79.9031269719307</text:p>
          </table:table-cell>
          <table:table-cell office:value-type="float" office:value="80.0687660822933" calcext:value-type="float">
            <text:p>80.0687660822933</text:p>
          </table:table-cell>
          <table:table-cell office:value-type="float" office:value="79.9354540319975" calcext:value-type="float">
            <text:p>79.9354540319975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45" calcext:value-type="float">
            <text:p>45</text:p>
          </table:table-cell>
          <table:table-cell office:value-type="float" office:value="77.8497470978441" calcext:value-type="float">
            <text:p>77.8497470978441</text:p>
          </table:table-cell>
          <table:table-cell office:value-type="float" office:value="77.2833283500115" calcext:value-type="float">
            <text:p>77.2833283500115</text:p>
          </table:table-cell>
          <table:table-cell office:value-type="float" office:value="78.9996185737977" calcext:value-type="float">
            <text:p>78.9996185737977</text:p>
          </table:table-cell>
          <table:table-cell office:value-type="float" office:value="78.1159479934192" calcext:value-type="float">
            <text:p>78.1159479934192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55" calcext:value-type="float">
            <text:p>55</text:p>
          </table:table-cell>
          <table:table-cell office:value-type="float" office:value="79.6328788206719" calcext:value-type="float">
            <text:p>79.6328788206719</text:p>
          </table:table-cell>
          <table:table-cell office:value-type="float" office:value="79.5122748362666" calcext:value-type="float">
            <text:p>79.5122748362666</text:p>
          </table:table-cell>
          <table:table-cell office:value-type="float" office:value="80.028581391434" calcext:value-type="float">
            <text:p>80.028581391434</text:p>
          </table:table-cell>
          <table:table-cell office:value-type="float" office:value="79.6869007616204" calcext:value-type="float">
            <text:p>79.6869007616204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55" calcext:value-type="float">
            <text:p>55</text:p>
          </table:table-cell>
          <table:table-cell office:value-type="float" office:value="77.5536525704809" calcext:value-type="float">
            <text:p>77.5536525704809</text:p>
          </table:table-cell>
          <table:table-cell office:value-type="float" office:value="77.0333460080988" calcext:value-type="float">
            <text:p>77.0333460080988</text:p>
          </table:table-cell>
          <table:table-cell office:value-type="float" office:value="78.7051741293532" calcext:value-type="float">
            <text:p>78.7051741293532</text:p>
          </table:table-cell>
          <table:table-cell office:value-type="float" office:value="77.8199431680023" calcext:value-type="float">
            <text:p>77.8199431680023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65" calcext:value-type="float">
            <text:p>65</text:p>
          </table:table-cell>
          <table:table-cell office:value-type="float" office:value="79.3909590457639" calcext:value-type="float">
            <text:p>79.3909590457639</text:p>
          </table:table-cell>
          <table:table-cell office:value-type="float" office:value="79.2420609447955" calcext:value-type="float">
            <text:p>79.2420609447955</text:p>
          </table:table-cell>
          <table:table-cell office:value-type="float" office:value="79.813697905394" calcext:value-type="float">
            <text:p>79.813697905394</text:p>
          </table:table-cell>
          <table:table-cell office:value-type="float" office:value="79.4734525569888" calcext:value-type="float">
            <text:p>79.4734525569888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65" calcext:value-type="float">
            <text:p>65</text:p>
          </table:table-cell>
          <table:table-cell office:value-type="float" office:value="77.2874543946932" calcext:value-type="float">
            <text:p>77.2874543946932</text:p>
          </table:table-cell>
          <table:table-cell office:value-type="float" office:value="76.8652328566447" calcext:value-type="float">
            <text:p>76.8652328566447</text:p>
          </table:table-cell>
          <table:table-cell office:value-type="float" office:value="78.2556135986733" calcext:value-type="float">
            <text:p>78.2556135986733</text:p>
          </table:table-cell>
          <table:table-cell office:value-type="float" office:value="77.5018933256577" calcext:value-type="float">
            <text:p>77.5018933256577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75" calcext:value-type="float">
            <text:p>75</text:p>
          </table:table-cell>
          <table:table-cell office:value-type="float" office:value="79.1179869177308" calcext:value-type="float">
            <text:p>79.1179869177308</text:p>
          </table:table-cell>
          <table:table-cell office:value-type="float" office:value="78.9893120402046" calcext:value-type="float">
            <text:p>78.9893120402046</text:p>
          </table:table-cell>
          <table:table-cell office:value-type="float" office:value="79.5647981146141" calcext:value-type="float">
            <text:p>79.5647981146141</text:p>
          </table:table-cell>
          <table:table-cell office:value-type="float" office:value="79.2109557443556" calcext:value-type="float">
            <text:p>79.2109557443556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75" calcext:value-type="float">
            <text:p>75</text:p>
          </table:table-cell>
          <table:table-cell office:value-type="float" office:value="76.9678772802653" calcext:value-type="float">
            <text:p>76.9678772802653</text:p>
          </table:table-cell>
          <table:table-cell office:value-type="float" office:value="76.5217041761117" calcext:value-type="float">
            <text:p>76.5217041761117</text:p>
          </table:table-cell>
          <table:table-cell office:value-type="float" office:value="78.0209950248756" calcext:value-type="float">
            <text:p>78.0209950248756</text:p>
          </table:table-cell>
          <table:table-cell office:value-type="float" office:value="77.2064165242584" calcext:value-type="float">
            <text:p>77.2064165242584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85" calcext:value-type="float">
            <text:p>85</text:p>
          </table:table-cell>
          <table:table-cell office:value-type="float" office:value="78.7797597575932" calcext:value-type="float">
            <text:p>78.7797597575932</text:p>
          </table:table-cell>
          <table:table-cell office:value-type="float" office:value="78.4902381367211" calcext:value-type="float">
            <text:p>78.4902381367211</text:p>
          </table:table-cell>
          <table:table-cell office:value-type="float" office:value="79.4504725488782" calcext:value-type="float">
            <text:p>79.4504725488782</text:p>
          </table:table-cell>
          <table:table-cell office:value-type="float" office:value="78.9192813686799" calcext:value-type="float">
            <text:p>78.9192813686799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85" calcext:value-type="float">
            <text:p>85</text:p>
          </table:table-cell>
          <table:table-cell office:value-type="float" office:value="76.6476160862355" calcext:value-type="float">
            <text:p>76.6476160862355</text:p>
          </table:table-cell>
          <table:table-cell office:value-type="float" office:value="76.283929300292" calcext:value-type="float">
            <text:p>76.283929300292</text:p>
          </table:table-cell>
          <table:table-cell office:value-type="float" office:value="77.5470812603648" calcext:value-type="float">
            <text:p>77.5470812603648</text:p>
          </table:table-cell>
          <table:table-cell office:value-type="float" office:value="76.8596276237041" calcext:value-type="float">
            <text:p>76.8596276237041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95" calcext:value-type="float">
            <text:p>95</text:p>
          </table:table-cell>
          <table:table-cell office:value-type="float" office:value="78.546936247986" calcext:value-type="float">
            <text:p>78.546936247986</text:p>
          </table:table-cell>
          <table:table-cell office:value-type="float" office:value="78.4520675685458" calcext:value-type="float">
            <text:p>78.4520675685458</text:p>
          </table:table-cell>
          <table:table-cell office:value-type="float" office:value="78.9526248707404" calcext:value-type="float">
            <text:p>78.9526248707404</text:p>
          </table:table-cell>
          <table:table-cell office:value-type="float" office:value="78.6030607414769" calcext:value-type="float">
            <text:p>78.6030607414769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95" calcext:value-type="float">
            <text:p>95</text:p>
          </table:table-cell>
          <table:table-cell office:value-type="float" office:value="76.5245232172471" calcext:value-type="float">
            <text:p>76.5245232172471</text:p>
          </table:table-cell>
          <table:table-cell office:value-type="float" office:value="76.1854556255824" calcext:value-type="float">
            <text:p>76.1854556255824</text:p>
          </table:table-cell>
          <table:table-cell office:value-type="float" office:value="77.3607131011609" calcext:value-type="float">
            <text:p>77.3607131011609</text:p>
          </table:table-cell>
          <table:table-cell office:value-type="float" office:value="76.7043068401042" calcext:value-type="float">
            <text:p>76.7043068401042</text:p>
          </table:table-cell>
        </table:table-row>
      </table:table>
      <table:table table:name="R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TargetColumn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SampleSplit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TargetColumn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SampleSplit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95" calcext:value-type="float">
            <text:p>95</text:p>
          </table:table-cell>
          <table:table-cell office:value-type="float" office:value="78.4489815549624" calcext:value-type="float">
            <text:p>78.4489815549624</text:p>
          </table:table-cell>
          <table:table-cell office:value-type="float" office:value="81.2119315444426" calcext:value-type="float">
            <text:p>81.2119315444426</text:p>
          </table:table-cell>
          <table:table-cell office:value-type="float" office:value="74.5619483923719" calcext:value-type="float">
            <text:p>74.5619483923719</text:p>
          </table:table-cell>
          <table:table-cell office:value-type="float" office:value="77.6481832594182" calcext:value-type="float">
            <text:p>77.6481832594182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5" calcext:value-type="float">
            <text:p>5</text:p>
          </table:table-cell>
          <table:table-cell office:value-type="float" office:value="80.2636691542289" calcext:value-type="float">
            <text:p>80.2636691542289</text:p>
          </table:table-cell>
          <table:table-cell office:value-type="float" office:value="79.5424069237932" calcext:value-type="float">
            <text:p>79.5424069237932</text:p>
          </table:table-cell>
          <table:table-cell office:value-type="float" office:value="81.6327114427861" calcext:value-type="float">
            <text:p>81.6327114427861</text:p>
          </table:table-cell>
          <table:table-cell office:value-type="float" office:value="80.5295636683052" calcext:value-type="float">
            <text:p>80.5295636683052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85" calcext:value-type="float">
            <text:p>85</text:p>
          </table:table-cell>
          <table:table-cell office:value-type="float" office:value="78.8823557703869" calcext:value-type="float">
            <text:p>78.8823557703869</text:p>
          </table:table-cell>
          <table:table-cell office:value-type="float" office:value="81.5677021346964" calcext:value-type="float">
            <text:p>81.5677021346964</text:p>
          </table:table-cell>
          <table:table-cell office:value-type="float" office:value="74.7028473174134" calcext:value-type="float">
            <text:p>74.7028473174134</text:p>
          </table:table-cell>
          <table:table-cell office:value-type="float" office:value="78.0490739121977" calcext:value-type="float">
            <text:p>78.0490739121977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float" office:value="80.4182711442786" calcext:value-type="float">
            <text:p>80.4182711442786</text:p>
          </table:table-cell>
          <table:table-cell office:value-type="float" office:value="79.8367822892124" calcext:value-type="float">
            <text:p>79.8367822892124</text:p>
          </table:table-cell>
          <table:table-cell office:value-type="float" office:value="81.7907960199005" calcext:value-type="float">
            <text:p>81.7907960199005</text:p>
          </table:table-cell>
          <table:table-cell office:value-type="float" office:value="80.745503717465" calcext:value-type="float">
            <text:p>80.745503717465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75" calcext:value-type="float">
            <text:p>75</text:p>
          </table:table-cell>
          <table:table-cell office:value-type="float" office:value="79.2605932712887" calcext:value-type="float">
            <text:p>79.2605932712887</text:p>
          </table:table-cell>
          <table:table-cell office:value-type="float" office:value="81.6018922014319" calcext:value-type="float">
            <text:p>81.6018922014319</text:p>
          </table:table-cell>
          <table:table-cell office:value-type="float" office:value="75.0797321020609" calcext:value-type="float">
            <text:p>75.0797321020609</text:p>
          </table:table-cell>
          <table:table-cell office:value-type="float" office:value="78.3269229638174" calcext:value-type="float">
            <text:p>78.3269229638174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25" calcext:value-type="float">
            <text:p>25</text:p>
          </table:table-cell>
          <table:table-cell office:value-type="float" office:value="80.2811898839138" calcext:value-type="float">
            <text:p>80.2811898839138</text:p>
          </table:table-cell>
          <table:table-cell office:value-type="float" office:value="79.7720948820969" calcext:value-type="float">
            <text:p>79.7720948820969</text:p>
          </table:table-cell>
          <table:table-cell office:value-type="float" office:value="80.9548092868988" calcext:value-type="float">
            <text:p>80.9548092868988</text:p>
          </table:table-cell>
          <table:table-cell office:value-type="float" office:value="80.328128444117" calcext:value-type="float">
            <text:p>80.328128444117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65" calcext:value-type="float">
            <text:p>65</text:p>
          </table:table-cell>
          <table:table-cell office:value-type="float" office:value="79.5424813024554" calcext:value-type="float">
            <text:p>79.5424813024554</text:p>
          </table:table-cell>
          <table:table-cell office:value-type="float" office:value="81.9395926775479" calcext:value-type="float">
            <text:p>81.9395926775479</text:p>
          </table:table-cell>
          <table:table-cell office:value-type="float" office:value="75.8686722939663" calcext:value-type="float">
            <text:p>75.8686722939663</text:p>
          </table:table-cell>
          <table:table-cell office:value-type="float" office:value="78.7401621475625" calcext:value-type="float">
            <text:p>78.7401621475625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35" calcext:value-type="float">
            <text:p>35</text:p>
          </table:table-cell>
          <table:table-cell office:value-type="float" office:value="79.8942537313433" calcext:value-type="float">
            <text:p>79.8942537313433</text:p>
          </table:table-cell>
          <table:table-cell office:value-type="float" office:value="79.7672167822397" calcext:value-type="float">
            <text:p>79.7672167822397</text:p>
          </table:table-cell>
          <table:table-cell office:value-type="float" office:value="80.3028441127695" calcext:value-type="float">
            <text:p>80.3028441127695</text:p>
          </table:table-cell>
          <table:table-cell office:value-type="float" office:value="80.0035687350789" calcext:value-type="float">
            <text:p>80.0035687350789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55" calcext:value-type="float">
            <text:p>55</text:p>
          </table:table-cell>
          <table:table-cell office:value-type="float" office:value="79.8856083014694" calcext:value-type="float">
            <text:p>79.8856083014694</text:p>
          </table:table-cell>
          <table:table-cell office:value-type="float" office:value="82.1186011492413" calcext:value-type="float">
            <text:p>82.1186011492413</text:p>
          </table:table-cell>
          <table:table-cell office:value-type="float" office:value="76.4806170790948" calcext:value-type="float">
            <text:p>76.4806170790948</text:p>
          </table:table-cell>
          <table:table-cell office:value-type="float" office:value="79.3437847740256" calcext:value-type="float">
            <text:p>79.3437847740256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45" calcext:value-type="float">
            <text:p>45</text:p>
          </table:table-cell>
          <table:table-cell office:value-type="float" office:value="79.5979311774461" calcext:value-type="float">
            <text:p>79.5979311774461</text:p>
          </table:table-cell>
          <table:table-cell office:value-type="float" office:value="79.63980508771" calcext:value-type="float">
            <text:p>79.63980508771</text:p>
          </table:table-cell>
          <table:table-cell office:value-type="float" office:value="79.7852902155887" calcext:value-type="float">
            <text:p>79.7852902155887</text:p>
          </table:table-cell>
          <table:table-cell office:value-type="float" office:value="79.6572079430072" calcext:value-type="float">
            <text:p>79.6572079430072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45" calcext:value-type="float">
            <text:p>45</text:p>
          </table:table-cell>
          <table:table-cell office:value-type="float" office:value="80.2328956544742" calcext:value-type="float">
            <text:p>80.2328956544742</text:p>
          </table:table-cell>
          <table:table-cell office:value-type="float" office:value="82.1312217679152" calcext:value-type="float">
            <text:p>82.1312217679152</text:p>
          </table:table-cell>
          <table:table-cell office:value-type="float" office:value="77.4680277998221" calcext:value-type="float">
            <text:p>77.4680277998221</text:p>
          </table:table-cell>
          <table:table-cell office:value-type="float" office:value="79.8169356702282" calcext:value-type="float">
            <text:p>79.8169356702282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55" calcext:value-type="float">
            <text:p>55</text:p>
          </table:table-cell>
          <table:table-cell office:value-type="float" office:value="79.3184328358209" calcext:value-type="float">
            <text:p>79.3184328358209</text:p>
          </table:table-cell>
          <table:table-cell office:value-type="float" office:value="79.5973830353738" calcext:value-type="float">
            <text:p>79.5973830353738</text:p>
          </table:table-cell>
          <table:table-cell office:value-type="float" office:value="79.1761940298508" calcext:value-type="float">
            <text:p>79.1761940298508</text:p>
          </table:table-cell>
          <table:table-cell office:value-type="float" office:value="79.3521439464471" calcext:value-type="float">
            <text:p>79.3521439464471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35" calcext:value-type="float">
            <text:p>35</text:p>
          </table:table-cell>
          <table:table-cell office:value-type="float" office:value="80.983364596109" calcext:value-type="float">
            <text:p>80.983364596109</text:p>
          </table:table-cell>
          <table:table-cell office:value-type="float" office:value="82.2383192962323" calcext:value-type="float">
            <text:p>82.2383192962323</text:p>
          </table:table-cell>
          <table:table-cell office:value-type="float" office:value="78.7361782459178" calcext:value-type="float">
            <text:p>78.7361782459178</text:p>
          </table:table-cell>
          <table:table-cell office:value-type="float" office:value="80.3316299349351" calcext:value-type="float">
            <text:p>80.3316299349351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65" calcext:value-type="float">
            <text:p>65</text:p>
          </table:table-cell>
          <table:table-cell office:value-type="float" office:value="79.1802653399668" calcext:value-type="float">
            <text:p>79.1802653399668</text:p>
          </table:table-cell>
          <table:table-cell office:value-type="float" office:value="79.3817095153221" calcext:value-type="float">
            <text:p>79.3817095153221</text:p>
          </table:table-cell>
          <table:table-cell office:value-type="float" office:value="78.6505140961858" calcext:value-type="float">
            <text:p>78.6505140961858</text:p>
          </table:table-cell>
          <table:table-cell office:value-type="float" office:value="78.8668614651724" calcext:value-type="float">
            <text:p>78.8668614651724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25" calcext:value-type="float">
            <text:p>25</text:p>
          </table:table-cell>
          <table:table-cell office:value-type="float" office:value="81.4448993579107" calcext:value-type="float">
            <text:p>81.4448993579107</text:p>
          </table:table-cell>
          <table:table-cell office:value-type="float" office:value="82.3022762858172" calcext:value-type="float">
            <text:p>82.3022762858172</text:p>
          </table:table-cell>
          <table:table-cell office:value-type="float" office:value="80.02693408364" calcext:value-type="float">
            <text:p>80.02693408364</text:p>
          </table:table-cell>
          <table:table-cell office:value-type="float" office:value="81.1225964171219" calcext:value-type="float">
            <text:p>81.1225964171219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75" calcext:value-type="float">
            <text:p>75</text:p>
          </table:table-cell>
          <table:table-cell office:value-type="float" office:value="78.8900165837479" calcext:value-type="float">
            <text:p>78.8900165837479</text:p>
          </table:table-cell>
          <table:table-cell office:value-type="float" office:value="79.2606073706566" calcext:value-type="float">
            <text:p>79.2606073706566</text:p>
          </table:table-cell>
          <table:table-cell office:value-type="float" office:value="78.2025787728027" calcext:value-type="float">
            <text:p>78.2025787728027</text:p>
          </table:table-cell>
          <table:table-cell office:value-type="float" office:value="78.7019840933206" calcext:value-type="float">
            <text:p>78.7019840933206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float" office:value="81.8666101531876" calcext:value-type="float">
            <text:p>81.8666101531876</text:p>
          </table:table-cell>
          <table:table-cell office:value-type="float" office:value="82.4354375010851" calcext:value-type="float">
            <text:p>82.4354375010851</text:p>
          </table:table-cell>
          <table:table-cell office:value-type="float" office:value="81.4178510448981" calcext:value-type="float">
            <text:p>81.4178510448981</text:p>
          </table:table-cell>
          <table:table-cell office:value-type="float" office:value="81.8143958836887" calcext:value-type="float">
            <text:p>81.8143958836887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85" calcext:value-type="float">
            <text:p>85</text:p>
          </table:table-cell>
          <table:table-cell office:value-type="float" office:value="78.5669859038143" calcext:value-type="float">
            <text:p>78.5669859038143</text:p>
          </table:table-cell>
          <table:table-cell office:value-type="float" office:value="79.1141142150227" calcext:value-type="float">
            <text:p>79.1141142150227</text:p>
          </table:table-cell>
          <table:table-cell office:value-type="float" office:value="77.7282752902156" calcext:value-type="float">
            <text:p>77.7282752902156</text:p>
          </table:table-cell>
          <table:table-cell office:value-type="float" office:value="78.4379777921626" calcext:value-type="float">
            <text:p>78.4379777921626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5" calcext:value-type="float">
            <text:p>5</text:p>
          </table:table-cell>
          <table:table-cell office:value-type="float" office:value="82.124401798812" calcext:value-type="float">
            <text:p>82.124401798812</text:p>
          </table:table-cell>
          <table:table-cell office:value-type="float" office:value="82.0663174740615" calcext:value-type="float">
            <text:p>82.0663174740615</text:p>
          </table:table-cell>
          <table:table-cell office:value-type="float" office:value="82.4008970011784" calcext:value-type="float">
            <text:p>82.4008970011784</text:p>
          </table:table-cell>
          <table:table-cell office:value-type="float" office:value="82.2173988831673" calcext:value-type="float">
            <text:p>82.2173988831673</text:p>
          </table:table-cell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95" calcext:value-type="float">
            <text:p>95</text:p>
          </table:table-cell>
          <table:table-cell office:value-type="float" office:value="78.3991915422885" calcext:value-type="float">
            <text:p>78.3991915422885</text:p>
          </table:table-cell>
          <table:table-cell office:value-type="float" office:value="78.9420841153599" calcext:value-type="float">
            <text:p>78.9420841153599</text:p>
          </table:table-cell>
          <table:table-cell office:value-type="float" office:value="77.5034742951907" calcext:value-type="float">
            <text:p>77.5034742951907</text:p>
          </table:table-cell>
          <table:table-cell office:value-type="float" office:value="78.0919286777515" calcext:value-type="float">
            <text:p>78.0919286777515</text:p>
          </table:table-cell>
        </table:table-row>
      </table:table>
      <table:table table:name="KNNTable" table:style-name="ta1"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7" table:default-cell-style-name="ce1"/>
        <table:table-column table:style-name="co5" table:default-cell-style-name="ce1"/>
        <table:table-column table:style-name="co7" table:default-cell-style-name="ce1"/>
        <table:table-column table:style-name="co5" table:default-cell-style-name="ce1"/>
        <table:table-column table:style-name="co7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 table:style-name="Default" office:value-type="string" calcext:value-type="string">
            <text:p>\begin{table}[ht]</text:p>
          </table:table-cell>
          <table:table-cell table:style-name="Default" table:number-columns-repeated="11"/>
          <table:table-cell table:number-columns-repeated="6"/>
        </table:table-row>
        <table:table-row table:style-name="ro1">
          <table:table-cell table:style-name="Default" office:value-type="string" calcext:value-type="string">
            <text:p>\centering</text:p>
          </table:table-cell>
          <table:table-cell table:style-name="Default" table:number-columns-repeated="11"/>
          <table:table-cell table:number-columns-repeated="6"/>
        </table:table-row>
        <table:table-row table:style-name="ro1">
          <table:table-cell table:style-name="Default" office:value-type="string" calcext:value-type="string">
            <text:p>\caption{}</text:p>
          </table:table-cell>
          <table:table-cell table:style-name="Default" table:number-columns-repeated="11"/>
          <table:table-cell table:number-columns-repeated="6"/>
        </table:table-row>
        <table:table-row table:style-name="ro1">
          <table:table-cell table:style-name="Default" office:value-type="string" calcext:value-type="string">
            <text:p>\label{table:allCustomParameterResults_KNN}</text:p>
          </table:table-cell>
          <table:table-cell table:style-name="Default" table:number-columns-repeated="11"/>
          <table:table-cell table:number-columns-repeated="6"/>
        </table:table-row>
        <table:table-row table:style-name="ro1">
          <table:table-cell table:style-name="Default" office:value-type="string" calcext:value-type="string">
            <text:p>%\resizebox{\textwidth}{!}{%</text:p>
          </table:table-cell>
          <table:table-cell table:style-name="Default" table:number-columns-repeated="11"/>
          <table:table-cell table:number-columns-repeated="6"/>
        </table:table-row>
        <table:table-row table:style-name="ro1">
          <table:table-cell table:style-name="Default" office:value-type="string" calcext:value-type="string">
            <text:p>\begin{tabular}{l||r|r|r|r||r|r|r|r} <text:s text:c="7"/></text:p>
          </table:table-cell>
          <table:table-cell table:style-name="Default" table:number-columns-repeated="11"/>
          <table:table-cell table:number-columns-repeated="6"/>
        </table:table-row>
        <table:table-row table:style-name="ro1">
          <table:table-cell table:style-name="Default" office:value-type="string" calcext:value-type="string">
            <text:p>\multicolumn{1}{l||}{\multirow{2}{*}{\textbf{Parâmetro}}}</text:p>
          </table:table-cell>
          <table:table-cell table:style-name="Default" office:value-type="string" calcext:value-type="string">
            <text:p>&amp;</text:p>
          </table:table-cell>
          <table:table-cell table:style-name="Default" office:value-type="string" calcext:value-type="string">
            <text:p>\multicolumn{4}{c||}{\textbf{Mutantes Minimais}}</text:p>
          </table:table-cell>
          <table:table-cell table:style-name="Default" office:value-type="string" calcext:value-type="string">
            <text:p>&amp;</text:p>
          </table:table-cell>
          <table:table-cell table:style-name="Default" office:value-type="string" calcext:value-type="string">
            <text:p>\multicolumn{4}{c}{\textbf{Mutantes Equivalentes}}</text:p>
          </table:table-cell>
          <table:table-cell table:style-name="Default"/>
          <table:table-cell table:style-name="Default" office:value-type="string" calcext:value-type="string">
            <text:p><text:s/>\\ \cline{2-9}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&amp;</text:p>
          </table:table-cell>
          <table:table-cell office:value-type="string" calcext:value-type="string">
            <text:p>\textbf{Accuracy}</text:p>
          </table:table-cell>
          <table:table-cell table:style-name="Default" office:value-type="string" calcext:value-type="string">
            <text:p>&amp;</text:p>
          </table:table-cell>
          <table:table-cell office:value-type="string" calcext:value-type="string">
            <text:p><text:span text:style-name="T1">\textbf{</text:span>Precision}</text:p>
          </table:table-cell>
          <table:table-cell table:style-name="Default" office:value-type="string" calcext:value-type="string">
            <text:p>&amp;</text:p>
          </table:table-cell>
          <table:table-cell office:value-type="string" calcext:value-type="string">
            <text:p><text:span text:style-name="T1">\textbf{</text:span>Recall}</text:p>
          </table:table-cell>
          <table:table-cell table:style-name="Default" office:value-type="string" calcext:value-type="string">
            <text:p>&amp;</text:p>
          </table:table-cell>
          <table:table-cell office:value-type="string" calcext:value-type="string">
            <text:p><text:span text:style-name="T1">\textbf{</text:span>F1}</text:p>
          </table:table-cell>
          <table:table-cell table:style-name="Default" office:value-type="string" calcext:value-type="string">
            <text:p>&amp;</text:p>
          </table:table-cell>
          <table:table-cell office:value-type="string" calcext:value-type="string">
            <text:p>\textbf{Accuracy}</text:p>
          </table:table-cell>
          <table:table-cell table:style-name="Default" office:value-type="string" calcext:value-type="string">
            <text:p>&amp;</text:p>
          </table:table-cell>
          <table:table-cell table:style-name="ce1" office:value-type="string" calcext:value-type="string">
            <text:p><text:span text:style-name="T1">\textbf{</text:span>Precision}</text:p>
          </table:table-cell>
          <table:table-cell office:value-type="string" calcext:value-type="string">
            <text:p>&amp;</text:p>
          </table:table-cell>
          <table:table-cell table:style-name="ce1" office:value-type="string" calcext:value-type="string">
            <text:p><text:span text:style-name="T1">\textbf{</text:span>Recall}</text:p>
          </table:table-cell>
          <table:table-cell office:value-type="string" calcext:value-type="string">
            <text:p>&amp;</text:p>
          </table:table-cell>
          <table:table-cell table:style-name="ce1" office:value-type="string" calcext:value-type="string">
            <text:p><text:span text:style-name="T1">\textbf{</text:span>F1}</text:p>
          </table:table-cell>
          <table:table-cell office:value-type="string" calcext:value-type="string">
            <text:p>\\ \hline \hline</text:p>
          </table:table-cell>
        </table:table-row>
        <table:table-row table:style-name="ro1">
          <table:table-cell table:formula="of:=[KNN.C2]" office:value-type="float" office:value="1" calcext:value-type="float">
            <text:p>1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D2]" office:value-type="float" office:value="73.3044272899983" calcext:value-type="float">
            <text:p>73.30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E2]" office:value-type="float" office:value="73.2042222029992" calcext:value-type="float">
            <text:p>73.20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F2]" office:value-type="float" office:value="73.6888151408027" calcext:value-type="float">
            <text:p>73.69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G2]" office:value-type="float" office:value="73.388811279031" calcext:value-type="float">
            <text:p>73.39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L2]" office:value-type="float" office:value="74.3390257048093" calcext:value-type="float">
            <text:p>74.34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M2]" office:value-type="float" office:value="75.6637061405397" calcext:value-type="float">
            <text:p>75.66</text:p>
          </table:table-cell>
          <table:table-cell office:value-type="string" calcext:value-type="string">
            <text:p>&amp;</text:p>
          </table:table-cell>
          <table:table-cell table:style-name="ce2" table:formula="of:=[$KNN.N2]" office:value-type="float" office:value="71.8666915422886" calcext:value-type="float">
            <text:p>71.87</text:p>
          </table:table-cell>
          <table:table-cell office:value-type="string" calcext:value-type="string">
            <text:p>&amp;</text:p>
          </table:table-cell>
          <table:table-cell table:style-name="ce2" table:formula="of:=[$KNN.O2]" office:value-type="float" office:value="73.6656468716807" calcext:value-type="float">
            <text:p>73.67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KNN.C3]" office:value-type="float" office:value="3" calcext:value-type="float">
            <text:p>3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D3]" office:value-type="float" office:value="71.7249056104658" calcext:value-type="float">
            <text:p>71.72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E3]" office:value-type="float" office:value="70.7521263953932" calcext:value-type="float">
            <text:p>70.75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F3]" office:value-type="float" office:value="74.2242983911695" calcext:value-type="float">
            <text:p>74.22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G3]" office:value-type="float" office:value="72.3955111670537" calcext:value-type="float">
            <text:p>72.40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L3]" office:value-type="float" office:value="70.4943490878939" calcext:value-type="float">
            <text:p>70.49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M3]" office:value-type="float" office:value="79.1656627932022" calcext:value-type="float">
            <text:p>79.17</text:p>
          </table:table-cell>
          <table:table-cell office:value-type="string" calcext:value-type="string">
            <text:p>&amp;</text:p>
          </table:table-cell>
          <table:table-cell table:style-name="ce2" table:formula="of:=[$KNN.N3]" office:value-type="float" office:value="55.6868076285241" calcext:value-type="float">
            <text:p>55.69</text:p>
          </table:table-cell>
          <table:table-cell office:value-type="string" calcext:value-type="string">
            <text:p>&amp;</text:p>
          </table:table-cell>
          <table:table-cell table:style-name="ce2" table:formula="of:=[$KNN.O3]" office:value-type="float" office:value="65.3013060657167" calcext:value-type="float">
            <text:p>65.3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KNN.C4]" office:value-type="float" office:value="13" calcext:value-type="float">
            <text:p>13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D4]" office:value-type="float" office:value="71.0023086357406" calcext:value-type="float">
            <text:p>71.00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E4]" office:value-type="float" office:value="69.8037739544401" calcext:value-type="float">
            <text:p>69.80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F4]" office:value-type="float" office:value="74.1840175071544" calcext:value-type="float">
            <text:p>74.18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G4]" office:value-type="float" office:value="71.8754982623594" calcext:value-type="float">
            <text:p>71.88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L4]" office:value-type="float" office:value="76.1299502487562" calcext:value-type="float">
            <text:p>76.13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M4]" office:value-type="float" office:value="75.0289920170811" calcext:value-type="float">
            <text:p>75.03</text:p>
          </table:table-cell>
          <table:table-cell office:value-type="string" calcext:value-type="string">
            <text:p>&amp;</text:p>
          </table:table-cell>
          <table:table-cell table:style-name="ce2" table:formula="of:=[$KNN.N4]" office:value-type="float" office:value="78.4389386401327" calcext:value-type="float">
            <text:p>78.44</text:p>
          </table:table-cell>
          <table:table-cell office:value-type="string" calcext:value-type="string">
            <text:p>&amp;</text:p>
          </table:table-cell>
          <table:table-cell table:style-name="ce2" table:formula="of:=[$KNN.O4]" office:value-type="float" office:value="76.6565100399529" calcext:value-type="float">
            <text:p>76.66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KNN.C5]" office:value-type="float" office:value="15" calcext:value-type="float">
            <text:p>15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D5]" office:value-type="float" office:value="70.7715051824063" calcext:value-type="float">
            <text:p>70.77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E5]" office:value-type="float" office:value="69.5701189689617" calcext:value-type="float">
            <text:p>69.57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F5]" office:value-type="float" office:value="74.0032104465767" calcext:value-type="float">
            <text:p>74.00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G5]" office:value-type="float" office:value="71.6638279928479" calcext:value-type="float">
            <text:p>71.66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L5]" office:value-type="float" office:value="75.0447968490879" calcext:value-type="float">
            <text:p>75.04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M5]" office:value-type="float" office:value="78.2150625871982" calcext:value-type="float">
            <text:p>78.22</text:p>
          </table:table-cell>
          <table:table-cell office:value-type="string" calcext:value-type="string">
            <text:p>&amp;</text:p>
          </table:table-cell>
          <table:table-cell table:style-name="ce2" table:formula="of:=[$KNN.N5]" office:value-type="float" office:value="69.5222222222222" calcext:value-type="float">
            <text:p>69.52</text:p>
          </table:table-cell>
          <table:table-cell office:value-type="string" calcext:value-type="string">
            <text:p>&amp;</text:p>
          </table:table-cell>
          <table:table-cell table:style-name="ce2" table:formula="of:=[$KNN.O5]" office:value-type="float" office:value="73.5637314175928" calcext:value-type="float">
            <text:p>73.56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KNN.C6]" office:value-type="float" office:value="29" calcext:value-type="float">
            <text:p>29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D6]" office:value-type="float" office:value="70.9724286367025" calcext:value-type="float">
            <text:p>70.97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E6]" office:value-type="float" office:value="70.1983267091538" calcext:value-type="float">
            <text:p>70.20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F6]" office:value-type="float" office:value="73.0465454632903" calcext:value-type="float">
            <text:p>73.05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G6]" office:value-type="float" office:value="71.5378587256572" calcext:value-type="float">
            <text:p>71.54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L6]" office:value-type="float" office:value="76.9959618573798" calcext:value-type="float">
            <text:p>77.00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M6]" office:value-type="float" office:value="75.1180199437619" calcext:value-type="float">
            <text:p>75.12</text:p>
          </table:table-cell>
          <table:table-cell office:value-type="string" calcext:value-type="string">
            <text:p>&amp;</text:p>
          </table:table-cell>
          <table:table-cell table:style-name="ce2" table:formula="of:=[$KNN.N6]" office:value-type="float" office:value="80.8486152570481" calcext:value-type="float">
            <text:p>80.85</text:p>
          </table:table-cell>
          <table:table-cell office:value-type="string" calcext:value-type="string">
            <text:p>&amp;</text:p>
          </table:table-cell>
          <table:table-cell table:style-name="ce2" table:formula="of:=[$KNN.O6]" office:value-type="float" office:value="77.8445209523727" calcext:value-type="float">
            <text:p>77.84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KNN.C7]" office:value-type="float" office:value="31" calcext:value-type="float">
            <text:p>31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D7]" office:value-type="float" office:value="70.9502861746387" calcext:value-type="float">
            <text:p>70.95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E7]" office:value-type="float" office:value="70.1673066333403" calcext:value-type="float">
            <text:p>70.17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F7]" office:value-type="float" office:value="73.0360123127239" calcext:value-type="float">
            <text:p>73.04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G7]" office:value-type="float" office:value="71.5192090734713" calcext:value-type="float">
            <text:p>71.52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L7]" office:value-type="float" office:value="76.0075704809287" calcext:value-type="float">
            <text:p>76.01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M7]" office:value-type="float" office:value="77.2824535717569" calcext:value-type="float">
            <text:p>77.28</text:p>
          </table:table-cell>
          <table:table-cell office:value-type="string" calcext:value-type="string">
            <text:p>&amp;</text:p>
          </table:table-cell>
          <table:table-cell table:style-name="ce2" table:formula="of:=[$KNN.N7]" office:value-type="float" office:value="73.77092039801" calcext:value-type="float">
            <text:p>73.77</text:p>
          </table:table-cell>
          <table:table-cell office:value-type="string" calcext:value-type="string">
            <text:p>&amp;</text:p>
          </table:table-cell>
          <table:table-cell table:style-name="ce2" table:formula="of:=[$KNN.O7]" office:value-type="float" office:value="75.4420458313269" calcext:value-type="float">
            <text:p>75.44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KNN.C8]" office:value-type="float" office:value="27" calcext:value-type="float">
            <text:p>27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D8]" office:value-type="float" office:value="70.8909951181974" calcext:value-type="float">
            <text:p>70.89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E8]" office:value-type="float" office:value="70.1742810497061" calcext:value-type="float">
            <text:p>70.17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F8]" office:value-type="float" office:value="72.8514296707789" calcext:value-type="float">
            <text:p>72.85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G8]" office:value-type="float" office:value="71.428970301656" calcext:value-type="float">
            <text:p>71.43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L8]" office:value-type="float" office:value="76.8371600331675" calcext:value-type="float">
            <text:p>76.84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M8]" office:value-type="float" office:value="74.7587259795548" calcext:value-type="float">
            <text:p>74.76</text:p>
          </table:table-cell>
          <table:table-cell office:value-type="string" calcext:value-type="string">
            <text:p>&amp;</text:p>
          </table:table-cell>
          <table:table-cell table:style-name="ce2" table:formula="of:=[$KNN.N8]" office:value-type="float" office:value="81.1679270315091" calcext:value-type="float">
            <text:p>81.17</text:p>
          </table:table-cell>
          <table:table-cell office:value-type="string" calcext:value-type="string">
            <text:p>&amp;</text:p>
          </table:table-cell>
          <table:table-cell table:style-name="ce2" table:formula="of:=[$KNN.O8]" office:value-type="float" office:value="77.7958939539121" calcext:value-type="float">
            <text:p>77.8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KNN.C9]" office:value-type="float" office:value="17" calcext:value-type="float">
            <text:p>17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D9]" office:value-type="float" office:value="70.5907582425511" calcext:value-type="float">
            <text:p>70.59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E9]" office:value-type="float" office:value="69.5495928872299" calcext:value-type="float">
            <text:p>69.55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F9]" office:value-type="float" office:value="73.4232017891927" calcext:value-type="float">
            <text:p>73.42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G9]" office:value-type="float" office:value="71.3769771853235" calcext:value-type="float">
            <text:p>71.38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L9]" office:value-type="float" office:value="76.5075787728027" calcext:value-type="float">
            <text:p>76.51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M9]" office:value-type="float" office:value="77.0490724575105" calcext:value-type="float">
            <text:p>77.05</text:p>
          </table:table-cell>
          <table:table-cell office:value-type="string" calcext:value-type="string">
            <text:p>&amp;</text:p>
          </table:table-cell>
          <table:table-cell table:style-name="ce2" table:formula="of:=[$KNN.N9]" office:value-type="float" office:value="75.6180182421227" calcext:value-type="float">
            <text:p>75.62</text:p>
          </table:table-cell>
          <table:table-cell office:value-type="string" calcext:value-type="string">
            <text:p>&amp;</text:p>
          </table:table-cell>
          <table:table-cell table:style-name="ce2" table:formula="of:=[$KNN.O9]" office:value-type="float" office:value="76.2864326497196" calcext:value-type="float">
            <text:p>76.29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KNN.C10]" office:value-type="float" office:value="19" calcext:value-type="float">
            <text:p>19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D10]" office:value-type="float" office:value="70.6340511747589" calcext:value-type="float">
            <text:p>70.63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E10]" office:value-type="float" office:value="69.6718045522151" calcext:value-type="float">
            <text:p>69.67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F10]" office:value-type="float" office:value="73.2689079671981" calcext:value-type="float">
            <text:p>73.27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G10]" office:value-type="float" office:value="71.3694792480577" calcext:value-type="float">
            <text:p>71.37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L10]" office:value-type="float" office:value="76.7845356550581" calcext:value-type="float">
            <text:p>76.78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M10]" office:value-type="float" office:value="74.731802711418" calcext:value-type="float">
            <text:p>74.73</text:p>
          </table:table-cell>
          <table:table-cell office:value-type="string" calcext:value-type="string">
            <text:p>&amp;</text:p>
          </table:table-cell>
          <table:table-cell table:style-name="ce2" table:formula="of:=[$KNN.N10]" office:value-type="float" office:value="81.0627529021559" calcext:value-type="float">
            <text:p>81.06</text:p>
          </table:table-cell>
          <table:table-cell office:value-type="string" calcext:value-type="string">
            <text:p>&amp;</text:p>
          </table:table-cell>
          <table:table-cell table:style-name="ce2" table:formula="of:=[$KNN.O10]" office:value-type="float" office:value="77.7317450201862" calcext:value-type="float">
            <text:p>77.73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KNN.C11]" office:value-type="float" office:value="11" calcext:value-type="float">
            <text:p>11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D11]" office:value-type="float" office:value="70.6043214775269" calcext:value-type="float">
            <text:p>70.60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E11]" office:value-type="float" office:value="69.6022609885515" calcext:value-type="float">
            <text:p>69.60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F11]" office:value-type="float" office:value="73.3273813818147" calcext:value-type="float">
            <text:p>73.33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G11]" office:value-type="float" office:value="71.3605665967857" calcext:value-type="float">
            <text:p>71.36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L11]" office:value-type="float" office:value="76.8902155887231" calcext:value-type="float">
            <text:p>76.89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M11]" office:value-type="float" office:value="76.9966314473939" calcext:value-type="float">
            <text:p>77.00</text:p>
          </table:table-cell>
          <table:table-cell office:value-type="string" calcext:value-type="string">
            <text:p>&amp;</text:p>
          </table:table-cell>
          <table:table-cell table:style-name="ce2" table:formula="of:=[$KNN.N11]" office:value-type="float" office:value="76.7876865671642" calcext:value-type="float">
            <text:p>76.79</text:p>
          </table:table-cell>
          <table:table-cell office:value-type="string" calcext:value-type="string">
            <text:p>&amp;</text:p>
          </table:table-cell>
          <table:table-cell table:style-name="ce2" table:formula="of:=[$KNN.O11]" office:value-type="float" office:value="76.8527680305897" calcext:value-type="float">
            <text:p>76.85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KNN.C12]" office:value-type="float" office:value="21" calcext:value-type="float">
            <text:p>21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D12]" office:value-type="float" office:value="70.6712598898588" calcext:value-type="float">
            <text:p>70.67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E12]" office:value-type="float" office:value="69.8165344867184" calcext:value-type="float">
            <text:p>69.82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F12]" office:value-type="float" office:value="73.000024048289" calcext:value-type="float">
            <text:p>73.00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G12]" office:value-type="float" office:value="71.3144006308603" calcext:value-type="float">
            <text:p>71.31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L12]" office:value-type="float" office:value="77.1330804311774" calcext:value-type="float">
            <text:p>77.13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M12]" office:value-type="float" office:value="75.1602587318472" calcext:value-type="float">
            <text:p>75.16</text:p>
          </table:table-cell>
          <table:table-cell office:value-type="string" calcext:value-type="string">
            <text:p>&amp;</text:p>
          </table:table-cell>
          <table:table-cell table:style-name="ce2" table:formula="of:=[$KNN.N12]" office:value-type="float" office:value="81.18092039801" calcext:value-type="float">
            <text:p>81.18</text:p>
          </table:table-cell>
          <table:table-cell office:value-type="string" calcext:value-type="string">
            <text:p>&amp;</text:p>
          </table:table-cell>
          <table:table-cell table:style-name="ce2" table:formula="of:=[$KNN.O12]" office:value-type="float" office:value="78.0153028826119" calcext:value-type="float">
            <text:p>78.02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KNN.C13]" office:value-type="float" office:value="25" calcext:value-type="float">
            <text:p>25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D13]" office:value-type="float" office:value="70.7334848375538" calcext:value-type="float">
            <text:p>70.73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E13]" office:value-type="float" office:value="70.0183244221836" calcext:value-type="float">
            <text:p>70.02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F13]" office:value-type="float" office:value="72.688947406392" calcext:value-type="float">
            <text:p>72.69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G13]" office:value-type="float" office:value="71.2692303512229" calcext:value-type="float">
            <text:p>71.27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L13]" office:value-type="float" office:value="77.1098424543947" calcext:value-type="float">
            <text:p>77.11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M13]" office:value-type="float" office:value="76.9469615745289" calcext:value-type="float">
            <text:p>76.95</text:p>
          </table:table-cell>
          <table:table-cell office:value-type="string" calcext:value-type="string">
            <text:p>&amp;</text:p>
          </table:table-cell>
          <table:table-cell table:style-name="ce2" table:formula="of:=[$KNN.N13]" office:value-type="float" office:value="77.5364344941957" calcext:value-type="float">
            <text:p>77.54</text:p>
          </table:table-cell>
          <table:table-cell office:value-type="string" calcext:value-type="string">
            <text:p>&amp;</text:p>
          </table:table-cell>
          <table:table-cell table:style-name="ce2" table:formula="of:=[$KNN.O13]" office:value-type="float" office:value="77.197034448935" calcext:value-type="float">
            <text:p>77.2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KNN.C14]" office:value-type="float" office:value="33" calcext:value-type="float">
            <text:p>33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D14]" office:value-type="float" office:value="70.6954765168458" calcext:value-type="float">
            <text:p>70.70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E14]" office:value-type="float" office:value="69.9677309029228" calcext:value-type="float">
            <text:p>69.97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F14]" office:value-type="float" office:value="72.6751196402376" calcext:value-type="float">
            <text:p>72.68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G14]" office:value-type="float" office:value="71.2401321002442" calcext:value-type="float">
            <text:p>71.24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L14]" office:value-type="float" office:value="77.1531426202322" calcext:value-type="float">
            <text:p>77.15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M14]" office:value-type="float" office:value="75.2515704796924" calcext:value-type="float">
            <text:p>75.25</text:p>
          </table:table-cell>
          <table:table-cell office:value-type="string" calcext:value-type="string">
            <text:p>&amp;</text:p>
          </table:table-cell>
          <table:table-cell table:style-name="ce2" table:formula="of:=[$KNN.N14]" office:value-type="float" office:value="81.0546683250415" calcext:value-type="float">
            <text:p>81.05</text:p>
          </table:table-cell>
          <table:table-cell office:value-type="string" calcext:value-type="string">
            <text:p>&amp;</text:p>
          </table:table-cell>
          <table:table-cell table:style-name="ce2" table:formula="of:=[$KNN.O14]" office:value-type="float" office:value="78.0043912324183" calcext:value-type="float">
            <text:p>78.0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KNN.C15]" office:value-type="float" office:value="5" calcext:value-type="float">
            <text:p>5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D15]" office:value-type="float" office:value="70.5689885289662" calcext:value-type="float">
            <text:p>70.57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E15]" office:value-type="float" office:value="69.711853925582" calcext:value-type="float">
            <text:p>69.71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F15]" office:value-type="float" office:value="72.9056465382488" calcext:value-type="float">
            <text:p>72.91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G15]" office:value-type="float" office:value="71.2276037156684" calcext:value-type="float">
            <text:p>71.23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L15]" office:value-type="float" office:value="77.0152155887231" calcext:value-type="float">
            <text:p>77.02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M15]" office:value-type="float" office:value="76.6317360579779" calcext:value-type="float">
            <text:p>76.63</text:p>
          </table:table-cell>
          <table:table-cell office:value-type="string" calcext:value-type="string">
            <text:p>&amp;</text:p>
          </table:table-cell>
          <table:table-cell table:style-name="ce2" table:formula="of:=[$KNN.N15]" office:value-type="float" office:value="77.858175787728" calcext:value-type="float">
            <text:p>77.86</text:p>
          </table:table-cell>
          <table:table-cell office:value-type="string" calcext:value-type="string">
            <text:p>&amp;</text:p>
          </table:table-cell>
          <table:table-cell table:style-name="ce2" table:formula="of:=[$KNN.O15]" office:value-type="float" office:value="77.1959229866723" calcext:value-type="float">
            <text:p>77.2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KNN.C16]" office:value-type="float" office:value="23" calcext:value-type="float">
            <text:p>23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D16]" office:value-type="float" office:value="70.6121251472958" calcext:value-type="float">
            <text:p>70.61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E16]" office:value-type="float" office:value="69.8402318690349" calcext:value-type="float">
            <text:p>69.84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F16]" office:value-type="float" office:value="72.7331722097973" calcext:value-type="float">
            <text:p>72.73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G16]" office:value-type="float" office:value="71.1958566504897" calcext:value-type="float">
            <text:p>71.20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L16]" office:value-type="float" office:value="76.9977487562189" calcext:value-type="float">
            <text:p>77.00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M16]" office:value-type="float" office:value="75.1525822789557" calcext:value-type="float">
            <text:p>75.15</text:p>
          </table:table-cell>
          <table:table-cell office:value-type="string" calcext:value-type="string">
            <text:p>&amp;</text:p>
          </table:table-cell>
          <table:table-cell table:style-name="ce2" table:formula="of:=[$KNN.N16]" office:value-type="float" office:value="80.8036733001658" calcext:value-type="float">
            <text:p>80.80</text:p>
          </table:table-cell>
          <table:table-cell office:value-type="string" calcext:value-type="string">
            <text:p>&amp;</text:p>
          </table:table-cell>
          <table:table-cell table:style-name="ce2" table:formula="of:=[$KNN.O16]" office:value-type="float" office:value="77.8359014870234" calcext:value-type="float">
            <text:p>77.84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KNN.C17]" office:value-type="float" office:value="39" calcext:value-type="float">
            <text:p>39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D17]" office:value-type="float" office:value="70.4215063848207" calcext:value-type="float">
            <text:p>70.42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E17]" office:value-type="float" office:value="69.5997144790765" calcext:value-type="float">
            <text:p>69.60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F17]" office:value-type="float" office:value="72.7112882668398" calcext:value-type="float">
            <text:p>72.71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G17]" office:value-type="float" office:value="71.0643966999398" calcext:value-type="float">
            <text:p>71.06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L17]" office:value-type="float" office:value="76.7880348258707" calcext:value-type="float">
            <text:p>76.79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M17]" office:value-type="float" office:value="76.392634894813" calcext:value-type="float">
            <text:p>76.39</text:p>
          </table:table-cell>
          <table:table-cell office:value-type="string" calcext:value-type="string">
            <text:p>&amp;</text:p>
          </table:table-cell>
          <table:table-cell table:style-name="ce2" table:formula="of:=[$KNN.N17]" office:value-type="float" office:value="77.6749834162521" calcext:value-type="float">
            <text:p>77.67</text:p>
          </table:table-cell>
          <table:table-cell office:value-type="string" calcext:value-type="string">
            <text:p>&amp;</text:p>
          </table:table-cell>
          <table:table-cell table:style-name="ce2" table:formula="of:=[$KNN.O17]" office:value-type="float" office:value="76.9850834156919" calcext:value-type="float">
            <text:p>76.99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KNN.C18]" office:value-type="float" office:value="9" calcext:value-type="float">
            <text:p>9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D18]" office:value-type="float" office:value="70.4094341437607" calcext:value-type="float">
            <text:p>70.41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E18]" office:value-type="float" office:value="69.5486109973808" calcext:value-type="float">
            <text:p>69.55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F18]" office:value-type="float" office:value="72.753216458649" calcext:value-type="float">
            <text:p>72.75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G18]" office:value-type="float" office:value="71.0597788009627" calcext:value-type="float">
            <text:p>71.06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L18]" office:value-type="float" office:value="76.7961940298507" calcext:value-type="float">
            <text:p>76.80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M18]" office:value-type="float" office:value="75.0957345987041" calcext:value-type="float">
            <text:p>75.10</text:p>
          </table:table-cell>
          <table:table-cell office:value-type="string" calcext:value-type="string">
            <text:p>&amp;</text:p>
          </table:table-cell>
          <table:table-cell table:style-name="ce2" table:formula="of:=[$KNN.N18]" office:value-type="float" office:value="80.3292122719735" calcext:value-type="float">
            <text:p>80.33</text:p>
          </table:table-cell>
          <table:table-cell office:value-type="string" calcext:value-type="string">
            <text:p>&amp;</text:p>
          </table:table-cell>
          <table:table-cell table:style-name="ce2" table:formula="of:=[$KNN.O18]" office:value-type="float" office:value="77.5836648991977" calcext:value-type="float">
            <text:p>77.58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KNN.C19]" office:value-type="float" office:value="35" calcext:value-type="float">
            <text:p>35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D19]" office:value-type="float" office:value="70.5208679027487" calcext:value-type="float">
            <text:p>70.52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E19]" office:value-type="float" office:value="69.8504120237724" calcext:value-type="float">
            <text:p>69.85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F19]" office:value-type="float" office:value="72.3861914724767" calcext:value-type="float">
            <text:p>72.39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G19]" office:value-type="float" office:value="71.0409442794988" calcext:value-type="float">
            <text:p>71.04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L19]" office:value-type="float" office:value="76.6507338308458" calcext:value-type="float">
            <text:p>76.65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M19]" office:value-type="float" office:value="76.231486341065" calcext:value-type="float">
            <text:p>76.23</text:p>
          </table:table-cell>
          <table:table-cell office:value-type="string" calcext:value-type="string">
            <text:p>&amp;</text:p>
          </table:table-cell>
          <table:table-cell table:style-name="ce2" table:formula="of:=[$KNN.N19]" office:value-type="float" office:value="77.5735074626866" calcext:value-type="float">
            <text:p>77.57</text:p>
          </table:table-cell>
          <table:table-cell office:value-type="string" calcext:value-type="string">
            <text:p>&amp;</text:p>
          </table:table-cell>
          <table:table-cell table:style-name="ce2" table:formula="of:=[$KNN.O19]" office:value-type="float" office:value="76.85369841166" calcext:value-type="float">
            <text:p>76.85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KNN.C20]" office:value-type="float" office:value="37" calcext:value-type="float">
            <text:p>37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D20]" office:value-type="float" office:value="70.3974160113508" calcext:value-type="float">
            <text:p>70.40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E20]" office:value-type="float" office:value="69.6299905602762" calcext:value-type="float">
            <text:p>69.63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F20]" office:value-type="float" office:value="72.5246134237549" calcext:value-type="float">
            <text:p>72.52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G20]" office:value-type="float" office:value="70.9901823815895" calcext:value-type="float">
            <text:p>70.99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L20]" office:value-type="float" office:value="76.5740422885572" calcext:value-type="float">
            <text:p>76.57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M20]" office:value-type="float" office:value="74.9454379864428" calcext:value-type="float">
            <text:p>74.95</text:p>
          </table:table-cell>
          <table:table-cell office:value-type="string" calcext:value-type="string">
            <text:p>&amp;</text:p>
          </table:table-cell>
          <table:table-cell table:style-name="ce2" table:formula="of:=[$KNN.N20]" office:value-type="float" office:value="79.9747595356551" calcext:value-type="float">
            <text:p>79.97</text:p>
          </table:table-cell>
          <table:table-cell office:value-type="string" calcext:value-type="string">
            <text:p>&amp;</text:p>
          </table:table-cell>
          <table:table-cell table:style-name="ce2" table:formula="of:=[$KNN.O20]" office:value-type="float" office:value="77.340629151809" calcext:value-type="float">
            <text:p>77.34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KNN.C21]" office:value-type="float" office:value="30" calcext:value-type="float">
            <text:p>30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D21]" office:value-type="float" office:value="71.0978284395065" calcext:value-type="float">
            <text:p>71.10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E21]" office:value-type="float" office:value="71.3162878283643" calcext:value-type="float">
            <text:p>71.32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F21]" office:value-type="float" office:value="70.7284587451603" calcext:value-type="float">
            <text:p>70.73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G21]" office:value-type="float" office:value="70.9615148427374" calcext:value-type="float">
            <text:p>70.96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L21]" office:value-type="float" office:value="76.685004145937" calcext:value-type="float">
            <text:p>76.69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M21]" office:value-type="float" office:value="76.1956450995503" calcext:value-type="float">
            <text:p>76.20</text:p>
          </table:table-cell>
          <table:table-cell office:value-type="string" calcext:value-type="string">
            <text:p>&amp;</text:p>
          </table:table-cell>
          <table:table-cell table:style-name="ce2" table:formula="of:=[$KNN.N21]" office:value-type="float" office:value="77.7451824212272" calcext:value-type="float">
            <text:p>77.75</text:p>
          </table:table-cell>
          <table:table-cell office:value-type="string" calcext:value-type="string">
            <text:p>&amp;</text:p>
          </table:table-cell>
          <table:table-cell table:style-name="ce2" table:formula="of:=[$KNN.O21]" office:value-type="float" office:value="76.9193540908888" calcext:value-type="float">
            <text:p>76.92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KNN.C22]" office:value-type="float" office:value="28" calcext:value-type="float">
            <text:p>28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D22]" office:value-type="float" office:value="71.1638409927134" calcext:value-type="float">
            <text:p>71.16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E22]" office:value-type="float" office:value="71.4994915278068" calcext:value-type="float">
            <text:p>71.50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F22]" office:value-type="float" office:value="70.5556357165188" calcext:value-type="float">
            <text:p>70.56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G22]" office:value-type="float" office:value="70.9605028611695" calcext:value-type="float">
            <text:p>70.96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L22]" office:value-type="float" office:value="76.5376202321725" calcext:value-type="float">
            <text:p>76.54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M22]" office:value-type="float" office:value="74.9155040379401" calcext:value-type="float">
            <text:p>74.92</text:p>
          </table:table-cell>
          <table:table-cell office:value-type="string" calcext:value-type="string">
            <text:p>&amp;</text:p>
          </table:table-cell>
          <table:table-cell table:style-name="ce2" table:formula="of:=[$KNN.N22]" office:value-type="float" office:value="79.9169817578773" calcext:value-type="float">
            <text:p>79.92</text:p>
          </table:table-cell>
          <table:table-cell office:value-type="string" calcext:value-type="string">
            <text:p>&amp;</text:p>
          </table:table-cell>
          <table:table-cell table:style-name="ce2" table:formula="of:=[$KNN.O22]" office:value-type="float" office:value="77.2999061909666" calcext:value-type="float">
            <text:p>77.3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KNN.C23]" office:value-type="float" office:value="40" calcext:value-type="float">
            <text:p>40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D23]" office:value-type="float" office:value="70.589110934757" calcext:value-type="float">
            <text:p>70.59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E23]" office:value-type="float" office:value="70.3973566980384" calcext:value-type="float">
            <text:p>70.40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F23]" office:value-type="float" office:value="71.2462063824159" calcext:value-type="float">
            <text:p>71.25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G23]" office:value-type="float" office:value="70.7607242832218" calcext:value-type="float">
            <text:p>70.76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L23]" office:value-type="float" office:value="76.6924585406302" calcext:value-type="float">
            <text:p>76.69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M23]" office:value-type="float" office:value="76.0557846571976" calcext:value-type="float">
            <text:p>76.06</text:p>
          </table:table-cell>
          <table:table-cell office:value-type="string" calcext:value-type="string">
            <text:p>&amp;</text:p>
          </table:table-cell>
          <table:table-cell table:style-name="ce2" table:formula="of:=[$KNN.N23]" office:value-type="float" office:value="78.0315091210614" calcext:value-type="float">
            <text:p>78.03</text:p>
          </table:table-cell>
          <table:table-cell office:value-type="string" calcext:value-type="string">
            <text:p>&amp;</text:p>
          </table:table-cell>
          <table:table-cell table:style-name="ce2" table:formula="of:=[$KNN.O23]" office:value-type="float" office:value="76.9917361644919" calcext:value-type="float">
            <text:p>76.99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KNN.C24]" office:value-type="float" office:value="32" calcext:value-type="float">
            <text:p>32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D24]" office:value-type="float" office:value="70.8942115768463" calcext:value-type="float">
            <text:p>70.89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E24]" office:value-type="float" office:value="71.1130088910981" calcext:value-type="float">
            <text:p>71.11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F24]" office:value-type="float" office:value="70.5196113796504" calcext:value-type="float">
            <text:p>70.52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G24]" office:value-type="float" office:value="70.7579249975548" calcext:value-type="float">
            <text:p>70.76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L24]" office:value-type="float" office:value="76.5594237147595" calcext:value-type="float">
            <text:p>76.56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M24]" office:value-type="float" office:value="74.8365737508978" calcext:value-type="float">
            <text:p>74.84</text:p>
          </table:table-cell>
          <table:table-cell office:value-type="string" calcext:value-type="string">
            <text:p>&amp;</text:p>
          </table:table-cell>
          <table:table-cell table:style-name="ce2" table:formula="of:=[$KNN.N24]" office:value-type="float" office:value="80.1583499170813" calcext:value-type="float">
            <text:p>80.16</text:p>
          </table:table-cell>
          <table:table-cell office:value-type="string" calcext:value-type="string">
            <text:p>&amp;</text:p>
          </table:table-cell>
          <table:table-cell table:style-name="ce2" table:formula="of:=[$KNN.O24]" office:value-type="float" office:value="77.3686976518151" calcext:value-type="float">
            <text:p>77.37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KNN.C25]" office:value-type="float" office:value="26" calcext:value-type="float">
            <text:p>26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D25]" office:value-type="float" office:value="70.8960512709521" calcext:value-type="float">
            <text:p>70.90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E25]" office:value-type="float" office:value="71.3298100964841" calcext:value-type="float">
            <text:p>71.33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F25]" office:value-type="float" office:value="70.0480484813506" calcext:value-type="float">
            <text:p>70.05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G25]" office:value-type="float" office:value="70.6205514248439" calcext:value-type="float">
            <text:p>70.62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L25]" office:value-type="float" office:value="76.585912106136" calcext:value-type="float">
            <text:p>76.59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M25]" office:value-type="float" office:value="75.7220387538252" calcext:value-type="float">
            <text:p>75.72</text:p>
          </table:table-cell>
          <table:table-cell office:value-type="string" calcext:value-type="string">
            <text:p>&amp;</text:p>
          </table:table-cell>
          <table:table-cell table:style-name="ce2" table:formula="of:=[$KNN.N25]" office:value-type="float" office:value="78.3941956882255" calcext:value-type="float">
            <text:p>78.39</text:p>
          </table:table-cell>
          <table:table-cell office:value-type="string" calcext:value-type="string">
            <text:p>&amp;</text:p>
          </table:table-cell>
          <table:table-cell table:style-name="ce2" table:formula="of:=[$KNN.O25]" office:value-type="float" office:value="76.9931009302599" calcext:value-type="float">
            <text:p>76.99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KNN.C26]" office:value-type="float" office:value="7" calcext:value-type="float">
            <text:p>7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D26]" office:value-type="float" office:value="70.0312447394368" calcext:value-type="float">
            <text:p>70.03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E26]" office:value-type="float" office:value="69.3011751701699" calcext:value-type="float">
            <text:p>69.30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F26]" office:value-type="float" office:value="72.0407257773609" calcext:value-type="float">
            <text:p>72.04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G26]" office:value-type="float" office:value="70.5951767121687" calcext:value-type="float">
            <text:p>70.60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L26]" office:value-type="float" office:value="76.4603689883914" calcext:value-type="float">
            <text:p>76.46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M26]" office:value-type="float" office:value="74.6631734703313" calcext:value-type="float">
            <text:p>74.66</text:p>
          </table:table-cell>
          <table:table-cell office:value-type="string" calcext:value-type="string">
            <text:p>&amp;</text:p>
          </table:table-cell>
          <table:table-cell table:style-name="ce2" table:formula="of:=[$KNN.N26]" office:value-type="float" office:value="80.2532006633499" calcext:value-type="float">
            <text:p>80.25</text:p>
          </table:table-cell>
          <table:table-cell office:value-type="string" calcext:value-type="string">
            <text:p>&amp;</text:p>
          </table:table-cell>
          <table:table-cell table:style-name="ce2" table:formula="of:=[$KNN.O26]" office:value-type="float" office:value="77.3181578912094" calcext:value-type="float">
            <text:p>77.32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KNN.C27]" office:value-type="float" office:value="34" calcext:value-type="float">
            <text:p>34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D27]" office:value-type="float" office:value="70.6643460067816" calcext:value-type="float">
            <text:p>70.66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E27]" office:value-type="float" office:value="70.8163413506482" calcext:value-type="float">
            <text:p>70.82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F27]" office:value-type="float" office:value="70.4294302960344" calcext:value-type="float">
            <text:p>70.43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G27]" office:value-type="float" office:value="70.5671205467155" calcext:value-type="float">
            <text:p>70.57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L27]" office:value-type="float" office:value="76.4354104477612" calcext:value-type="float">
            <text:p>76.44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M27]" office:value-type="float" office:value="75.4440657784716" calcext:value-type="float">
            <text:p>75.44</text:p>
          </table:table-cell>
          <table:table-cell office:value-type="string" calcext:value-type="string">
            <text:p>&amp;</text:p>
          </table:table-cell>
          <table:table-cell table:style-name="ce2" table:formula="of:=[$KNN.N27]" office:value-type="float" office:value="78.5125538971808" calcext:value-type="float">
            <text:p>78.51</text:p>
          </table:table-cell>
          <table:table-cell office:value-type="string" calcext:value-type="string">
            <text:p>&amp;</text:p>
          </table:table-cell>
          <table:table-cell table:style-name="ce2" table:formula="of:=[$KNN.O27]" office:value-type="float" office:value="76.9079190951271" calcext:value-type="float">
            <text:p>76.91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KNN.C28]" office:value-type="float" office:value="38" calcext:value-type="float">
            <text:p>38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D28]" office:value-type="float" office:value="70.5126794603564" calcext:value-type="float">
            <text:p>70.51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E28]" office:value-type="float" office:value="70.4996661989771" calcext:value-type="float">
            <text:p>70.50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F28]" office:value-type="float" office:value="70.7204506649352" calcext:value-type="float">
            <text:p>70.72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G28]" office:value-type="float" office:value="70.5493757516338" calcext:value-type="float">
            <text:p>70.55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L28]" office:value-type="float" office:value="76.357259535655" calcext:value-type="float">
            <text:p>76.36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M28]" office:value-type="float" office:value="74.4259056341514" calcext:value-type="float">
            <text:p>74.43</text:p>
          </table:table-cell>
          <table:table-cell office:value-type="string" calcext:value-type="string">
            <text:p>&amp;</text:p>
          </table:table-cell>
          <table:table-cell table:style-name="ce2" table:formula="of:=[$KNN.N28]" office:value-type="float" office:value="80.4395936981758" calcext:value-type="float">
            <text:p>80.44</text:p>
          </table:table-cell>
          <table:table-cell office:value-type="string" calcext:value-type="string">
            <text:p>&amp;</text:p>
          </table:table-cell>
          <table:table-cell table:style-name="ce2" table:formula="of:=[$KNN.O28]" office:value-type="float" office:value="77.2798137110534" calcext:value-type="float">
            <text:p>77.28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KNN.C29]" office:value-type="float" office:value="36" calcext:value-type="float">
            <text:p>36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D29]" office:value-type="float" office:value="70.5299822042662" calcext:value-type="float">
            <text:p>70.53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E29]" office:value-type="float" office:value="70.6481030077051" calcext:value-type="float">
            <text:p>70.65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F29]" office:value-type="float" office:value="70.4094461679052" calcext:value-type="float">
            <text:p>70.41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G29]" office:value-type="float" office:value="70.4689278416096" calcext:value-type="float">
            <text:p>70.47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L29]" office:value-type="float" office:value="76.291364013267" calcext:value-type="float">
            <text:p>76.29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M29]" office:value-type="float" office:value="75.192212176456" calcext:value-type="float">
            <text:p>75.19</text:p>
          </table:table-cell>
          <table:table-cell office:value-type="string" calcext:value-type="string">
            <text:p>&amp;</text:p>
          </table:table-cell>
          <table:table-cell table:style-name="ce2" table:formula="of:=[$KNN.N29]" office:value-type="float" office:value="78.605464344942" calcext:value-type="float">
            <text:p>78.61</text:p>
          </table:table-cell>
          <table:table-cell office:value-type="string" calcext:value-type="string">
            <text:p>&amp;</text:p>
          </table:table-cell>
          <table:table-cell table:style-name="ce2" table:formula="of:=[$KNN.O29]" office:value-type="float" office:value="76.820083062577" calcext:value-type="float">
            <text:p>76.82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KNN.C30]" office:value-type="float" office:value="24" calcext:value-type="float">
            <text:p>24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D30]" office:value-type="float" office:value="70.7656734723325" calcext:value-type="float">
            <text:p>70.77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E30]" office:value-type="float" office:value="71.3053743503383" calcext:value-type="float">
            <text:p>71.31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F30]" office:value-type="float" office:value="69.6547387153404" calcext:value-type="float">
            <text:p>69.65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G30]" office:value-type="float" office:value="70.3996466636209" calcext:value-type="float">
            <text:p>70.40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L30]" office:value-type="float" office:value="76.2682379767828" calcext:value-type="float">
            <text:p>76.27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M30]" office:value-type="float" office:value="74.2862577556151" calcext:value-type="float">
            <text:p>74.29</text:p>
          </table:table-cell>
          <table:table-cell office:value-type="string" calcext:value-type="string">
            <text:p>&amp;</text:p>
          </table:table-cell>
          <table:table-cell table:style-name="ce2" table:formula="of:=[$KNN.N30]" office:value-type="float" office:value="80.4778524046435" calcext:value-type="float">
            <text:p>80.48</text:p>
          </table:table-cell>
          <table:table-cell office:value-type="string" calcext:value-type="string">
            <text:p>&amp;</text:p>
          </table:table-cell>
          <table:table-cell table:style-name="ce2" table:formula="of:=[$KNN.O30]" office:value-type="float" office:value="77.2220846820887" calcext:value-type="float">
            <text:p>77.22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KNN.C31]" office:value-type="float" office:value="20" calcext:value-type="float">
            <text:p>20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D31]" office:value-type="float" office:value="70.7534809898276" calcext:value-type="float">
            <text:p>70.75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E31]" office:value-type="float" office:value="71.3601727772422" calcext:value-type="float">
            <text:p>71.36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F31]" office:value-type="float" office:value="69.4978837505712" calcext:value-type="float">
            <text:p>69.50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G31]" office:value-type="float" office:value="70.350736084175" calcext:value-type="float">
            <text:p>70.35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L31]" office:value-type="float" office:value="76.2730348258707" calcext:value-type="float">
            <text:p>76.27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M31]" office:value-type="float" office:value="75.1109531729639" calcext:value-type="float">
            <text:p>75.11</text:p>
          </table:table-cell>
          <table:table-cell office:value-type="string" calcext:value-type="string">
            <text:p>&amp;</text:p>
          </table:table-cell>
          <table:table-cell table:style-name="ce2" table:formula="of:=[$KNN.N31]" office:value-type="float" office:value="78.6952570480929" calcext:value-type="float">
            <text:p>78.70</text:p>
          </table:table-cell>
          <table:table-cell office:value-type="string" calcext:value-type="string">
            <text:p>&amp;</text:p>
          </table:table-cell>
          <table:table-cell table:style-name="ce2" table:formula="of:=[$KNN.O31]" office:value-type="float" office:value="76.8238521796949" calcext:value-type="float">
            <text:p>76.82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KNN.C32]" office:value-type="float" office:value="14" calcext:value-type="float">
            <text:p>14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D32]" office:value-type="float" office:value="70.7284346968713" calcext:value-type="float">
            <text:p>70.73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E32]" office:value-type="float" office:value="71.3705763886885" calcext:value-type="float">
            <text:p>71.37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F32]" office:value-type="float" office:value="69.3716061852199" calcext:value-type="float">
            <text:p>69.37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G32]" office:value-type="float" office:value="70.2946128741545" calcext:value-type="float">
            <text:p>70.29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L32]" office:value-type="float" office:value="76.1733582089552" calcext:value-type="float">
            <text:p>76.17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M32]" office:value-type="float" office:value="74.159275019657" calcext:value-type="float">
            <text:p>74.16</text:p>
          </table:table-cell>
          <table:table-cell office:value-type="string" calcext:value-type="string">
            <text:p>&amp;</text:p>
          </table:table-cell>
          <table:table-cell table:style-name="ce2" table:formula="of:=[$KNN.N32]" office:value-type="float" office:value="80.4730431177446" calcext:value-type="float">
            <text:p>80.47</text:p>
          </table:table-cell>
          <table:table-cell office:value-type="string" calcext:value-type="string">
            <text:p>&amp;</text:p>
          </table:table-cell>
          <table:table-cell table:style-name="ce2" table:formula="of:=[$KNN.O32]" office:value-type="float" office:value="77.1483996356118" calcext:value-type="float">
            <text:p>77.15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KNN.C33]" office:value-type="float" office:value="12" calcext:value-type="float">
            <text:p>12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D33]" office:value-type="float" office:value="70.8840451626867" calcext:value-type="float">
            <text:p>70.88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E33]" office:value-type="float" office:value="71.8470893025256" calcext:value-type="float">
            <text:p>71.85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F33]" office:value-type="float" office:value="68.8240025972152" calcext:value-type="float">
            <text:p>68.82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G33]" office:value-type="float" office:value="70.2376794465062" calcext:value-type="float">
            <text:p>70.24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L33]" office:value-type="float" office:value="76.1451119402985" calcext:value-type="float">
            <text:p>76.15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M33]" office:value-type="float" office:value="74.9116050263642" calcext:value-type="float">
            <text:p>74.91</text:p>
          </table:table-cell>
          <table:table-cell office:value-type="string" calcext:value-type="string">
            <text:p>&amp;</text:p>
          </table:table-cell>
          <table:table-cell table:style-name="ce2" table:formula="of:=[$KNN.N33]" office:value-type="float" office:value="78.7489635157546" calcext:value-type="float">
            <text:p>78.75</text:p>
          </table:table-cell>
          <table:table-cell office:value-type="string" calcext:value-type="string">
            <text:p>&amp;</text:p>
          </table:table-cell>
          <table:table-cell table:style-name="ce2" table:formula="of:=[$KNN.O33]" office:value-type="float" office:value="76.7390236202471" calcext:value-type="float">
            <text:p>76.74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KNN.C34]" office:value-type="float" office:value="22" calcext:value-type="float">
            <text:p>22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D34]" office:value-type="float" office:value="70.5979847533848" calcext:value-type="float">
            <text:p>70.60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E34]" office:value-type="float" office:value="71.1708732910913" calcext:value-type="float">
            <text:p>71.17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F34]" office:value-type="float" office:value="69.4057186831157" calcext:value-type="float">
            <text:p>69.41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G34]" office:value-type="float" office:value="70.2103467262655" calcext:value-type="float">
            <text:p>70.21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L34]" office:value-type="float" office:value="76.0994610281924" calcext:value-type="float">
            <text:p>76.10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M34]" office:value-type="float" office:value="74.0344633939105" calcext:value-type="float">
            <text:p>74.03</text:p>
          </table:table-cell>
          <table:table-cell office:value-type="string" calcext:value-type="string">
            <text:p>&amp;</text:p>
          </table:table-cell>
          <table:table-cell table:style-name="ce2" table:formula="of:=[$KNN.N34]" office:value-type="float" office:value="80.5314593698176" calcext:value-type="float">
            <text:p>80.53</text:p>
          </table:table-cell>
          <table:table-cell office:value-type="string" calcext:value-type="string">
            <text:p>&amp;</text:p>
          </table:table-cell>
          <table:table-cell table:style-name="ce2" table:formula="of:=[$KNN.O34]" office:value-type="float" office:value="77.1056482759058" calcext:value-type="float">
            <text:p>77.11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KNN.C35]" office:value-type="float" office:value="18" calcext:value-type="float">
            <text:p>18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D35]" office:value-type="float" office:value="70.4675167736816" calcext:value-type="float">
            <text:p>70.47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E35]" office:value-type="float" office:value="71.110262226429" calcext:value-type="float">
            <text:p>71.11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F35]" office:value-type="float" office:value="69.1168265877883" calcext:value-type="float">
            <text:p>69.12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G35]" office:value-type="float" office:value="70.0332815489219" calcext:value-type="float">
            <text:p>70.03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L35]" office:value-type="float" office:value="76.0402653399668" calcext:value-type="float">
            <text:p>76.04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M35]" office:value-type="float" office:value="74.832639512831" calcext:value-type="float">
            <text:p>74.83</text:p>
          </table:table-cell>
          <table:table-cell office:value-type="string" calcext:value-type="string">
            <text:p>&amp;</text:p>
          </table:table-cell>
          <table:table-cell table:style-name="ce2" table:formula="of:=[$KNN.N35]" office:value-type="float" office:value="78.5889718076285" calcext:value-type="float">
            <text:p>78.59</text:p>
          </table:table-cell>
          <table:table-cell office:value-type="string" calcext:value-type="string">
            <text:p>&amp;</text:p>
          </table:table-cell>
          <table:table-cell table:style-name="ce2" table:formula="of:=[$KNN.O35]" office:value-type="float" office:value="76.6212412386286" calcext:value-type="float">
            <text:p>76.62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KNN.C36]" office:value-type="float" office:value="16" calcext:value-type="float">
            <text:p>16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D36]" office:value-type="float" office:value="70.3329305244932" calcext:value-type="float">
            <text:p>70.33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E36]" office:value-type="float" office:value="70.9845437286878" calcext:value-type="float">
            <text:p>70.98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F36]" office:value-type="float" office:value="68.9298511410913" calcext:value-type="float">
            <text:p>68.93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G36]" office:value-type="float" office:value="69.878773929179" calcext:value-type="float">
            <text:p>69.88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L36]" office:value-type="float" office:value="76.037728026534" calcext:value-type="float">
            <text:p>76.04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M36]" office:value-type="float" office:value="74.0344341020167" calcext:value-type="float">
            <text:p>74.03</text:p>
          </table:table-cell>
          <table:table-cell office:value-type="string" calcext:value-type="string">
            <text:p>&amp;</text:p>
          </table:table-cell>
          <table:table-cell table:style-name="ce2" table:formula="of:=[$KNN.N36]" office:value-type="float" office:value="80.3280845771144" calcext:value-type="float">
            <text:p>80.33</text:p>
          </table:table-cell>
          <table:table-cell office:value-type="string" calcext:value-type="string">
            <text:p>&amp;</text:p>
          </table:table-cell>
          <table:table-cell table:style-name="ce2" table:formula="of:=[$KNN.O36]" office:value-type="float" office:value="77.0146684259483" calcext:value-type="float">
            <text:p>77.01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KNN.C37]" office:value-type="float" office:value="10" calcext:value-type="float">
            <text:p>10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D37]" office:value-type="float" office:value="70.4748635259601" calcext:value-type="float">
            <text:p>70.47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E37]" office:value-type="float" office:value="71.9061384706777" calcext:value-type="float">
            <text:p>71.91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F37]" office:value-type="float" office:value="67.3391770675517" calcext:value-type="float">
            <text:p>67.34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G37]" office:value-type="float" office:value="69.4764674049946" calcext:value-type="float">
            <text:p>69.48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L37]" office:value-type="float" office:value="76.0126907131012" calcext:value-type="float">
            <text:p>76.01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M37]" office:value-type="float" office:value="74.7950922152316" calcext:value-type="float">
            <text:p>74.80</text:p>
          </table:table-cell>
          <table:table-cell office:value-type="string" calcext:value-type="string">
            <text:p>&amp;</text:p>
          </table:table-cell>
          <table:table-cell table:style-name="ce2" table:formula="of:=[$KNN.N37]" office:value-type="float" office:value="78.5839386401327" calcext:value-type="float">
            <text:p>78.58</text:p>
          </table:table-cell>
          <table:table-cell office:value-type="string" calcext:value-type="string">
            <text:p>&amp;</text:p>
          </table:table-cell>
          <table:table-cell table:style-name="ce2" table:formula="of:=[$KNN.O37]" office:value-type="float" office:value="76.5999362480559" calcext:value-type="float">
            <text:p>76.6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KNN.C38]" office:value-type="float" office:value="8" calcext:value-type="float">
            <text:p>8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D38]" office:value-type="float" office:value="70.3203051727869" calcext:value-type="float">
            <text:p>70.32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E38]" office:value-type="float" office:value="72.4362158131505" calcext:value-type="float">
            <text:p>72.44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F38]" office:value-type="float" office:value="65.7195849265325" calcext:value-type="float">
            <text:p>65.72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G38]" office:value-type="float" office:value="68.8449021432472" calcext:value-type="float">
            <text:p>68.84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L38]" office:value-type="float" office:value="75.8630514096186" calcext:value-type="float">
            <text:p>75.86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M38]" office:value-type="float" office:value="73.9066560671482" calcext:value-type="float">
            <text:p>73.91</text:p>
          </table:table-cell>
          <table:table-cell office:value-type="string" calcext:value-type="string">
            <text:p>&amp;</text:p>
          </table:table-cell>
          <table:table-cell table:style-name="ce2" table:formula="of:=[$KNN.N38]" office:value-type="float" office:value="80.0920149253731" calcext:value-type="float">
            <text:p>80.09</text:p>
          </table:table-cell>
          <table:table-cell office:value-type="string" calcext:value-type="string">
            <text:p>&amp;</text:p>
          </table:table-cell>
          <table:table-cell table:style-name="ce2" table:formula="of:=[$KNN.O38]" office:value-type="float" office:value="76.8341800020885" calcext:value-type="float">
            <text:p>76.83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KNN.C39]" office:value-type="float" office:value="4" calcext:value-type="float">
            <text:p>4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D39]" office:value-type="float" office:value="70.7776615443811" calcext:value-type="float">
            <text:p>70.78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E39]" office:value-type="float" office:value="74.7842374888878" calcext:value-type="float">
            <text:p>74.78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F39]" office:value-type="float" office:value="62.8171849072939" calcext:value-type="float">
            <text:p>62.82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G39]" office:value-type="float" office:value="68.2048108955825" calcext:value-type="float">
            <text:p>68.20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L39]" office:value-type="float" office:value="75.9104353233831" calcext:value-type="float">
            <text:p>75.91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M39]" office:value-type="float" office:value="74.6693950772861" calcext:value-type="float">
            <text:p>74.67</text:p>
          </table:table-cell>
          <table:table-cell office:value-type="string" calcext:value-type="string">
            <text:p>&amp;</text:p>
          </table:table-cell>
          <table:table-cell table:style-name="ce2" table:formula="of:=[$KNN.N39]" office:value-type="float" office:value="78.5458623548922" calcext:value-type="float">
            <text:p>78.55</text:p>
          </table:table-cell>
          <table:table-cell office:value-type="string" calcext:value-type="string">
            <text:p>&amp;</text:p>
          </table:table-cell>
          <table:table-cell table:style-name="ce2" table:formula="of:=[$KNN.O39]" office:value-type="float" office:value="76.5171712314817" calcext:value-type="float">
            <text:p>76.52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KNN.C40]" office:value-type="float" office:value="6" calcext:value-type="float">
            <text:p>6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D40]" office:value-type="float" office:value="69.9627191400332" calcext:value-type="float">
            <text:p>69.96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E40]" office:value-type="float" office:value="72.8280745800925" calcext:value-type="float">
            <text:p>72.83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F40]" office:value-type="float" office:value="63.798258903879" calcext:value-type="float">
            <text:p>63.80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G40]" office:value-type="float" office:value="67.9453486564994" calcext:value-type="float">
            <text:p>67.95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L40]" office:value-type="float" office:value="75.8597595356551" calcext:value-type="float">
            <text:p>75.86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M40]" office:value-type="float" office:value="73.8933287267369" calcext:value-type="float">
            <text:p>73.89</text:p>
          </table:table-cell>
          <table:table-cell office:value-type="string" calcext:value-type="string">
            <text:p>&amp;</text:p>
          </table:table-cell>
          <table:table-cell table:style-name="ce2" table:formula="of:=[$KNN.N40]" office:value-type="float" office:value="80.1087230514096" calcext:value-type="float">
            <text:p>80.11</text:p>
          </table:table-cell>
          <table:table-cell office:value-type="string" calcext:value-type="string">
            <text:p>&amp;</text:p>
          </table:table-cell>
          <table:table-cell table:style-name="ce2" table:formula="of:=[$KNN.O40]" office:value-type="float" office:value="76.8378395302852" calcext:value-type="float">
            <text:p>76.84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KNN.C41]" office:value-type="float" office:value="2" calcext:value-type="float">
            <text:p>2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D41]" office:value-type="float" office:value="70.6635403891013" calcext:value-type="float">
            <text:p>70.66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E41]" office:value-type="float" office:value="78.2461283462128" calcext:value-type="float">
            <text:p>78.25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F41]" office:value-type="float" office:value="57.3431450352308" calcext:value-type="float">
            <text:p>57.34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G41]" office:value-type="float" office:value="66.0949376213563" calcext:value-type="float">
            <text:p>66.09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L41]" office:value-type="float" office:value="75.926355721393" calcext:value-type="float">
            <text:p>75.93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KNN.M41]" office:value-type="float" office:value="74.6087074572426" calcext:value-type="float">
            <text:p>74.61</text:p>
          </table:table-cell>
          <table:table-cell office:value-type="string" calcext:value-type="string">
            <text:p>&amp;</text:p>
          </table:table-cell>
          <table:table-cell table:style-name="ce2" table:formula="of:=[$KNN.N41]" office:value-type="float" office:value="78.7371641791045" calcext:value-type="float">
            <text:p>78.74</text:p>
          </table:table-cell>
          <table:table-cell office:value-type="string" calcext:value-type="string">
            <text:p>&amp;</text:p>
          </table:table-cell>
          <table:table-cell table:style-name="ce2" table:formula="of:=[$KNN.O41]" office:value-type="float" office:value="76.5769596002581" calcext:value-type="float">
            <text:p>76.58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end{tabular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%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\end{table}</text:p>
          </table:table-cell>
          <table:table-cell table:number-columns-repeated="17"/>
        </table:table-row>
        <table:table-row table:style-name="ro1" table:number-rows-repeated="8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DTTable" table:style-name="ta1"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7" table:default-cell-style-name="ce1"/>
        <table:table-column table:style-name="co5" table:default-cell-style-name="ce1"/>
        <table:table-column table:style-name="co7" table:default-cell-style-name="ce1"/>
        <table:table-column table:style-name="co5" table:default-cell-style-name="ce1"/>
        <table:table-column table:style-name="co7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 table:style-name="Default" office:value-type="string" calcext:value-type="string">
            <text:p>\begin{table}[ht]</text:p>
          </table:table-cell>
          <table:table-cell table:style-name="Default" table:number-columns-repeated="11"/>
          <table:table-cell table:number-columns-repeated="6"/>
        </table:table-row>
        <table:table-row table:style-name="ro1">
          <table:table-cell table:style-name="Default" office:value-type="string" calcext:value-type="string">
            <text:p>\centering</text:p>
          </table:table-cell>
          <table:table-cell table:style-name="Default" table:number-columns-repeated="11"/>
          <table:table-cell table:number-columns-repeated="6"/>
        </table:table-row>
        <table:table-row table:style-name="ro1">
          <table:table-cell table:style-name="Default" office:value-type="string" calcext:value-type="string">
            <text:p>\caption{}</text:p>
          </table:table-cell>
          <table:table-cell table:style-name="Default" table:number-columns-repeated="11"/>
          <table:table-cell table:number-columns-repeated="6"/>
        </table:table-row>
        <table:table-row table:style-name="ro1">
          <table:table-cell table:style-name="Default" office:value-type="string" calcext:value-type="string">
            <text:p>\label{table:allCustomParameterResults_DT}</text:p>
          </table:table-cell>
          <table:table-cell table:style-name="Default" table:number-columns-repeated="11"/>
          <table:table-cell table:number-columns-repeated="6"/>
        </table:table-row>
        <table:table-row table:style-name="ro1">
          <table:table-cell table:style-name="Default" office:value-type="string" calcext:value-type="string">
            <text:p>%\resizebox{\textwidth}{!}{%</text:p>
          </table:table-cell>
          <table:table-cell table:style-name="Default" table:number-columns-repeated="11"/>
          <table:table-cell table:number-columns-repeated="6"/>
        </table:table-row>
        <table:table-row table:style-name="ro1">
          <table:table-cell table:style-name="Default" office:value-type="string" calcext:value-type="string">
            <text:p>\begin{tabular}{l||r|r|r|r||r|r|r|r} <text:s text:c="7"/></text:p>
          </table:table-cell>
          <table:table-cell table:style-name="Default" table:number-columns-repeated="11"/>
          <table:table-cell table:number-columns-repeated="6"/>
        </table:table-row>
        <table:table-row table:style-name="ro1">
          <table:table-cell table:style-name="Default" office:value-type="string" calcext:value-type="string">
            <text:p>\multicolumn{1}{l||}{\multirow{2}{*}{\textbf{Parâmetro}}}</text:p>
          </table:table-cell>
          <table:table-cell table:style-name="Default" office:value-type="string" calcext:value-type="string">
            <text:p>&amp;</text:p>
          </table:table-cell>
          <table:table-cell table:style-name="Default" office:value-type="string" calcext:value-type="string">
            <text:p>\multicolumn{4}{c||}{\textbf{Mutantes Minimais}}</text:p>
          </table:table-cell>
          <table:table-cell table:style-name="Default" office:value-type="string" calcext:value-type="string">
            <text:p>&amp;</text:p>
          </table:table-cell>
          <table:table-cell table:style-name="Default" office:value-type="string" calcext:value-type="string">
            <text:p>\multicolumn{4}{c}{\textbf{Mutantes Equivalentes}}</text:p>
          </table:table-cell>
          <table:table-cell table:style-name="Default"/>
          <table:table-cell table:style-name="Default" office:value-type="string" calcext:value-type="string">
            <text:p><text:s/>\\ \cline{2-9}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&amp;</text:p>
          </table:table-cell>
          <table:table-cell office:value-type="string" calcext:value-type="string">
            <text:p>\textbf{Accuracy}</text:p>
          </table:table-cell>
          <table:table-cell table:style-name="Default" office:value-type="string" calcext:value-type="string">
            <text:p>&amp;</text:p>
          </table:table-cell>
          <table:table-cell office:value-type="string" calcext:value-type="string">
            <text:p><text:span text:style-name="T1">\textbf{</text:span>Precision}</text:p>
          </table:table-cell>
          <table:table-cell table:style-name="Default" office:value-type="string" calcext:value-type="string">
            <text:p>&amp;</text:p>
          </table:table-cell>
          <table:table-cell office:value-type="string" calcext:value-type="string">
            <text:p><text:span text:style-name="T1">\textbf{</text:span>Recall}</text:p>
          </table:table-cell>
          <table:table-cell table:style-name="Default" office:value-type="string" calcext:value-type="string">
            <text:p>&amp;</text:p>
          </table:table-cell>
          <table:table-cell office:value-type="string" calcext:value-type="string">
            <text:p><text:span text:style-name="T1">\textbf{</text:span>F1}</text:p>
          </table:table-cell>
          <table:table-cell table:style-name="Default" office:value-type="string" calcext:value-type="string">
            <text:p>&amp;</text:p>
          </table:table-cell>
          <table:table-cell office:value-type="string" calcext:value-type="string">
            <text:p>\textbf{Accuracy}</text:p>
          </table:table-cell>
          <table:table-cell table:style-name="Default" office:value-type="string" calcext:value-type="string">
            <text:p>&amp;</text:p>
          </table:table-cell>
          <table:table-cell table:style-name="ce1" office:value-type="string" calcext:value-type="string">
            <text:p><text:span text:style-name="T1">\textbf{</text:span>Precision}</text:p>
          </table:table-cell>
          <table:table-cell office:value-type="string" calcext:value-type="string">
            <text:p>&amp;</text:p>
          </table:table-cell>
          <table:table-cell table:style-name="ce1" office:value-type="string" calcext:value-type="string">
            <text:p><text:span text:style-name="T1">\textbf{</text:span>Recall}</text:p>
          </table:table-cell>
          <table:table-cell office:value-type="string" calcext:value-type="string">
            <text:p>&amp;</text:p>
          </table:table-cell>
          <table:table-cell table:style-name="ce1" office:value-type="string" calcext:value-type="string">
            <text:p><text:span text:style-name="T1">\textbf{</text:span>F1}</text:p>
          </table:table-cell>
          <table:table-cell office:value-type="string" calcext:value-type="string">
            <text:p>\\ \hline \hline</text:p>
          </table:table-cell>
        </table:table-row>
        <table:table-row table:style-name="ro1">
          <table:table-cell table:formula="of:=[DT.C2]" office:value-type="float" office:value="15" calcext:value-type="float">
            <text:p>15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D2]" office:value-type="float" office:value="80.7125447899382" calcext:value-type="float">
            <text:p>80.71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E2]" office:value-type="float" office:value="81.1591009574172" calcext:value-type="float">
            <text:p>81.16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F2]" office:value-type="float" office:value="80.1871317605752" calcext:value-type="float">
            <text:p>80.19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G2]" office:value-type="float" office:value="80.5751398819614" calcext:value-type="float">
            <text:p>80.58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L2]" office:value-type="float" office:value="77.9327985074627" calcext:value-type="float">
            <text:p>77.93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M2]" office:value-type="float" office:value="78.4970132517154" calcext:value-type="float">
            <text:p>78.50</text:p>
          </table:table-cell>
          <table:table-cell office:value-type="string" calcext:value-type="string">
            <text:p>&amp;</text:p>
          </table:table-cell>
          <table:table-cell table:style-name="ce2" table:formula="of:=[$DT.N2]" office:value-type="float" office:value="76.9795273631841" calcext:value-type="float">
            <text:p>76.98</text:p>
          </table:table-cell>
          <table:table-cell office:value-type="string" calcext:value-type="string">
            <text:p>&amp;</text:p>
          </table:table-cell>
          <table:table-cell table:style-name="ce2" table:formula="of:=[$DT.O2]" office:value-type="float" office:value="77.7075939997701" calcext:value-type="float">
            <text:p>77.71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DT.C3]" office:value-type="float" office:value="25" calcext:value-type="float">
            <text:p>25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D3]" office:value-type="float" office:value="80.4667231801457" calcext:value-type="float">
            <text:p>80.47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E3]" office:value-type="float" office:value="80.636345281558" calcext:value-type="float">
            <text:p>80.64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F3]" office:value-type="float" office:value="80.3293533415097" calcext:value-type="float">
            <text:p>80.33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G3]" office:value-type="float" office:value="80.434549981418" calcext:value-type="float">
            <text:p>80.43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L3]" office:value-type="float" office:value="78.1833167495854" calcext:value-type="float">
            <text:p>78.18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M3]" office:value-type="float" office:value="78.2654885630832" calcext:value-type="float">
            <text:p>78.27</text:p>
          </table:table-cell>
          <table:table-cell office:value-type="string" calcext:value-type="string">
            <text:p>&amp;</text:p>
          </table:table-cell>
          <table:table-cell table:style-name="ce2" table:formula="of:=[$DT.N3]" office:value-type="float" office:value="78.2008126036484" calcext:value-type="float">
            <text:p>78.20</text:p>
          </table:table-cell>
          <table:table-cell office:value-type="string" calcext:value-type="string">
            <text:p>&amp;</text:p>
          </table:table-cell>
          <table:table-cell table:style-name="ce2" table:formula="of:=[$DT.O3]" office:value-type="float" office:value="78.1864359954873" calcext:value-type="float">
            <text:p>78.19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DT.C4]" office:value-type="float" office:value="5" calcext:value-type="float">
            <text:p>5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D4]" office:value-type="float" office:value="80.5067635812712" calcext:value-type="float">
            <text:p>80.51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E4]" office:value-type="float" office:value="81.3041791911157" calcext:value-type="float">
            <text:p>81.30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F4]" office:value-type="float" office:value="79.4101676165741" calcext:value-type="float">
            <text:p>79.41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G4]" office:value-type="float" office:value="80.2887639354834" calcext:value-type="float">
            <text:p>80.29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L4]" office:value-type="float" office:value="78.0726036484245" calcext:value-type="float">
            <text:p>78.07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M4]" office:value-type="float" office:value="77.8633190912623" calcext:value-type="float">
            <text:p>77.86</text:p>
          </table:table-cell>
          <table:table-cell office:value-type="string" calcext:value-type="string">
            <text:p>&amp;</text:p>
          </table:table-cell>
          <table:table-cell table:style-name="ce2" table:formula="of:=[$DT.N4]" office:value-type="float" office:value="78.4953150912106" calcext:value-type="float">
            <text:p>78.50</text:p>
          </table:table-cell>
          <table:table-cell office:value-type="string" calcext:value-type="string">
            <text:p>&amp;</text:p>
          </table:table-cell>
          <table:table-cell table:style-name="ce2" table:formula="of:=[$DT.O4]" office:value-type="float" office:value="78.1433201423753" calcext:value-type="float">
            <text:p>78.14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DT.C5]" office:value-type="float" office:value="35" calcext:value-type="float">
            <text:p>35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D5]" office:value-type="float" office:value="80.1616886708511" calcext:value-type="float">
            <text:p>80.16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E5]" office:value-type="float" office:value="80.1367848301794" calcext:value-type="float">
            <text:p>80.14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F5]" office:value-type="float" office:value="80.3535579443523" calcext:value-type="float">
            <text:p>80.35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G5]" office:value-type="float" office:value="80.1481539471249" calcext:value-type="float">
            <text:p>80.15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L5]" office:value-type="float" office:value="78.044315920398" calcext:value-type="float">
            <text:p>78.04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M5]" office:value-type="float" office:value="77.6291653312547" calcext:value-type="float">
            <text:p>77.63</text:p>
          </table:table-cell>
          <table:table-cell office:value-type="string" calcext:value-type="string">
            <text:p>&amp;</text:p>
          </table:table-cell>
          <table:table-cell table:style-name="ce2" table:formula="of:=[$DT.N5]" office:value-type="float" office:value="78.946144278607" calcext:value-type="float">
            <text:p>78.95</text:p>
          </table:table-cell>
          <table:table-cell office:value-type="string" calcext:value-type="string">
            <text:p>&amp;</text:p>
          </table:table-cell>
          <table:table-cell table:style-name="ce2" table:formula="of:=[$DT.O5]" office:value-type="float" office:value="78.2515693674748" calcext:value-type="float">
            <text:p>78.25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DT.C6]" office:value-type="float" office:value="45" calcext:value-type="float">
            <text:p>45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D6]" office:value-type="float" office:value="79.8807204867374" calcext:value-type="float">
            <text:p>79.88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E6]" office:value-type="float" office:value="79.9031269719307" calcext:value-type="float">
            <text:p>79.90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F6]" office:value-type="float" office:value="80.0687660822933" calcext:value-type="float">
            <text:p>80.07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G6]" office:value-type="float" office:value="79.9354540319975" calcext:value-type="float">
            <text:p>79.94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L6]" office:value-type="float" office:value="77.8497470978441" calcext:value-type="float">
            <text:p>77.85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M6]" office:value-type="float" office:value="77.2833283500115" calcext:value-type="float">
            <text:p>77.28</text:p>
          </table:table-cell>
          <table:table-cell office:value-type="string" calcext:value-type="string">
            <text:p>&amp;</text:p>
          </table:table-cell>
          <table:table-cell table:style-name="ce2" table:formula="of:=[$DT.N6]" office:value-type="float" office:value="78.9996185737977" calcext:value-type="float">
            <text:p>79.00</text:p>
          </table:table-cell>
          <table:table-cell office:value-type="string" calcext:value-type="string">
            <text:p>&amp;</text:p>
          </table:table-cell>
          <table:table-cell table:style-name="ce2" table:formula="of:=[$DT.O6]" office:value-type="float" office:value="78.1159479934192" calcext:value-type="float">
            <text:p>78.12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DT.C7]" office:value-type="float" office:value="55" calcext:value-type="float">
            <text:p>55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D7]" office:value-type="float" office:value="79.6328788206719" calcext:value-type="float">
            <text:p>79.63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E7]" office:value-type="float" office:value="79.5122748362666" calcext:value-type="float">
            <text:p>79.51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F7]" office:value-type="float" office:value="80.028581391434" calcext:value-type="float">
            <text:p>80.03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G7]" office:value-type="float" office:value="79.6869007616204" calcext:value-type="float">
            <text:p>79.69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L7]" office:value-type="float" office:value="77.5536525704809" calcext:value-type="float">
            <text:p>77.55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M7]" office:value-type="float" office:value="77.0333460080988" calcext:value-type="float">
            <text:p>77.03</text:p>
          </table:table-cell>
          <table:table-cell office:value-type="string" calcext:value-type="string">
            <text:p>&amp;</text:p>
          </table:table-cell>
          <table:table-cell table:style-name="ce2" table:formula="of:=[$DT.N7]" office:value-type="float" office:value="78.7051741293532" calcext:value-type="float">
            <text:p>78.71</text:p>
          </table:table-cell>
          <table:table-cell office:value-type="string" calcext:value-type="string">
            <text:p>&amp;</text:p>
          </table:table-cell>
          <table:table-cell table:style-name="ce2" table:formula="of:=[$DT.O7]" office:value-type="float" office:value="77.8199431680023" calcext:value-type="float">
            <text:p>77.82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DT.C8]" office:value-type="float" office:value="65" calcext:value-type="float">
            <text:p>65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D8]" office:value-type="float" office:value="79.3909590457639" calcext:value-type="float">
            <text:p>79.39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E8]" office:value-type="float" office:value="79.2420609447955" calcext:value-type="float">
            <text:p>79.24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F8]" office:value-type="float" office:value="79.813697905394" calcext:value-type="float">
            <text:p>79.81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G8]" office:value-type="float" office:value="79.4734525569888" calcext:value-type="float">
            <text:p>79.47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L8]" office:value-type="float" office:value="77.2874543946932" calcext:value-type="float">
            <text:p>77.29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M8]" office:value-type="float" office:value="76.8652328566447" calcext:value-type="float">
            <text:p>76.87</text:p>
          </table:table-cell>
          <table:table-cell office:value-type="string" calcext:value-type="string">
            <text:p>&amp;</text:p>
          </table:table-cell>
          <table:table-cell table:style-name="ce2" table:formula="of:=[$DT.N8]" office:value-type="float" office:value="78.2556135986733" calcext:value-type="float">
            <text:p>78.26</text:p>
          </table:table-cell>
          <table:table-cell office:value-type="string" calcext:value-type="string">
            <text:p>&amp;</text:p>
          </table:table-cell>
          <table:table-cell table:style-name="ce2" table:formula="of:=[$DT.O8]" office:value-type="float" office:value="77.5018933256577" calcext:value-type="float">
            <text:p>77.5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DT.C9]" office:value-type="float" office:value="75" calcext:value-type="float">
            <text:p>75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D9]" office:value-type="float" office:value="79.1179869177308" calcext:value-type="float">
            <text:p>79.12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E9]" office:value-type="float" office:value="78.9893120402046" calcext:value-type="float">
            <text:p>78.99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F9]" office:value-type="float" office:value="79.5647981146141" calcext:value-type="float">
            <text:p>79.56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G9]" office:value-type="float" office:value="79.2109557443556" calcext:value-type="float">
            <text:p>79.21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L9]" office:value-type="float" office:value="76.9678772802653" calcext:value-type="float">
            <text:p>76.97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M9]" office:value-type="float" office:value="76.5217041761117" calcext:value-type="float">
            <text:p>76.52</text:p>
          </table:table-cell>
          <table:table-cell office:value-type="string" calcext:value-type="string">
            <text:p>&amp;</text:p>
          </table:table-cell>
          <table:table-cell table:style-name="ce2" table:formula="of:=[$DT.N9]" office:value-type="float" office:value="78.0209950248756" calcext:value-type="float">
            <text:p>78.02</text:p>
          </table:table-cell>
          <table:table-cell office:value-type="string" calcext:value-type="string">
            <text:p>&amp;</text:p>
          </table:table-cell>
          <table:table-cell table:style-name="ce2" table:formula="of:=[$DT.O9]" office:value-type="float" office:value="77.2064165242584" calcext:value-type="float">
            <text:p>77.21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DT.C10]" office:value-type="float" office:value="85" calcext:value-type="float">
            <text:p>85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D10]" office:value-type="float" office:value="78.7797597575932" calcext:value-type="float">
            <text:p>78.78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E10]" office:value-type="float" office:value="78.4902381367211" calcext:value-type="float">
            <text:p>78.49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F10]" office:value-type="float" office:value="79.4504725488782" calcext:value-type="float">
            <text:p>79.45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G10]" office:value-type="float" office:value="78.9192813686799" calcext:value-type="float">
            <text:p>78.92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L10]" office:value-type="float" office:value="76.6476160862355" calcext:value-type="float">
            <text:p>76.65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M10]" office:value-type="float" office:value="76.283929300292" calcext:value-type="float">
            <text:p>76.28</text:p>
          </table:table-cell>
          <table:table-cell office:value-type="string" calcext:value-type="string">
            <text:p>&amp;</text:p>
          </table:table-cell>
          <table:table-cell table:style-name="ce2" table:formula="of:=[$DT.N10]" office:value-type="float" office:value="77.5470812603648" calcext:value-type="float">
            <text:p>77.55</text:p>
          </table:table-cell>
          <table:table-cell office:value-type="string" calcext:value-type="string">
            <text:p>&amp;</text:p>
          </table:table-cell>
          <table:table-cell table:style-name="ce2" table:formula="of:=[$DT.O10]" office:value-type="float" office:value="76.8596276237041" calcext:value-type="float">
            <text:p>76.86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DT.C11]" office:value-type="float" office:value="95" calcext:value-type="float">
            <text:p>95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D11]" office:value-type="float" office:value="78.546936247986" calcext:value-type="float">
            <text:p>78.55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E11]" office:value-type="float" office:value="78.4520675685458" calcext:value-type="float">
            <text:p>78.45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F11]" office:value-type="float" office:value="78.9526248707404" calcext:value-type="float">
            <text:p>78.95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G11]" office:value-type="float" office:value="78.6030607414769" calcext:value-type="float">
            <text:p>78.60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L11]" office:value-type="float" office:value="76.5245232172471" calcext:value-type="float">
            <text:p>76.52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DT.M11]" office:value-type="float" office:value="76.1854556255824" calcext:value-type="float">
            <text:p>76.19</text:p>
          </table:table-cell>
          <table:table-cell office:value-type="string" calcext:value-type="string">
            <text:p>&amp;</text:p>
          </table:table-cell>
          <table:table-cell table:style-name="ce2" table:formula="of:=[$DT.N11]" office:value-type="float" office:value="77.3607131011609" calcext:value-type="float">
            <text:p>77.36</text:p>
          </table:table-cell>
          <table:table-cell office:value-type="string" calcext:value-type="string">
            <text:p>&amp;</text:p>
          </table:table-cell>
          <table:table-cell table:style-name="ce2" table:formula="of:=[$DT.O11]" office:value-type="float" office:value="76.7043068401042" calcext:value-type="float">
            <text:p>76.7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end{tabular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%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\end{table}</text:p>
          </table:table-cell>
          <table:table-cell table:number-columns-repeated="17"/>
        </table:table-row>
        <table:table-row table:style-name="ro1" table:number-rows-repeated="8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RFTable" table:style-name="ta1"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7" table:default-cell-style-name="ce1"/>
        <table:table-column table:style-name="co5" table:default-cell-style-name="ce1"/>
        <table:table-column table:style-name="co7" table:default-cell-style-name="ce1"/>
        <table:table-column table:style-name="co5" table:default-cell-style-name="ce1"/>
        <table:table-column table:style-name="co7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 table:style-name="Default" office:value-type="string" calcext:value-type="string">
            <text:p>\begin{table}[ht]</text:p>
          </table:table-cell>
          <table:table-cell table:style-name="Default" table:number-columns-repeated="11"/>
          <table:table-cell table:number-columns-repeated="6"/>
        </table:table-row>
        <table:table-row table:style-name="ro1">
          <table:table-cell table:style-name="Default" office:value-type="string" calcext:value-type="string">
            <text:p>\centering</text:p>
          </table:table-cell>
          <table:table-cell table:style-name="Default" table:number-columns-repeated="11"/>
          <table:table-cell table:number-columns-repeated="6"/>
        </table:table-row>
        <table:table-row table:style-name="ro1">
          <table:table-cell table:style-name="Default" office:value-type="string" calcext:value-type="string">
            <text:p>\caption{}</text:p>
          </table:table-cell>
          <table:table-cell table:style-name="Default" table:number-columns-repeated="11"/>
          <table:table-cell table:number-columns-repeated="6"/>
        </table:table-row>
        <table:table-row table:style-name="ro1">
          <table:table-cell table:style-name="Default" office:value-type="string" calcext:value-type="string">
            <text:p>\label{table:allCustomParameterResults_RF}</text:p>
          </table:table-cell>
          <table:table-cell table:style-name="Default" table:number-columns-repeated="11"/>
          <table:table-cell table:number-columns-repeated="6"/>
        </table:table-row>
        <table:table-row table:style-name="ro1">
          <table:table-cell table:style-name="Default" office:value-type="string" calcext:value-type="string">
            <text:p>%\resizebox{\textwidth}{!}{%</text:p>
          </table:table-cell>
          <table:table-cell table:style-name="Default" table:number-columns-repeated="11"/>
          <table:table-cell table:number-columns-repeated="6"/>
        </table:table-row>
        <table:table-row table:style-name="ro1">
          <table:table-cell table:style-name="Default" office:value-type="string" calcext:value-type="string">
            <text:p>\begin{tabular}{l||r|r|r|r||r|r|r|r} <text:s text:c="7"/></text:p>
          </table:table-cell>
          <table:table-cell table:style-name="Default" table:number-columns-repeated="11"/>
          <table:table-cell table:number-columns-repeated="6"/>
        </table:table-row>
        <table:table-row table:style-name="ro1">
          <table:table-cell table:style-name="Default" office:value-type="string" calcext:value-type="string">
            <text:p>\multicolumn{1}{l||}{\multirow{2}{*}{\textbf{Parâmetro}}}</text:p>
          </table:table-cell>
          <table:table-cell table:style-name="Default" office:value-type="string" calcext:value-type="string">
            <text:p>&amp;</text:p>
          </table:table-cell>
          <table:table-cell table:style-name="Default" office:value-type="string" calcext:value-type="string">
            <text:p>\multicolumn{4}{c||}{\textbf{Mutantes Minimais}}</text:p>
          </table:table-cell>
          <table:table-cell table:style-name="Default" office:value-type="string" calcext:value-type="string">
            <text:p>&amp;</text:p>
          </table:table-cell>
          <table:table-cell table:style-name="Default" office:value-type="string" calcext:value-type="string">
            <text:p>\multicolumn{4}{c}{\textbf{Mutantes Equivalentes}}</text:p>
          </table:table-cell>
          <table:table-cell table:style-name="Default"/>
          <table:table-cell table:style-name="Default" office:value-type="string" calcext:value-type="string">
            <text:p><text:s/>\\ \cline{2-9}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&amp;</text:p>
          </table:table-cell>
          <table:table-cell office:value-type="string" calcext:value-type="string">
            <text:p>\textbf{Accuracy}</text:p>
          </table:table-cell>
          <table:table-cell table:style-name="Default" office:value-type="string" calcext:value-type="string">
            <text:p>&amp;</text:p>
          </table:table-cell>
          <table:table-cell office:value-type="string" calcext:value-type="string">
            <text:p><text:span text:style-name="T1">\textbf{</text:span>Precision}</text:p>
          </table:table-cell>
          <table:table-cell table:style-name="Default" office:value-type="string" calcext:value-type="string">
            <text:p>&amp;</text:p>
          </table:table-cell>
          <table:table-cell office:value-type="string" calcext:value-type="string">
            <text:p><text:span text:style-name="T1">\textbf{</text:span>Recall}</text:p>
          </table:table-cell>
          <table:table-cell table:style-name="Default" office:value-type="string" calcext:value-type="string">
            <text:p>&amp;</text:p>
          </table:table-cell>
          <table:table-cell office:value-type="string" calcext:value-type="string">
            <text:p><text:span text:style-name="T1">\textbf{</text:span>F1}</text:p>
          </table:table-cell>
          <table:table-cell table:style-name="Default" office:value-type="string" calcext:value-type="string">
            <text:p>&amp;</text:p>
          </table:table-cell>
          <table:table-cell office:value-type="string" calcext:value-type="string">
            <text:p>\textbf{Accuracy}</text:p>
          </table:table-cell>
          <table:table-cell table:style-name="Default" office:value-type="string" calcext:value-type="string">
            <text:p>&amp;</text:p>
          </table:table-cell>
          <table:table-cell table:style-name="ce1" office:value-type="string" calcext:value-type="string">
            <text:p><text:span text:style-name="T1">\textbf{</text:span>Precision}</text:p>
          </table:table-cell>
          <table:table-cell office:value-type="string" calcext:value-type="string">
            <text:p>&amp;</text:p>
          </table:table-cell>
          <table:table-cell table:style-name="ce1" office:value-type="string" calcext:value-type="string">
            <text:p><text:span text:style-name="T1">\textbf{</text:span>Recall}</text:p>
          </table:table-cell>
          <table:table-cell office:value-type="string" calcext:value-type="string">
            <text:p>&amp;</text:p>
          </table:table-cell>
          <table:table-cell table:style-name="ce1" office:value-type="string" calcext:value-type="string">
            <text:p><text:span text:style-name="T1">\textbf{</text:span>F1}</text:p>
          </table:table-cell>
          <table:table-cell office:value-type="string" calcext:value-type="string">
            <text:p>\\ \hline \hline</text:p>
          </table:table-cell>
        </table:table-row>
        <table:table-row table:style-name="ro1">
          <table:table-cell table:formula="of:=[RF.C2]" office:value-type="float" office:value="95" calcext:value-type="float">
            <text:p>95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D2]" office:value-type="float" office:value="78.4489815549624" calcext:value-type="float">
            <text:p>78.45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E2]" office:value-type="float" office:value="81.2119315444426" calcext:value-type="float">
            <text:p>81.21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F2]" office:value-type="float" office:value="74.5619483923719" calcext:value-type="float">
            <text:p>74.56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G2]" office:value-type="float" office:value="77.6481832594182" calcext:value-type="float">
            <text:p>77.65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L2]" office:value-type="float" office:value="80.2636691542289" calcext:value-type="float">
            <text:p>80.26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M2]" office:value-type="float" office:value="79.5424069237932" calcext:value-type="float">
            <text:p>79.54</text:p>
          </table:table-cell>
          <table:table-cell office:value-type="string" calcext:value-type="string">
            <text:p>&amp;</text:p>
          </table:table-cell>
          <table:table-cell table:style-name="ce2" table:formula="of:=[$RF.N2]" office:value-type="float" office:value="81.6327114427861" calcext:value-type="float">
            <text:p>81.63</text:p>
          </table:table-cell>
          <table:table-cell office:value-type="string" calcext:value-type="string">
            <text:p>&amp;</text:p>
          </table:table-cell>
          <table:table-cell table:style-name="ce2" table:formula="of:=[$RF.O2]" office:value-type="float" office:value="80.5295636683052" calcext:value-type="float">
            <text:p>80.53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RF.C3]" office:value-type="float" office:value="85" calcext:value-type="float">
            <text:p>85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D3]" office:value-type="float" office:value="78.8823557703869" calcext:value-type="float">
            <text:p>78.88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E3]" office:value-type="float" office:value="81.5677021346964" calcext:value-type="float">
            <text:p>81.57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F3]" office:value-type="float" office:value="74.7028473174134" calcext:value-type="float">
            <text:p>74.70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G3]" office:value-type="float" office:value="78.0490739121977" calcext:value-type="float">
            <text:p>78.05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L3]" office:value-type="float" office:value="80.4182711442786" calcext:value-type="float">
            <text:p>80.42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M3]" office:value-type="float" office:value="79.8367822892124" calcext:value-type="float">
            <text:p>79.84</text:p>
          </table:table-cell>
          <table:table-cell office:value-type="string" calcext:value-type="string">
            <text:p>&amp;</text:p>
          </table:table-cell>
          <table:table-cell table:style-name="ce2" table:formula="of:=[$RF.N3]" office:value-type="float" office:value="81.7907960199005" calcext:value-type="float">
            <text:p>81.79</text:p>
          </table:table-cell>
          <table:table-cell office:value-type="string" calcext:value-type="string">
            <text:p>&amp;</text:p>
          </table:table-cell>
          <table:table-cell table:style-name="ce2" table:formula="of:=[$RF.O3]" office:value-type="float" office:value="80.745503717465" calcext:value-type="float">
            <text:p>80.75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RF.C4]" office:value-type="float" office:value="75" calcext:value-type="float">
            <text:p>75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D4]" office:value-type="float" office:value="79.2605932712887" calcext:value-type="float">
            <text:p>79.26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E4]" office:value-type="float" office:value="81.6018922014319" calcext:value-type="float">
            <text:p>81.60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F4]" office:value-type="float" office:value="75.0797321020609" calcext:value-type="float">
            <text:p>75.08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G4]" office:value-type="float" office:value="78.3269229638174" calcext:value-type="float">
            <text:p>78.33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L4]" office:value-type="float" office:value="80.2811898839138" calcext:value-type="float">
            <text:p>80.28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M4]" office:value-type="float" office:value="79.7720948820969" calcext:value-type="float">
            <text:p>79.77</text:p>
          </table:table-cell>
          <table:table-cell office:value-type="string" calcext:value-type="string">
            <text:p>&amp;</text:p>
          </table:table-cell>
          <table:table-cell table:style-name="ce2" table:formula="of:=[$RF.N4]" office:value-type="float" office:value="80.9548092868988" calcext:value-type="float">
            <text:p>80.95</text:p>
          </table:table-cell>
          <table:table-cell office:value-type="string" calcext:value-type="string">
            <text:p>&amp;</text:p>
          </table:table-cell>
          <table:table-cell table:style-name="ce2" table:formula="of:=[$RF.O4]" office:value-type="float" office:value="80.328128444117" calcext:value-type="float">
            <text:p>80.33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RF.C5]" office:value-type="float" office:value="65" calcext:value-type="float">
            <text:p>65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D5]" office:value-type="float" office:value="79.5424813024554" calcext:value-type="float">
            <text:p>79.54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E5]" office:value-type="float" office:value="81.9395926775479" calcext:value-type="float">
            <text:p>81.94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F5]" office:value-type="float" office:value="75.8686722939663" calcext:value-type="float">
            <text:p>75.87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G5]" office:value-type="float" office:value="78.7401621475625" calcext:value-type="float">
            <text:p>78.74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L5]" office:value-type="float" office:value="79.8942537313433" calcext:value-type="float">
            <text:p>79.89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M5]" office:value-type="float" office:value="79.7672167822397" calcext:value-type="float">
            <text:p>79.77</text:p>
          </table:table-cell>
          <table:table-cell office:value-type="string" calcext:value-type="string">
            <text:p>&amp;</text:p>
          </table:table-cell>
          <table:table-cell table:style-name="ce2" table:formula="of:=[$RF.N5]" office:value-type="float" office:value="80.3028441127695" calcext:value-type="float">
            <text:p>80.30</text:p>
          </table:table-cell>
          <table:table-cell office:value-type="string" calcext:value-type="string">
            <text:p>&amp;</text:p>
          </table:table-cell>
          <table:table-cell table:style-name="ce2" table:formula="of:=[$RF.O5]" office:value-type="float" office:value="80.0035687350789" calcext:value-type="float">
            <text:p>80.0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RF.C6]" office:value-type="float" office:value="55" calcext:value-type="float">
            <text:p>55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D6]" office:value-type="float" office:value="79.8856083014694" calcext:value-type="float">
            <text:p>79.89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E6]" office:value-type="float" office:value="82.1186011492413" calcext:value-type="float">
            <text:p>82.12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F6]" office:value-type="float" office:value="76.4806170790948" calcext:value-type="float">
            <text:p>76.48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G6]" office:value-type="float" office:value="79.3437847740256" calcext:value-type="float">
            <text:p>79.34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L6]" office:value-type="float" office:value="79.5979311774461" calcext:value-type="float">
            <text:p>79.60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M6]" office:value-type="float" office:value="79.63980508771" calcext:value-type="float">
            <text:p>79.64</text:p>
          </table:table-cell>
          <table:table-cell office:value-type="string" calcext:value-type="string">
            <text:p>&amp;</text:p>
          </table:table-cell>
          <table:table-cell table:style-name="ce2" table:formula="of:=[$RF.N6]" office:value-type="float" office:value="79.7852902155887" calcext:value-type="float">
            <text:p>79.79</text:p>
          </table:table-cell>
          <table:table-cell office:value-type="string" calcext:value-type="string">
            <text:p>&amp;</text:p>
          </table:table-cell>
          <table:table-cell table:style-name="ce2" table:formula="of:=[$RF.O6]" office:value-type="float" office:value="79.6572079430072" calcext:value-type="float">
            <text:p>79.66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RF.C7]" office:value-type="float" office:value="45" calcext:value-type="float">
            <text:p>45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D7]" office:value-type="float" office:value="80.2328956544742" calcext:value-type="float">
            <text:p>80.23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E7]" office:value-type="float" office:value="82.1312217679152" calcext:value-type="float">
            <text:p>82.13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F7]" office:value-type="float" office:value="77.4680277998221" calcext:value-type="float">
            <text:p>77.47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G7]" office:value-type="float" office:value="79.8169356702282" calcext:value-type="float">
            <text:p>79.82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L7]" office:value-type="float" office:value="79.3184328358209" calcext:value-type="float">
            <text:p>79.32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M7]" office:value-type="float" office:value="79.5973830353738" calcext:value-type="float">
            <text:p>79.60</text:p>
          </table:table-cell>
          <table:table-cell office:value-type="string" calcext:value-type="string">
            <text:p>&amp;</text:p>
          </table:table-cell>
          <table:table-cell table:style-name="ce2" table:formula="of:=[$RF.N7]" office:value-type="float" office:value="79.1761940298508" calcext:value-type="float">
            <text:p>79.18</text:p>
          </table:table-cell>
          <table:table-cell office:value-type="string" calcext:value-type="string">
            <text:p>&amp;</text:p>
          </table:table-cell>
          <table:table-cell table:style-name="ce2" table:formula="of:=[$RF.O7]" office:value-type="float" office:value="79.3521439464471" calcext:value-type="float">
            <text:p>79.35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RF.C8]" office:value-type="float" office:value="35" calcext:value-type="float">
            <text:p>35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D8]" office:value-type="float" office:value="80.983364596109" calcext:value-type="float">
            <text:p>80.98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E8]" office:value-type="float" office:value="82.2383192962323" calcext:value-type="float">
            <text:p>82.24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F8]" office:value-type="float" office:value="78.7361782459178" calcext:value-type="float">
            <text:p>78.74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G8]" office:value-type="float" office:value="80.3316299349351" calcext:value-type="float">
            <text:p>80.33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L8]" office:value-type="float" office:value="79.1802653399668" calcext:value-type="float">
            <text:p>79.18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M8]" office:value-type="float" office:value="79.3817095153221" calcext:value-type="float">
            <text:p>79.38</text:p>
          </table:table-cell>
          <table:table-cell office:value-type="string" calcext:value-type="string">
            <text:p>&amp;</text:p>
          </table:table-cell>
          <table:table-cell table:style-name="ce2" table:formula="of:=[$RF.N8]" office:value-type="float" office:value="78.6505140961858" calcext:value-type="float">
            <text:p>78.65</text:p>
          </table:table-cell>
          <table:table-cell office:value-type="string" calcext:value-type="string">
            <text:p>&amp;</text:p>
          </table:table-cell>
          <table:table-cell table:style-name="ce2" table:formula="of:=[$RF.O8]" office:value-type="float" office:value="78.8668614651724" calcext:value-type="float">
            <text:p>78.87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RF.C9]" office:value-type="float" office:value="25" calcext:value-type="float">
            <text:p>25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D9]" office:value-type="float" office:value="81.4448993579107" calcext:value-type="float">
            <text:p>81.44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E9]" office:value-type="float" office:value="82.3022762858172" calcext:value-type="float">
            <text:p>82.30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F9]" office:value-type="float" office:value="80.02693408364" calcext:value-type="float">
            <text:p>80.03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G9]" office:value-type="float" office:value="81.1225964171219" calcext:value-type="float">
            <text:p>81.12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L9]" office:value-type="float" office:value="78.8900165837479" calcext:value-type="float">
            <text:p>78.89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M9]" office:value-type="float" office:value="79.2606073706566" calcext:value-type="float">
            <text:p>79.26</text:p>
          </table:table-cell>
          <table:table-cell office:value-type="string" calcext:value-type="string">
            <text:p>&amp;</text:p>
          </table:table-cell>
          <table:table-cell table:style-name="ce2" table:formula="of:=[$RF.N9]" office:value-type="float" office:value="78.2025787728027" calcext:value-type="float">
            <text:p>78.20</text:p>
          </table:table-cell>
          <table:table-cell office:value-type="string" calcext:value-type="string">
            <text:p>&amp;</text:p>
          </table:table-cell>
          <table:table-cell table:style-name="ce2" table:formula="of:=[$RF.O9]" office:value-type="float" office:value="78.7019840933206" calcext:value-type="float">
            <text:p>78.7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RF.C10]" office:value-type="float" office:value="15" calcext:value-type="float">
            <text:p>15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D10]" office:value-type="float" office:value="81.8666101531876" calcext:value-type="float">
            <text:p>81.87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E10]" office:value-type="float" office:value="82.4354375010851" calcext:value-type="float">
            <text:p>82.44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F10]" office:value-type="float" office:value="81.4178510448981" calcext:value-type="float">
            <text:p>81.42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G10]" office:value-type="float" office:value="81.8143958836887" calcext:value-type="float">
            <text:p>81.81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L10]" office:value-type="float" office:value="78.5669859038143" calcext:value-type="float">
            <text:p>78.57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M10]" office:value-type="float" office:value="79.1141142150227" calcext:value-type="float">
            <text:p>79.11</text:p>
          </table:table-cell>
          <table:table-cell office:value-type="string" calcext:value-type="string">
            <text:p>&amp;</text:p>
          </table:table-cell>
          <table:table-cell table:style-name="ce2" table:formula="of:=[$RF.N10]" office:value-type="float" office:value="77.7282752902156" calcext:value-type="float">
            <text:p>77.73</text:p>
          </table:table-cell>
          <table:table-cell office:value-type="string" calcext:value-type="string">
            <text:p>&amp;</text:p>
          </table:table-cell>
          <table:table-cell table:style-name="ce2" table:formula="of:=[$RF.O10]" office:value-type="float" office:value="78.4379777921626" calcext:value-type="float">
            <text:p>78.44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RF.C11]" office:value-type="float" office:value="5" calcext:value-type="float">
            <text:p>5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D11]" office:value-type="float" office:value="82.124401798812" calcext:value-type="float">
            <text:p>82.12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E11]" office:value-type="float" office:value="82.0663174740615" calcext:value-type="float">
            <text:p>82.07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F11]" office:value-type="float" office:value="82.4008970011784" calcext:value-type="float">
            <text:p>82.40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G11]" office:value-type="float" office:value="82.2173988831673" calcext:value-type="float">
            <text:p>82.22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L11]" office:value-type="float" office:value="78.3991915422885" calcext:value-type="float">
            <text:p>78.40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[$RF.M11]" office:value-type="float" office:value="78.9420841153599" calcext:value-type="float">
            <text:p>78.94</text:p>
          </table:table-cell>
          <table:table-cell office:value-type="string" calcext:value-type="string">
            <text:p>&amp;</text:p>
          </table:table-cell>
          <table:table-cell table:style-name="ce2" table:formula="of:=[$RF.N11]" office:value-type="float" office:value="77.5034742951907" calcext:value-type="float">
            <text:p>77.50</text:p>
          </table:table-cell>
          <table:table-cell office:value-type="string" calcext:value-type="string">
            <text:p>&amp;</text:p>
          </table:table-cell>
          <table:table-cell table:style-name="ce2" table:formula="of:=[$RF.O11]" office:value-type="float" office:value="78.0919286777515" calcext:value-type="float">
            <text:p>78.09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end{tabular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%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\end{table}</text:p>
          </table:table-cell>
          <table:table-cell table:number-columns-repeated="17"/>
        </table:table-row>
        <table:table-row table:style-name="ro1" table:number-rows-repeated="80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  <table:database-ranges>
        <table:database-range table:name="__Anonymous_Sheet_DB__1" table:target-range-address="KNN.I1:KNN.O41">
          <table:sort>
            <table:sort-by table:field-number="2" table:data-type="automatic"/>
          </table:sort>
        </table:database-range>
        <table:database-range table:name="__Anonymous_Sheet_DB__2" table:target-range-address="DT.I1:DT.O11">
          <table:sort>
            <table:sort-by table:field-number="2" table:data-type="automatic"/>
          </table:sort>
        </table:database-range>
        <table:database-range table:name="__Anonymous_Sheet_DB__3" table:target-range-address="RF.I1:RF.O11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/00/0000</text:date>, <text:time style:data-style-name="N2" text:time-value="07:41:03.9219873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2T14:13:21.439952006</meta:creation-date>
    <dc:date>2020-01-24T10:21:38.614021719</dc:date>
    <meta:editing-duration>PT4H51M28S</meta:editing-duration>
    <meta:editing-cycles>8</meta:editing-cycles>
    <meta:generator>LibreOffice/6.3.4.2$Linux_X86_64 LibreOffice_project/30$Build-2</meta:generator>
    <meta:document-statistic meta:table-count="7" meta:cell-count="2905" meta:object-count="0"/>
  </office:meta>
</office:document-meta>
</file>